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MS Sans Serif" svg:font-family="'MS Sans Serif'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6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1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1" style:family="table-cell" style:parent-style-name="Default">
      <style:table-cell-properties fo:background-color="#dfdfdf" style:cell-protect="none" style:print-content="true" fo:border="0.06pt solid #dfdfdf"/>
      <style:text-properties fo:color="#000000" fo:font-size="11pt" fo:language="zxx" fo:country="none" fo:font-weight="bold" style:font-name-asian="Andale Sans UI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0.353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5" style:family="table-cell" style:parent-style-name="Default">
      <style:table-cell-properties fo:background-color="#dfdfdf" style:cell-protect="none" style:print-content="true" fo:border="0.06pt solid #dfdfdf"/>
      <style:text-properties style:use-window-font-color="true" fo:font-size="11pt" fo:language="en" fo:country="US" fo:font-weight="bold" style:font-name-asian="MS Sans Serif" style:font-size-asian="11pt" style:language-asian="en" style:country-asian="US" style:font-weight-asian="bold" style:font-name-complex="MS Sans Serif" style:font-size-complex="11pt" style:language-complex="en" style:country-complex="US" style:font-weight-complex="bold"/>
    </style:style>
    <style:style style:name="ce26" style:family="table-cell" style:parent-style-name="Default">
      <style:table-cell-properties style:cell-protect="none" style:print-content="true" fo:border="0.06pt solid #dfdfdf"/>
    </style:style>
    <style:style style:name="ce27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dfdfdf" style:cell-protect="none" style:print-content="true" fo:border="0.06pt solid #dfdfdf"/>
      <style:text-properties style:use-window-font-color="true" style:font-name="Segoe UI" fo:font-size="9pt" fo:language="en" fo:country="US" fo:font-weight="normal" style:font-name-asian="Segoe UI" style:font-size-asian="9pt" style:language-asian="en" style:country-asian="US" style:font-weight-asian="normal" style:font-name-complex="Segoe UI" style:font-size-complex="9pt" style:language-complex="en" style:country-complex="US" style:font-weight-complex="normal"/>
    </style:style>
    <style:style style:name="ce33" style:family="table-cell" style:parent-style-name="Default">
      <style:table-cell-properties style:cell-protect="none" style:print-content="true" fo:border="0.06pt solid #dfdfdf"/>
      <style:text-properties style:use-window-font-color="true" style:font-name="Segoe UI" fo:font-size="9pt" fo:language="en" fo:country="US" fo:font-weight="normal" style:font-name-asian="Segoe UI" style:font-size-asian="9pt" style:language-asian="en" style:country-asian="US" style:font-weight-asian="normal" style:font-name-complex="Segoe UI" style:font-size-complex="9pt" style:language-complex="en" style:country-complex="US" style:font-weight-complex="normal"/>
    </style:style>
    <style:style style:name="ce34" style:family="table-cell" style:parent-style-name="Default">
      <style:table-cell-properties fo:background-color="#dddddd" style:cell-protect="none" style:print-content="true" fo:border="0.06pt solid #dfdfdf"/>
      <style:text-properties style:use-window-font-color="true" style:font-name="Segoe UI" fo:font-size="9pt" fo:language="en" fo:country="US" fo:font-weight="normal" style:font-name-asian="Segoe UI" style:font-size-asian="9pt" style:language-asian="en" style:country-asian="US" style:font-weight-asian="normal" style:font-name-complex="Segoe UI" style:font-size-complex="9pt" style:language-complex="en" style:country-complex="US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9pt" style:font-style-asian="normal" style:font-weight-asian="normal" style:font-name-complex="MS Sans Serif" style:font-size-complex="9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dddd" style:cell-protect="none" style:print-content="true" fo:border="0.06pt solid #dfdfdf"/>
    </style:style>
    <style:style style:name="ce37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fo:background-color="transparent" fo:border="0.06pt solid #dfdfdf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3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1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64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</style:style>
    <style:style style:name="ce49" style:family="table-cell" style:parent-style-name="Default" style:data-style-name="N164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4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2" style:family="table-cell" style:parent-style-name="Default" style:data-style-name="N164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64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64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64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6" style:family="table-cell" style:parent-style-name="Default" style:data-style-name="N164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4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64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4" style:family="table-cell" style:parent-style-name="Default" style:data-style-name="N164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64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64">
      <style:table-cell-properties fo:background-color="#dddddd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4">
      <style:table-cell-properties fo:background-color="#dddddd"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4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9" style:family="table-cell" style:parent-style-name="Default" style:data-style-name="N10"/>
    <style:style style:name="ce80" style:family="table-cell" style:parent-style-name="Default" style:data-style-name="N10">
      <style:table-cell-properties fo:border="none" style:rotation-angle="0"/>
    </style:style>
    <style:style style:name="ce81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84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6" style:family="table-cell" style:parent-style-name="Default" style:data-style-name="N10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7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0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91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ddddd" style:cell-protect="none" style:print-content="true" fo:border="0.06pt solid #dfdfdf"/>
    </style:style>
    <style:style style:name="ce94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7" style:family="table-cell" style:parent-style-name="Default" style:data-style-name="N10">
      <style:table-cell-properties fo:background-color="#dddddd" style:cell-protect="none" style:print-content="true" fo:border="0.06pt solid #dfdfdf"/>
    </style:style>
    <style:style style:name="ce98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0" style:family="table-cell" style:parent-style-name="Default" style:data-style-name="N10">
      <style:table-cell-properties fo:background-color="#dddddd" style:cell-protect="none" style:print-content="true" fo:border="0.06pt solid #dfdfdf"/>
    </style:style>
    <style:style style:name="ce10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3" style:family="table-cell" style:parent-style-name="Default" style:data-style-name="N10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104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08" style:family="table-cell" style:parent-style-name="Default" style:data-style-name="N10">
      <style:table-cell-properties fo:background-color="#dddddd" style:cell-protect="none" style:print-content="true" fo:border="0.06pt solid #dfdfdf"/>
    </style:style>
    <style:style style:name="ce109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11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12" style:family="table-cell" style:parent-style-name="Default" style:data-style-name="N10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11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114" style:family="table-cell" style:parent-style-name="Default" style:data-style-name="N10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11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11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11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0"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2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46" style:family="table-cell" style:parent-style-name="Default" style:data-style-name="N163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7" style:family="table-cell" style:parent-style-name="Default" style:data-style-name="N143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8" style:family="table-cell" style:parent-style-name="Default" style:data-style-name="N14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50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  <style:map style:condition="is-true-formula(ISNUMBER(MATCH([.K$10];Holidays;0)))" style:apply-style-name="Holiday" style:base-cell-address="'Gantt Chart'.K12"/>
    </style:style>
    <style:style style:name="ce151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3"/>
      <style:map style:condition="is-true-formula(OR(WEEKDAY([.K$10])=1;WEEKDAY([.K$10])=7))" style:apply-style-name="Weekend" style:base-cell-address="'Gantt Chart'.K13"/>
      <style:map style:condition="is-true-formula(ISNUMBER(MATCH([.K$10];Holidays;0)))" style:apply-style-name="Holiday" style:base-cell-address="'Gantt Chart'.K13"/>
    </style:style>
    <style:style style:name="ce152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  <style:map style:condition="is-true-formula(ISNUMBER(MATCH([.K$10];Holidays;0)))" style:apply-style-name="Holiday" style:base-cell-address="'Gantt Chart'.K14"/>
    </style:style>
    <style:style style:name="ce153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6"/>
      <style:map style:condition="is-true-formula(OR(WEEKDAY([.K$10])=1;WEEKDAY([.K$10])=7))" style:apply-style-name="Weekend" style:base-cell-address="'Gantt Chart'.K16"/>
      <style:map style:condition="is-true-formula(ISNUMBER(MATCH([.K$10];Holidays;0)))" style:apply-style-name="Holiday" style:base-cell-address="'Gantt Chart'.K16"/>
    </style:style>
    <style:style style:name="ce154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7"/>
      <style:map style:condition="is-true-formula(OR(WEEKDAY([.K$10])=1;WEEKDAY([.K$10])=7))" style:apply-style-name="Weekend" style:base-cell-address="'Gantt Chart'.K17"/>
      <style:map style:condition="is-true-formula(ISNUMBER(MATCH([.K$10];Holidays;0)))" style:apply-style-name="Holiday" style:base-cell-address="'Gantt Chart'.K17"/>
    </style:style>
    <style:style style:name="ce155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8"/>
      <style:map style:condition="is-true-formula(OR(WEEKDAY([.K$10])=1;WEEKDAY([.K$10])=7))" style:apply-style-name="Weekend" style:base-cell-address="'Gantt Chart'.K18"/>
      <style:map style:condition="is-true-formula(ISNUMBER(MATCH([.K$10];Holidays;0)))" style:apply-style-name="Holiday" style:base-cell-address="'Gantt Chart'.K18"/>
    </style:style>
    <style:style style:name="ce156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19"/>
      <style:map style:condition="is-true-formula(OR(WEEKDAY([.K$10])=1;WEEKDAY([.K$10])=7))" style:apply-style-name="Weekend" style:base-cell-address="'Gantt Chart'.K19"/>
      <style:map style:condition="is-true-formula(ISNUMBER(MATCH([.K$10];Holidays;0)))" style:apply-style-name="Holiday" style:base-cell-address="'Gantt Chart'.K19"/>
    </style:style>
    <style:style style:name="ce15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60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25"/>
      <style:map style:condition="is-true-formula(OR(WEEKDAY([.K$10])=1;WEEKDAY([.K$10])=7))" style:apply-style-name="Weekend" style:base-cell-address="'Gantt Chart'.K25"/>
      <style:map style:condition="is-true-formula(ISNUMBER(MATCH([.K$10];Holidays;0)))" style:apply-style-name="Holiday" style:base-cell-address="'Gantt Chart'.K25"/>
    </style:style>
    <style:style style:name="ce161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26"/>
      <style:map style:condition="is-true-formula(OR(WEEKDAY([.K$10])=1;WEEKDAY([.K$10])=7))" style:apply-style-name="Weekend" style:base-cell-address="'Gantt Chart'.K26"/>
      <style:map style:condition="is-true-formula(ISNUMBER(MATCH([.K$10];Holidays;0)))" style:apply-style-name="Holiday" style:base-cell-address="'Gantt Chart'.K26"/>
    </style:style>
    <style:style style:name="ce16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27"/>
      <style:map style:condition="is-true-formula(OR(WEEKDAY([.K$10])=1;WEEKDAY([.K$10])=7))" style:apply-style-name="Weekend" style:base-cell-address="'Gantt Chart'.K27"/>
      <style:map style:condition="is-true-formula(ISNUMBER(MATCH([.K$10];Holidays;0)))" style:apply-style-name="Holiday" style:base-cell-address="'Gantt Chart'.K27"/>
    </style:style>
    <style:style style:name="ce163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  <style:map style:condition="is-true-formula(ISNUMBER(MATCH([.K$10];Holidays;0)))" style:apply-style-name="Holiday" style:base-cell-address="'Gantt Chart'.K28"/>
    </style:style>
    <style:style style:name="ce164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0"/>
      <style:map style:condition="is-true-formula(OR(WEEKDAY([.K$10])=1;WEEKDAY([.K$10])=7))" style:apply-style-name="Weekend" style:base-cell-address="'Gantt Chart'.K30"/>
      <style:map style:condition="is-true-formula(ISNUMBER(MATCH([.K$10];Holidays;0)))" style:apply-style-name="Holiday" style:base-cell-address="'Gantt Chart'.K30"/>
    </style:style>
    <style:style style:name="ce165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  <style:map style:condition="is-true-formula(ISNUMBER(MATCH([.K$10];Holidays;0)))" style:apply-style-name="Holiday" style:base-cell-address="'Gantt Chart'.K31"/>
    </style:style>
    <style:style style:name="ce166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32"/>
      <style:map style:condition="is-true-formula(OR(WEEKDAY([.K$10])=1;WEEKDAY([.K$10])=7))" style:apply-style-name="Weekend" style:base-cell-address="'Gantt Chart'.K32"/>
      <style:map style:condition="is-true-formula(ISNUMBER(MATCH([.K$10];Holidays;0)))" style:apply-style-name="Holiday" style:base-cell-address="'Gantt Chart'.K32"/>
    </style:style>
    <style:style style:name="ce16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4"/>
      <style:map style:condition="is-true-formula(OR(WEEKDAY([.K$10])=1;WEEKDAY([.K$10])=7))" style:apply-style-name="Weekend" style:base-cell-address="'Gantt Chart'.K34"/>
      <style:map style:condition="is-true-formula(ISNUMBER(MATCH([.K$10];Holidays;0)))" style:apply-style-name="Holiday" style:base-cell-address="'Gantt Chart'.K34"/>
    </style:style>
    <style:style style:name="ce168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5"/>
      <style:map style:condition="is-true-formula(OR(WEEKDAY([.K$10])=1;WEEKDAY([.K$10])=7))" style:apply-style-name="Weekend" style:base-cell-address="'Gantt Chart'.K35"/>
      <style:map style:condition="is-true-formula(ISNUMBER(MATCH([.K$10];Holidays;0)))" style:apply-style-name="Holiday" style:base-cell-address="'Gantt Chart'.K35"/>
    </style:style>
    <style:style style:name="ce169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6"/>
      <style:map style:condition="is-true-formula(OR(WEEKDAY([.K$10])=1;WEEKDAY([.K$10])=7))" style:apply-style-name="Weekend" style:base-cell-address="'Gantt Chart'.K36"/>
      <style:map style:condition="is-true-formula(ISNUMBER(MATCH([.K$10];Holidays;0)))" style:apply-style-name="Holiday" style:base-cell-address="'Gantt Chart'.K36"/>
    </style:style>
    <style:style style:name="ce170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7"/>
      <style:map style:condition="is-true-formula(OR(WEEKDAY([.K$10])=1;WEEKDAY([.K$10])=7))" style:apply-style-name="Weekend" style:base-cell-address="'Gantt Chart'.K37"/>
      <style:map style:condition="is-true-formula(ISNUMBER(MATCH([.K$10];Holidays;0)))" style:apply-style-name="Holiday" style:base-cell-address="'Gantt Chart'.K37"/>
    </style:style>
    <style:style style:name="ce171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39"/>
      <style:map style:condition="is-true-formula(OR(WEEKDAY([.K$10])=1;WEEKDAY([.K$10])=7))" style:apply-style-name="Weekend" style:base-cell-address="'Gantt Chart'.K39"/>
      <style:map style:condition="is-true-formula(ISNUMBER(MATCH([.K$10];Holidays;0)))" style:apply-style-name="Holiday" style:base-cell-address="'Gantt Chart'.K39"/>
    </style:style>
    <style:style style:name="ce17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42"/>
      <style:map style:condition="is-true-formula(OR(WEEKDAY([.K$10])=1;WEEKDAY([.K$10])=7))" style:apply-style-name="Weekend" style:base-cell-address="'Gantt Chart'.K42"/>
      <style:map style:condition="is-true-formula(ISNUMBER(MATCH([.K$10];Holidays;0)))" style:apply-style-name="Holiday" style:base-cell-address="'Gantt Chart'.K42"/>
    </style:style>
    <style:style style:name="ce173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7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75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45"/>
      <style:map style:condition="is-true-formula(OR(WEEKDAY([.K$10])=1;WEEKDAY([.K$10])=7))" style:apply-style-name="Weekend" style:base-cell-address="'Gantt Chart'.K45"/>
      <style:map style:condition="is-true-formula(ISNUMBER(MATCH([.K$10];Holidays;0)))" style:apply-style-name="Holiday" style:base-cell-address="'Gantt Chart'.K45"/>
    </style:style>
    <style:style style:name="ce176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46"/>
      <style:map style:condition="is-true-formula(OR(WEEKDAY([.K$10])=1;WEEKDAY([.K$10])=7))" style:apply-style-name="Weekend" style:base-cell-address="'Gantt Chart'.K46"/>
      <style:map style:condition="is-true-formula(ISNUMBER(MATCH([.K$10];Holidays;0)))" style:apply-style-name="Holiday" style:base-cell-address="'Gantt Chart'.K46"/>
    </style:style>
    <style:style style:name="ce17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47"/>
      <style:map style:condition="is-true-formula(OR(WEEKDAY([.K$10])=1;WEEKDAY([.K$10])=7))" style:apply-style-name="Weekend" style:base-cell-address="'Gantt Chart'.K47"/>
      <style:map style:condition="is-true-formula(ISNUMBER(MATCH([.K$10];Holidays;0)))" style:apply-style-name="Holiday" style:base-cell-address="'Gantt Chart'.K47"/>
    </style:style>
    <style:style style:name="ce178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49"/>
      <style:map style:condition="is-true-formula(OR(WEEKDAY([.K$10])=1;WEEKDAY([.K$10])=7))" style:apply-style-name="Weekend" style:base-cell-address="'Gantt Chart'.K49"/>
      <style:map style:condition="is-true-formula(ISNUMBER(MATCH([.K$10];Holidays;0)))" style:apply-style-name="Holiday" style:base-cell-address="'Gantt Chart'.K49"/>
    </style:style>
    <style:style style:name="ce179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50"/>
      <style:map style:condition="is-true-formula(OR(WEEKDAY([.K$10])=1;WEEKDAY([.K$10])=7))" style:apply-style-name="Weekend" style:base-cell-address="'Gantt Chart'.K50"/>
      <style:map style:condition="is-true-formula(ISNUMBER(MATCH([.K$10];Holidays;0)))" style:apply-style-name="Holiday" style:base-cell-address="'Gantt Chart'.K50"/>
    </style:style>
    <style:style style:name="ce180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51"/>
      <style:map style:condition="is-true-formula(OR(WEEKDAY([.K$10])=1;WEEKDAY([.K$10])=7))" style:apply-style-name="Weekend" style:base-cell-address="'Gantt Chart'.K51"/>
      <style:map style:condition="is-true-formula(ISNUMBER(MATCH([.K$10];Holidays;0)))" style:apply-style-name="Holiday" style:base-cell-address="'Gantt Chart'.K51"/>
    </style:style>
    <style:style style:name="ce181" style:family="table-cell" style:parent-style-name="Default">
      <style:table-cell-properties fo:border-bottom="0.06pt solid #000000" fo:border-left="none" fo:border-right="none" fo:border-top="none"/>
    </style:style>
    <style:style style:name="ce18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83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  <style:map style:condition="is-true-formula(ISNUMBER(MATCH([.K$10];Holidays;0)))" style:apply-style-name="Holiday" style:base-cell-address="'Gantt Chart'.K12"/>
    </style:style>
    <style:style style:name="ce18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3"/>
      <style:map style:condition="is-true-formula(OR(WEEKDAY([.K$10])=1;WEEKDAY([.K$10])=7))" style:apply-style-name="Weekend" style:base-cell-address="'Gantt Chart'.K13"/>
      <style:map style:condition="is-true-formula(ISNUMBER(MATCH([.K$10];Holidays;0)))" style:apply-style-name="Holiday" style:base-cell-address="'Gantt Chart'.K13"/>
    </style:style>
    <style:style style:name="ce185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  <style:map style:condition="is-true-formula(ISNUMBER(MATCH([.K$10];Holidays;0)))" style:apply-style-name="Holiday" style:base-cell-address="'Gantt Chart'.K14"/>
    </style:style>
    <style:style style:name="ce186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6"/>
      <style:map style:condition="is-true-formula(OR(WEEKDAY([.K$10])=1;WEEKDAY([.K$10])=7))" style:apply-style-name="Weekend" style:base-cell-address="'Gantt Chart'.K16"/>
      <style:map style:condition="is-true-formula(ISNUMBER(MATCH([.K$10];Holidays;0)))" style:apply-style-name="Holiday" style:base-cell-address="'Gantt Chart'.K16"/>
    </style:style>
    <style:style style:name="ce18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7"/>
      <style:map style:condition="is-true-formula(OR(WEEKDAY([.K$10])=1;WEEKDAY([.K$10])=7))" style:apply-style-name="Weekend" style:base-cell-address="'Gantt Chart'.K17"/>
      <style:map style:condition="is-true-formula(ISNUMBER(MATCH([.K$10];Holidays;0)))" style:apply-style-name="Holiday" style:base-cell-address="'Gantt Chart'.K17"/>
    </style:style>
    <style:style style:name="ce188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8"/>
      <style:map style:condition="is-true-formula(OR(WEEKDAY([.K$10])=1;WEEKDAY([.K$10])=7))" style:apply-style-name="Weekend" style:base-cell-address="'Gantt Chart'.K18"/>
      <style:map style:condition="is-true-formula(ISNUMBER(MATCH([.K$10];Holidays;0)))" style:apply-style-name="Holiday" style:base-cell-address="'Gantt Chart'.K18"/>
    </style:style>
    <style:style style:name="ce189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19"/>
      <style:map style:condition="is-true-formula(OR(WEEKDAY([.K$10])=1;WEEKDAY([.K$10])=7))" style:apply-style-name="Weekend" style:base-cell-address="'Gantt Chart'.K19"/>
      <style:map style:condition="is-true-formula(ISNUMBER(MATCH([.K$10];Holidays;0)))" style:apply-style-name="Holiday" style:base-cell-address="'Gantt Chart'.K19"/>
    </style:style>
    <style:style style:name="ce190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06pt solid #dfdfdf" fo:background-color="#dddddd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93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25"/>
      <style:map style:condition="is-true-formula(OR(WEEKDAY([.K$10])=1;WEEKDAY([.K$10])=7))" style:apply-style-name="Weekend" style:base-cell-address="'Gantt Chart'.K25"/>
      <style:map style:condition="is-true-formula(ISNUMBER(MATCH([.K$10];Holidays;0)))" style:apply-style-name="Holiday" style:base-cell-address="'Gantt Chart'.K25"/>
    </style:style>
    <style:style style:name="ce19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26"/>
      <style:map style:condition="is-true-formula(OR(WEEKDAY([.K$10])=1;WEEKDAY([.K$10])=7))" style:apply-style-name="Weekend" style:base-cell-address="'Gantt Chart'.K26"/>
      <style:map style:condition="is-true-formula(ISNUMBER(MATCH([.K$10];Holidays;0)))" style:apply-style-name="Holiday" style:base-cell-address="'Gantt Chart'.K26"/>
    </style:style>
    <style:style style:name="ce195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27"/>
      <style:map style:condition="is-true-formula(OR(WEEKDAY([.K$10])=1;WEEKDAY([.K$10])=7))" style:apply-style-name="Weekend" style:base-cell-address="'Gantt Chart'.K27"/>
      <style:map style:condition="is-true-formula(ISNUMBER(MATCH([.K$10];Holidays;0)))" style:apply-style-name="Holiday" style:base-cell-address="'Gantt Chart'.K27"/>
    </style:style>
    <style:style style:name="ce196" style:family="table-cell" style:parent-style-name="Default">
      <style:table-cell-properties fo:border-bottom="0.06pt solid #dfdfdf" fo:background-color="#dddddd" fo:border-left="none" fo:border-right="none" fo:border-top="0.06pt solid #dfdfdf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  <style:map style:condition="is-true-formula(ISNUMBER(MATCH([.K$10];Holidays;0)))" style:apply-style-name="Holiday" style:base-cell-address="'Gantt Chart'.K28"/>
    </style:style>
    <style:style style:name="ce19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0"/>
      <style:map style:condition="is-true-formula(OR(WEEKDAY([.K$10])=1;WEEKDAY([.K$10])=7))" style:apply-style-name="Weekend" style:base-cell-address="'Gantt Chart'.K30"/>
      <style:map style:condition="is-true-formula(ISNUMBER(MATCH([.K$10];Holidays;0)))" style:apply-style-name="Holiday" style:base-cell-address="'Gantt Chart'.K30"/>
    </style:style>
    <style:style style:name="ce198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  <style:map style:condition="is-true-formula(ISNUMBER(MATCH([.K$10];Holidays;0)))" style:apply-style-name="Holiday" style:base-cell-address="'Gantt Chart'.K31"/>
    </style:style>
    <style:style style:name="ce199" style:family="table-cell" style:parent-style-name="Default">
      <style:table-cell-properties fo:border-bottom="0.06pt solid #dfdfdf" fo:background-color="#dddddd" fo:border-left="none" fo:border-right="none" fo:border-top="0.06pt solid #dfdfdf"/>
      <style:map style:condition="is-true-formula([.K$10]=TODAY())" style:apply-style-name="Today" style:base-cell-address="'Gantt Chart'.K32"/>
      <style:map style:condition="is-true-formula(OR(WEEKDAY([.K$10])=1;WEEKDAY([.K$10])=7))" style:apply-style-name="Weekend" style:base-cell-address="'Gantt Chart'.K32"/>
      <style:map style:condition="is-true-formula(ISNUMBER(MATCH([.K$10];Holidays;0)))" style:apply-style-name="Holiday" style:base-cell-address="'Gantt Chart'.K32"/>
    </style:style>
    <style:style style:name="ce200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4"/>
      <style:map style:condition="is-true-formula(OR(WEEKDAY([.K$10])=1;WEEKDAY([.K$10])=7))" style:apply-style-name="Weekend" style:base-cell-address="'Gantt Chart'.K34"/>
      <style:map style:condition="is-true-formula(ISNUMBER(MATCH([.K$10];Holidays;0)))" style:apply-style-name="Holiday" style:base-cell-address="'Gantt Chart'.K34"/>
    </style:style>
    <style:style style:name="ce201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5"/>
      <style:map style:condition="is-true-formula(OR(WEEKDAY([.K$10])=1;WEEKDAY([.K$10])=7))" style:apply-style-name="Weekend" style:base-cell-address="'Gantt Chart'.K35"/>
      <style:map style:condition="is-true-formula(ISNUMBER(MATCH([.K$10];Holidays;0)))" style:apply-style-name="Holiday" style:base-cell-address="'Gantt Chart'.K35"/>
    </style:style>
    <style:style style:name="ce20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6"/>
      <style:map style:condition="is-true-formula(OR(WEEKDAY([.K$10])=1;WEEKDAY([.K$10])=7))" style:apply-style-name="Weekend" style:base-cell-address="'Gantt Chart'.K36"/>
      <style:map style:condition="is-true-formula(ISNUMBER(MATCH([.K$10];Holidays;0)))" style:apply-style-name="Holiday" style:base-cell-address="'Gantt Chart'.K36"/>
    </style:style>
    <style:style style:name="ce203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7"/>
      <style:map style:condition="is-true-formula(OR(WEEKDAY([.K$10])=1;WEEKDAY([.K$10])=7))" style:apply-style-name="Weekend" style:base-cell-address="'Gantt Chart'.K37"/>
      <style:map style:condition="is-true-formula(ISNUMBER(MATCH([.K$10];Holidays;0)))" style:apply-style-name="Holiday" style:base-cell-address="'Gantt Chart'.K37"/>
    </style:style>
    <style:style style:name="ce20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9"/>
      <style:map style:condition="is-true-formula(OR(WEEKDAY([.K$10])=1;WEEKDAY([.K$10])=7))" style:apply-style-name="Weekend" style:base-cell-address="'Gantt Chart'.K39"/>
      <style:map style:condition="is-true-formula(ISNUMBER(MATCH([.K$10];Holidays;0)))" style:apply-style-name="Holiday" style:base-cell-address="'Gantt Chart'.K39"/>
    </style:style>
    <style:style style:name="ce205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42"/>
      <style:map style:condition="is-true-formula(OR(WEEKDAY([.K$10])=1;WEEKDAY([.K$10])=7))" style:apply-style-name="Weekend" style:base-cell-address="'Gantt Chart'.K42"/>
      <style:map style:condition="is-true-formula(ISNUMBER(MATCH([.K$10];Holidays;0)))" style:apply-style-name="Holiday" style:base-cell-address="'Gantt Chart'.K42"/>
    </style:style>
    <style:style style:name="ce206" style:family="table-cell" style:parent-style-name="Default">
      <style:table-cell-properties fo:border-bottom="0.06pt solid #dfdfdf" fo:background-color="#dddddd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0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08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45"/>
      <style:map style:condition="is-true-formula(OR(WEEKDAY([.K$10])=1;WEEKDAY([.K$10])=7))" style:apply-style-name="Weekend" style:base-cell-address="'Gantt Chart'.K45"/>
      <style:map style:condition="is-true-formula(ISNUMBER(MATCH([.K$10];Holidays;0)))" style:apply-style-name="Holiday" style:base-cell-address="'Gantt Chart'.K45"/>
    </style:style>
    <style:style style:name="ce20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46"/>
      <style:map style:condition="is-true-formula(OR(WEEKDAY([.K$10])=1;WEEKDAY([.K$10])=7))" style:apply-style-name="Weekend" style:base-cell-address="'Gantt Chart'.K46"/>
      <style:map style:condition="is-true-formula(ISNUMBER(MATCH([.K$10];Holidays;0)))" style:apply-style-name="Holiday" style:base-cell-address="'Gantt Chart'.K46"/>
    </style:style>
    <style:style style:name="ce210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47"/>
      <style:map style:condition="is-true-formula(OR(WEEKDAY([.K$10])=1;WEEKDAY([.K$10])=7))" style:apply-style-name="Weekend" style:base-cell-address="'Gantt Chart'.K47"/>
      <style:map style:condition="is-true-formula(ISNUMBER(MATCH([.K$10];Holidays;0)))" style:apply-style-name="Holiday" style:base-cell-address="'Gantt Chart'.K47"/>
    </style:style>
    <style:style style:name="ce211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49"/>
      <style:map style:condition="is-true-formula(OR(WEEKDAY([.K$10])=1;WEEKDAY([.K$10])=7))" style:apply-style-name="Weekend" style:base-cell-address="'Gantt Chart'.K49"/>
      <style:map style:condition="is-true-formula(ISNUMBER(MATCH([.K$10];Holidays;0)))" style:apply-style-name="Holiday" style:base-cell-address="'Gantt Chart'.K49"/>
    </style:style>
    <style:style style:name="ce21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50"/>
      <style:map style:condition="is-true-formula(OR(WEEKDAY([.K$10])=1;WEEKDAY([.K$10])=7))" style:apply-style-name="Weekend" style:base-cell-address="'Gantt Chart'.K50"/>
      <style:map style:condition="is-true-formula(ISNUMBER(MATCH([.K$10];Holidays;0)))" style:apply-style-name="Holiday" style:base-cell-address="'Gantt Chart'.K50"/>
    </style:style>
    <style:style style:name="ce213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51"/>
      <style:map style:condition="is-true-formula(OR(WEEKDAY([.K$10])=1;WEEKDAY([.K$10])=7))" style:apply-style-name="Weekend" style:base-cell-address="'Gantt Chart'.K51"/>
      <style:map style:condition="is-true-formula(ISNUMBER(MATCH([.K$10];Holidays;0)))" style:apply-style-name="Holiday" style:base-cell-address="'Gantt Chart'.K51"/>
    </style:style>
    <style:style style:name="ce214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217" style:family="table-cell" style:parent-style-name="Default">
      <style:table-cell-properties fo:border-bottom="0.06pt solid #dfdfdf" fo:border-left="none" fo:border-right="none" fo:border-top="0.06pt solid #dfdfdf"/>
    </style:style>
    <style:style style:name="ce218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0.06pt solid #dfdfdf" fo:background-color="#dddddd" fo:border-left="none" fo:border-right="none" fo:border-top="0.06pt solid #dfdfdf"/>
    </style:style>
    <style:style style:name="ce22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223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ackground-color="#dddddd"/>
    </style:style>
    <style:style style:name="ce22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6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6"/>
        <table:table-column table:style-name="co5" table:default-cell-style-name="ce13"/>
        <table:table-column table:style-name="co4" table:default-cell-style-name="ce46"/>
        <table:table-column table:style-name="co6" table:default-cell-style-name="ce79"/>
        <table:table-column table:style-name="co5" table:number-columns-repeated="2" table:default-cell-style-name="ce119"/>
        <table:table-column table:style-name="co5" table:default-cell-style-name="ce1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5" table:content-validation-name="val1"/>
          <table:table-cell table:content-validation-name="val1"/>
          <table:table-cell table:style-name="ce1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7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13" table:content-validation-name="val1"/>
          <table:table-cell table:content-validation-name="val1" table:number-columns-repeated="2"/>
          <table:table-cell table:style-name="ce72" table:content-validation-name="val1" table:formula="of:=[.G10]" office:value-type="percentage" office:value="0.653258258258258" calcext:value-type="percentage">
            <text:p>6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3" table:content-validation-name="val1"/>
          <table:table-cell table:style-name="ce45" table:content-validation-name="val1"/>
          <table:table-cell table:content-validation-name="val1"/>
          <table:table-cell table:style-name="ce1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7" table:content-validation-name="val1" table:formula="of:=TODAY()" office:value-type="date" office:date-value="2015-05-20" calcext:value-type="date" table:number-columns-spanned="4" table:number-rows-spanned="1">
            <text:p>Mittwoch, 20. Mai 201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5" table:content-validation-name="val1"/>
          <table:table-cell table:content-validation-name="val1"/>
          <table:table-cell table:style-name="ce1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20" table:content-validation-name="val1" table:number-columns-repeated="2"/>
          <table:table-cell table:style-name="ce137" table:content-validation-name="val1"/>
          <table:table-cell table:style-name="ce145" table:content-validation-name="val1" table:number-columns-repeated="42"/>
          <table:table-cell table:style-name="ce181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8" table:content-validation-name="val1"/>
          <table:table-cell table:style-name="ce60" table:content-validation-name="val1"/>
          <table:table-cell table:style-name="ce48" table:content-validation-name="val1"/>
          <table:table-cell table:style-name="ce80" table:content-validation-name="val1"/>
          <table:table-cell table:style-name="ce121" table:content-validation-name="val1" table:number-columns-repeated="2"/>
          <table:table-cell table:style-name="ce138" table:content-validation-name="val1"/>
          <table:table-cell table:style-name="ce146" table:content-validation-name="val1" table:formula="of:=IF(WEEKDAY([.K10])=2;ISOWEEKNUM([.K10];1);&quot;&quot;)">
            <text:p/>
          </table:table-cell>
          <table:table-cell table:style-name="ce146" table:content-validation-name="val1" table:formula="of:=IF(WEEKDAY([.L10])=2;ISOWEEKNUM([.L10];1);&quot;&quot;)">
            <text:p/>
          </table:table-cell>
          <table:table-cell table:style-name="ce146" table:content-validation-name="val1" table:formula="of:=IF(WEEKDAY([.M10])=2;ISOWEEKNUM([.M10];1);&quot;&quot;)">
            <text:p/>
          </table:table-cell>
          <table:table-cell table:style-name="ce146" table:content-validation-name="val1" table:formula="of:=IF(WEEKDAY([.N10])=2;ISOWEEKNUM([.N10];1);&quot;&quot;)">
            <text:p/>
          </table:table-cell>
          <table:table-cell table:style-name="ce146" table:content-validation-name="val1" table:formula="of:=IF(WEEKDAY([.O10])=2;ISOWEEKNUM([.O10];1);&quot;&quot;)">
            <text:p/>
          </table:table-cell>
          <table:table-cell table:style-name="ce146" table:content-validation-name="val1" table:formula="of:=IF(WEEKDAY([.P10])=2;ISOWEEKNUM([.P10];1);&quot;&quot;)">
            <text:p/>
          </table:table-cell>
          <table:table-cell table:style-name="ce146" table:content-validation-name="val1" table:formula="of:=IF(WEEKDAY([.Q10])=2;ISOWEEKNUM([.Q10];1);&quot;&quot;)" office:value-type="float" office:value="19" calcext:value-type="float">
            <text:p>19</text:p>
          </table:table-cell>
          <table:table-cell table:style-name="ce146" table:content-validation-name="val1" table:formula="of:=IF(WEEKDAY([.R10])=2;ISOWEEKNUM([.R10];1);&quot;&quot;)">
            <text:p/>
          </table:table-cell>
          <table:table-cell table:style-name="ce146" table:content-validation-name="val1" table:formula="of:=IF(WEEKDAY([.S10])=2;ISOWEEKNUM([.S10];1);&quot;&quot;)">
            <text:p/>
          </table:table-cell>
          <table:table-cell table:style-name="ce146" table:content-validation-name="val1" table:formula="of:=IF(WEEKDAY([.T10])=2;ISOWEEKNUM([.T10];1);&quot;&quot;)">
            <text:p/>
          </table:table-cell>
          <table:table-cell table:style-name="ce146" table:content-validation-name="val1" table:formula="of:=IF(WEEKDAY([.U10])=2;ISOWEEKNUM([.U10];1);&quot;&quot;)">
            <text:p/>
          </table:table-cell>
          <table:table-cell table:style-name="ce146" table:content-validation-name="val1" table:formula="of:=IF(WEEKDAY([.V10])=2;ISOWEEKNUM([.V10];1);&quot;&quot;)">
            <text:p/>
          </table:table-cell>
          <table:table-cell table:style-name="ce146" table:content-validation-name="val1" table:formula="of:=IF(WEEKDAY([.W10])=2;ISOWEEKNUM([.W10];1);&quot;&quot;)">
            <text:p/>
          </table:table-cell>
          <table:table-cell table:style-name="ce146" table:content-validation-name="val1" table:formula="of:=IF(WEEKDAY([.X10])=2;ISOWEEKNUM([.X10];1);&quot;&quot;)" office:value-type="float" office:value="20" calcext:value-type="float">
            <text:p>20</text:p>
          </table:table-cell>
          <table:table-cell table:style-name="ce146" table:content-validation-name="val1" table:formula="of:=IF(WEEKDAY([.Y10])=2;ISOWEEKNUM([.Y10];1);&quot;&quot;)">
            <text:p/>
          </table:table-cell>
          <table:table-cell table:style-name="ce146" table:content-validation-name="val1" table:formula="of:=IF(WEEKDAY([.Z10])=2;ISOWEEKNUM([.Z10];1);&quot;&quot;)">
            <text:p/>
          </table:table-cell>
          <table:table-cell table:style-name="ce146" table:content-validation-name="val1" table:formula="of:=IF(WEEKDAY([.AA10])=2;ISOWEEKNUM([.AA10];1);&quot;&quot;)">
            <text:p/>
          </table:table-cell>
          <table:table-cell table:style-name="ce146" table:content-validation-name="val1" table:formula="of:=IF(WEEKDAY([.AB10])=2;ISOWEEKNUM([.AB10];1);&quot;&quot;)">
            <text:p/>
          </table:table-cell>
          <table:table-cell table:style-name="ce146" table:content-validation-name="val1" table:formula="of:=IF(WEEKDAY([.AC10])=2;ISOWEEKNUM([.AC10];1);&quot;&quot;)">
            <text:p/>
          </table:table-cell>
          <table:table-cell table:style-name="ce146" table:content-validation-name="val1" table:formula="of:=IF(WEEKDAY([.AD10])=2;ISOWEEKNUM([.AD10];1);&quot;&quot;)">
            <text:p/>
          </table:table-cell>
          <table:table-cell table:style-name="ce146" table:content-validation-name="val1" table:formula="of:=IF(WEEKDAY([.AE10])=2;ISOWEEKNUM([.AE10];1);&quot;&quot;)" office:value-type="float" office:value="21" calcext:value-type="float">
            <text:p>21</text:p>
          </table:table-cell>
          <table:table-cell table:style-name="ce146" table:content-validation-name="val1" table:formula="of:=IF(WEEKDAY([.AF10])=2;ISOWEEKNUM([.AF10];1);&quot;&quot;)">
            <text:p/>
          </table:table-cell>
          <table:table-cell table:style-name="ce146" table:content-validation-name="val1" table:formula="of:=IF(WEEKDAY([.AG10])=2;ISOWEEKNUM([.AG10];1);&quot;&quot;)">
            <text:p/>
          </table:table-cell>
          <table:table-cell table:style-name="ce146" table:content-validation-name="val1" table:formula="of:=IF(WEEKDAY([.AH10])=2;ISOWEEKNUM([.AH10];1);&quot;&quot;)">
            <text:p/>
          </table:table-cell>
          <table:table-cell table:style-name="ce146" table:content-validation-name="val1" table:formula="of:=IF(WEEKDAY([.AI10])=2;ISOWEEKNUM([.AI10];1);&quot;&quot;)">
            <text:p/>
          </table:table-cell>
          <table:table-cell table:style-name="ce146" table:content-validation-name="val1" table:formula="of:=IF(WEEKDAY([.AJ10])=2;ISOWEEKNUM([.AJ10];1);&quot;&quot;)">
            <text:p/>
          </table:table-cell>
          <table:table-cell table:style-name="ce146" table:content-validation-name="val1" table:formula="of:=IF(WEEKDAY([.AK10])=2;ISOWEEKNUM([.AK10];1);&quot;&quot;)">
            <text:p/>
          </table:table-cell>
          <table:table-cell table:style-name="ce146" table:content-validation-name="val1" table:formula="of:=IF(WEEKDAY([.AL10])=2;ISOWEEKNUM([.AL10];1);&quot;&quot;)" office:value-type="float" office:value="22" calcext:value-type="float">
            <text:p>22</text:p>
          </table:table-cell>
          <table:table-cell table:style-name="ce146" table:content-validation-name="val1" table:formula="of:=IF(WEEKDAY([.AM10])=2;ISOWEEKNUM([.AM10];1);&quot;&quot;)">
            <text:p/>
          </table:table-cell>
          <table:table-cell table:style-name="ce146" table:content-validation-name="val1" table:formula="of:=IF(WEEKDAY([.AN10])=2;ISOWEEKNUM([.AN10];1);&quot;&quot;)">
            <text:p/>
          </table:table-cell>
          <table:table-cell table:style-name="ce146" table:content-validation-name="val1" table:formula="of:=IF(WEEKDAY([.AO10])=2;ISOWEEKNUM([.AO10];1);&quot;&quot;)">
            <text:p/>
          </table:table-cell>
          <table:table-cell table:style-name="ce146" table:content-validation-name="val1" table:formula="of:=IF(WEEKDAY([.AP10])=2;ISOWEEKNUM([.AP10];1);&quot;&quot;)">
            <text:p/>
          </table:table-cell>
          <table:table-cell table:style-name="ce146" table:content-validation-name="val1" table:formula="of:=IF(WEEKDAY([.AQ10])=2;ISOWEEKNUM([.AQ10];1);&quot;&quot;)">
            <text:p/>
          </table:table-cell>
          <table:table-cell table:style-name="ce146" table:content-validation-name="val1" table:formula="of:=IF(WEEKDAY([.AR10])=2;ISOWEEKNUM([.AR10];1);&quot;&quot;)">
            <text:p/>
          </table:table-cell>
          <table:table-cell table:style-name="ce146" table:content-validation-name="val1" table:formula="of:=IF(WEEKDAY([.AS10])=2;ISOWEEKNUM([.AS10];1);&quot;&quot;)" office:value-type="float" office:value="23" calcext:value-type="float">
            <text:p>23</text:p>
          </table:table-cell>
          <table:table-cell table:style-name="ce146" table:content-validation-name="val1" table:formula="of:=IF(WEEKDAY([.AT10])=2;ISOWEEKNUM([.AT10];1);&quot;&quot;)">
            <text:p/>
          </table:table-cell>
          <table:table-cell table:style-name="ce146" table:content-validation-name="val1" table:formula="of:=IF(WEEKDAY([.AU10])=2;ISOWEEKNUM([.AU10];1);&quot;&quot;)">
            <text:p/>
          </table:table-cell>
          <table:table-cell table:style-name="ce146" table:content-validation-name="val1" table:formula="of:=IF(WEEKDAY([.AV10])=2;ISOWEEKNUM([.AV10];1);&quot;&quot;)">
            <text:p/>
          </table:table-cell>
          <table:table-cell table:style-name="ce146" table:content-validation-name="val1" table:formula="of:=IF(WEEKDAY([.AW10])=2;ISOWEEKNUM([.AW10];1);&quot;&quot;)">
            <text:p/>
          </table:table-cell>
          <table:table-cell table:style-name="ce146" table:content-validation-name="val1" table:formula="of:=IF(WEEKDAY([.AX10])=2;ISOWEEKNUM([.AX10];1);&quot;&quot;)">
            <text:p/>
          </table:table-cell>
          <table:table-cell table:style-name="ce146" table:content-validation-name="val1" table:formula="of:=IF(WEEKDAY([.AY10])=2;ISOWEEKNUM([.AY10];1);&quot;&quot;)">
            <text:p/>
          </table:table-cell>
          <table:table-cell table:style-name="ce146" table:content-validation-name="val1" table:formula="of:=IF(WEEKDAY([.AZ10])=2;ISOWEEKNUM([.AZ10];1);&quot;&quot;)" office:value-type="float" office:value="24" calcext:value-type="float">
            <text:p>24</text:p>
          </table:table-cell>
          <table:table-cell table:style-name="ce146" table:content-validation-name="val1" table:formula="of:=IF(WEEKDAY([.BA10])=2;ISOWEEKNUM([.BA10];1);&quot;&quot;)">
            <text:p/>
          </table:table-cell>
          <table:table-cell table:style-name="ce146" table:content-validation-name="val1" table:formula="of:=IF(WEEKDAY([.BB10])=2;ISOWEEKNUM([.BB10];1);&quot;&quot;)">
            <text:p/>
          </table:table-cell>
          <table:table-cell table:style-name="ce146" table:content-validation-name="val1" table:formula="of:=IF(WEEKDAY([.BC10])=2;ISOWEEKNUM([.BC10];1);&quot;&quot;)">
            <text:p/>
          </table:table-cell>
          <table:table-cell table:style-name="ce146" table:content-validation-name="val1" table:formula="of:=IF(WEEKDAY([.BD10])=2;ISOWEEKNUM([.BD10];1);&quot;&quot;)">
            <text:p/>
          </table:table-cell>
          <table:table-cell table:style-name="ce146" table:content-validation-name="val1" table:formula="of:=IF(WEEKDAY([.BE10])=2;ISOWEEKNUM([.BE10];1);&quot;&quot;)">
            <text:p/>
          </table:table-cell>
          <table:table-cell table:style-name="ce146" table:content-validation-name="val1" table:formula="of:=IF(WEEKDAY([.BF10])=2;ISOWEEKNUM([.BF10];1);&quot;&quot;)">
            <text:p/>
          </table:table-cell>
          <table:table-cell table:style-name="ce146" table:content-validation-name="val1" table:formula="of:=IF(WEEKDAY([.BG10])=2;ISOWEEKNUM([.BG10];1);&quot;&quot;)" office:value-type="float" office:value="25" calcext:value-type="float">
            <text:p>25</text:p>
          </table:table-cell>
          <table:table-cell table:style-name="ce146" table:content-validation-name="val1" table:formula="of:=IF(WEEKDAY([.BH10])=2;ISOWEEKNUM([.BH10];1);&quot;&quot;)">
            <text:p/>
          </table:table-cell>
          <table:table-cell table:style-name="ce146" table:content-validation-name="val1" table:formula="of:=IF(WEEKDAY([.BI10])=2;ISOWEEKNUM([.BI10];1);&quot;&quot;)">
            <text:p/>
          </table:table-cell>
          <table:table-cell table:style-name="ce146" table:content-validation-name="val1" table:formula="of:=IF(WEEKDAY([.BJ10])=2;ISOWEEKNUM([.BJ10];1);&quot;&quot;)">
            <text:p/>
          </table:table-cell>
          <table:table-cell table:style-name="ce146" table:content-validation-name="val1" table:formula="of:=IF(WEEKDAY([.BK10])=2;ISOWEEKNUM([.BK10];1);&quot;&quot;)">
            <text:p/>
          </table:table-cell>
          <table:table-cell table:style-name="ce146" table:content-validation-name="val1" table:formula="of:=IF(WEEKDAY([.BL10])=2;ISOWEEKNUM([.BL10];1);&quot;&quot;)">
            <text:p/>
          </table:table-cell>
          <table:table-cell table:style-name="ce146" table:content-validation-name="val1" table:formula="of:=IF(WEEKDAY([.BM10])=2;ISOWEEKNUM([.BM10];1);&quot;&quot;)">
            <text:p/>
          </table:table-cell>
          <table:table-cell table:style-name="ce146" table:content-validation-name="val1" table:formula="of:=IF(WEEKDAY([.BN10])=2;ISOWEEKNUM([.BN10];1);&quot;&quot;)" office:value-type="float" office:value="26" calcext:value-type="float">
            <text:p>26</text:p>
          </table:table-cell>
          <table:table-cell table:style-name="ce146" table:content-validation-name="val1" table:formula="of:=IF(WEEKDAY([.BO10])=2;ISOWEEKNUM([.BO10];1);&quot;&quot;)">
            <text:p/>
          </table:table-cell>
          <table:table-cell table:style-name="ce146" table:content-validation-name="val1" table:formula="of:=IF(WEEKDAY([.BP10])=2;ISOWEEKNUM([.BP10];1);&quot;&quot;)">
            <text:p/>
          </table:table-cell>
          <table:table-cell table:style-name="ce146" table:content-validation-name="val1" table:formula="of:=IF(WEEKDAY([.BQ10])=2;ISOWEEKNUM([.BQ10];1);&quot;&quot;)">
            <text:p/>
          </table:table-cell>
          <table:table-cell table:style-name="ce146" table:content-validation-name="val1" table:formula="of:=IF(WEEKDAY([.BR10])=2;ISOWEEKNUM([.BR10];1);&quot;&quot;)">
            <text:p/>
          </table:table-cell>
          <table:table-cell table:style-name="ce146" table:content-validation-name="val1" table:formula="of:=IF(WEEKDAY([.BS10])=2;ISOWEEKNUM([.BS10];1);&quot;&quot;)">
            <text:p/>
          </table:table-cell>
          <table:table-cell table:style-name="ce146" table:content-validation-name="val1" table:formula="of:=IF(WEEKDAY([.BT10])=2;ISOWEEKNUM([.BT10];1);&quot;&quot;)">
            <text:p/>
          </table:table-cell>
          <table:table-cell table:style-name="ce146" table:content-validation-name="val1" table:formula="of:=IF(WEEKDAY([.BU10])=2;ISOWEEKNUM([.BU10];1);&quot;&quot;)" office:value-type="float" office:value="27" calcext:value-type="float">
            <text:p>27</text:p>
          </table:table-cell>
          <table:table-cell table:style-name="ce146" table:content-validation-name="val1" table:formula="of:=IF(WEEKDAY([.BV10])=2;ISOWEEKNUM([.BV10];1);&quot;&quot;)">
            <text:p/>
          </table:table-cell>
          <table:table-cell table:style-name="ce146" table:content-validation-name="val1" table:formula="of:=IF(WEEKDAY([.BW10])=2;ISOWEEKNUM([.BW10];1);&quot;&quot;)">
            <text:p/>
          </table:table-cell>
          <table:table-cell table:style-name="ce146" table:content-validation-name="val1" table:formula="of:=IF(WEEKDAY([.BX10])=2;ISOWEEKNUM([.BX10];1);&quot;&quot;)">
            <text:p/>
          </table:table-cell>
          <table:table-cell table:style-name="ce146" table:content-validation-name="val1" table:formula="of:=IF(WEEKDAY([.BY10])=2;ISOWEEKNUM([.BY10];1);&quot;&quot;)">
            <text:p/>
          </table:table-cell>
          <table:table-cell table:style-name="ce146" table:content-validation-name="val1" table:formula="of:=IF(WEEKDAY([.BZ10])=2;ISOWEEKNUM([.BZ10];1);&quot;&quot;)">
            <text:p/>
          </table:table-cell>
          <table:table-cell table:style-name="ce146" table:content-validation-name="val1" table:formula="of:=IF(WEEKDAY([.CA10])=2;ISOWEEKNUM([.CA10];1);&quot;&quot;)">
            <text:p/>
          </table:table-cell>
          <table:table-cell table:style-name="ce146" table:content-validation-name="val1" table:formula="of:=IF(WEEKDAY([.CB10])=2;ISOWEEKNUM([.CB10];1);&quot;&quot;)" office:value-type="float" office:value="28" calcext:value-type="float">
            <text:p>28</text:p>
          </table:table-cell>
          <table:table-cell table:style-name="ce146" table:content-validation-name="val1" table:formula="of:=IF(WEEKDAY([.CC10])=2;ISOWEEKNUM([.CC10];1);&quot;&quot;)">
            <text:p/>
          </table:table-cell>
          <table:table-cell table:style-name="ce146" table:content-validation-name="val1" table:formula="of:=IF(WEEKDAY([.CD10])=2;ISOWEEKNUM([.CD10];1);&quot;&quot;)">
            <text:p/>
          </table:table-cell>
          <table:table-cell table:style-name="ce146" table:content-validation-name="val1" table:formula="of:=IF(WEEKDAY([.CE10])=2;ISOWEEKNUM([.CE10];1);&quot;&quot;)">
            <text:p/>
          </table:table-cell>
          <table:table-cell table:style-name="ce146" table:content-validation-name="val1" table:formula="of:=IF(WEEKDAY([.CF10])=2;ISOWEEKNUM([.CF10];1);&quot;&quot;)">
            <text:p/>
          </table:table-cell>
          <table:table-cell table:style-name="ce146" table:content-validation-name="val1" table:formula="of:=IF(WEEKDAY([.CG10])=2;ISOWEEKNUM([.CG10];1);&quot;&quot;)">
            <text:p/>
          </table:table-cell>
          <table:table-cell table:style-name="ce146" table:content-validation-name="val1" table:formula="of:=IF(WEEKDAY([.CH10])=2;ISOWEEKNUM([.CH10];1);&quot;&quot;)">
            <text:p/>
          </table:table-cell>
          <table:table-cell table:style-name="ce146" table:content-validation-name="val1" table:formula="of:=IF(WEEKDAY([.CI10])=2;ISOWEEKNUM([.CI10];1);&quot;&quot;)" office:value-type="float" office:value="29" calcext:value-type="float">
            <text:p>29</text:p>
          </table:table-cell>
          <table:table-cell table:style-name="ce146" table:content-validation-name="val1" table:formula="of:=IF(WEEKDAY([.CJ10])=2;ISOWEEKNUM([.CJ10];1);&quot;&quot;)">
            <text:p/>
          </table:table-cell>
          <table:table-cell table:style-name="ce146" table:content-validation-name="val1" table:formula="of:=IF(WEEKDAY([.CK10])=2;ISOWEEKNUM([.CK10];1);&quot;&quot;)">
            <text:p/>
          </table:table-cell>
          <table:table-cell table:style-name="ce146" table:content-validation-name="val1" table:formula="of:=IF(WEEKDAY([.CL10])=2;ISOWEEKNUM([.CL10];1);&quot;&quot;)">
            <text:p/>
          </table:table-cell>
          <table:table-cell table:style-name="ce146" table:content-validation-name="val1" table:formula="of:=IF(WEEKDAY([.CM10])=2;ISOWEEKNUM([.CM10];1);&quot;&quot;)">
            <text:p/>
          </table:table-cell>
          <table:table-cell table:style-name="ce146" table:content-validation-name="val1" table:formula="of:=IF(WEEKDAY([.CN10])=2;ISOWEEKNUM([.CN10];1);&quot;&quot;)">
            <text:p/>
          </table:table-cell>
          <table:table-cell table:style-name="ce146" table:content-validation-name="val1" table:formula="of:=IF(WEEKDAY([.CO10])=2;ISOWEEKNUM([.CO10];1);&quot;&quot;)">
            <text:p/>
          </table:table-cell>
          <table:table-cell table:style-name="ce146" table:content-validation-name="val1" table:formula="of:=IF(WEEKDAY([.CP10])=2;ISOWEEKNUM([.CP10];1);&quot;&quot;)" office:value-type="float" office:value="30" calcext:value-type="float">
            <text:p>30</text:p>
          </table:table-cell>
          <table:table-cell table:style-name="ce146" table:content-validation-name="val1" table:formula="of:=IF(WEEKDAY([.CQ10])=2;ISOWEEKNUM([.CQ10];1);&quot;&quot;)">
            <text:p/>
          </table:table-cell>
          <table:table-cell table:style-name="ce146" table:content-validation-name="val1" table:formula="of:=IF(WEEKDAY([.CR10])=2;ISOWEEKNUM([.CR10];1);&quot;&quot;)">
            <text:p/>
          </table:table-cell>
          <table:table-cell table:style-name="ce146" table:content-validation-name="val1" table:formula="of:=IF(WEEKDAY([.CS10])=2;ISOWEEKNUM([.CS10];1);&quot;&quot;)">
            <text:p/>
          </table:table-cell>
          <table:table-cell table:style-name="ce146" table:content-validation-name="val1" table:formula="of:=IF(WEEKDAY([.CT10])=2;ISOWEEKNUM([.CT10];1);&quot;&quot;)">
            <text:p/>
          </table:table-cell>
          <table:table-cell table:style-name="ce146" table:content-validation-name="val1" table:formula="of:=IF(WEEKDAY([.CU10])=2;ISOWEEKNUM([.CU10];1);&quot;&quot;)">
            <text:p/>
          </table:table-cell>
          <table:table-cell table:style-name="ce146" table:content-validation-name="val1" table:formula="of:=IF(WEEKDAY([.CV10])=2;ISOWEEKNUM([.CV10];1);&quot;&quot;)">
            <text:p/>
          </table:table-cell>
          <table:table-cell table:style-name="ce146" table:content-validation-name="val1" table:formula="of:=IF(WEEKDAY([.CW10])=2;ISOWEEKNUM([.CW10];1);&quot;&quot;)" office:value-type="float" office:value="31" calcext:value-type="float">
            <text:p>31</text:p>
          </table:table-cell>
          <table:table-cell table:style-name="ce146" table:content-validation-name="val1" table:formula="of:=IF(WEEKDAY([.CX10])=2;ISOWEEKNUM([.CX10];1);&quot;&quot;)">
            <text:p/>
          </table:table-cell>
          <table:table-cell table:style-name="ce146" table:content-validation-name="val1" table:formula="of:=IF(WEEKDAY([.CY10])=2;ISOWEEKNUM([.CY10];1);&quot;&quot;)">
            <text:p/>
          </table:table-cell>
          <table:table-cell table:style-name="ce146" table:content-validation-name="val1" table:formula="of:=IF(WEEKDAY([.CZ10])=2;ISOWEEKNUM([.CZ10];1);&quot;&quot;)">
            <text:p/>
          </table:table-cell>
          <table:table-cell table:style-name="ce146" table:content-validation-name="val1" table:formula="of:=IF(WEEKDAY([.DA10])=2;ISOWEEKNUM([.DA10];1);&quot;&quot;)">
            <text:p/>
          </table:table-cell>
          <table:table-cell table:style-name="ce146" table:content-validation-name="val1" table:formula="of:=IF(WEEKDAY([.DB10])=2;ISOWEEKNUM([.DB10];1);&quot;&quot;)">
            <text:p/>
          </table:table-cell>
          <table:table-cell table:style-name="ce146" table:content-validation-name="val1" table:formula="of:=IF(WEEKDAY([.DC10])=2;ISOWEEKNUM([.DC10];1);&quot;&quot;)">
            <text:p/>
          </table:table-cell>
          <table:table-cell table:style-name="ce146" table:content-validation-name="val1" table:formula="of:=IF(WEEKDAY([.DD10])=2;ISOWEEKNUM([.DD10];1);&quot;&quot;)" office:value-type="float" office:value="32" calcext:value-type="float">
            <text:p>32</text:p>
          </table:table-cell>
          <table:table-cell table:style-name="ce146" table:content-validation-name="val1" table:formula="of:=IF(WEEKDAY([.DE10])=2;ISOWEEKNUM([.DE10];1);&quot;&quot;)">
            <text:p/>
          </table:table-cell>
          <table:table-cell table:style-name="ce146" table:content-validation-name="val1" table:formula="of:=IF(WEEKDAY([.DF10])=2;ISOWEEKNUM([.DF10];1);&quot;&quot;)">
            <text:p/>
          </table:table-cell>
          <table:table-cell table:style-name="ce146" table:content-validation-name="val1" table:formula="of:=IF(WEEKDAY([.DG10])=2;ISOWEEKNUM([.DG10];1);&quot;&quot;)">
            <text:p/>
          </table:table-cell>
          <table:table-cell table:style-name="ce146" table:content-validation-name="val1" table:formula="of:=IF(WEEKDAY([.DH10])=2;ISOWEEKNUM([.DH10];1);&quot;&quot;)">
            <text:p/>
          </table:table-cell>
          <table:table-cell table:style-name="ce146" table:content-validation-name="val1" table:formula="of:=IF(WEEKDAY([.DI10])=2;ISOWEEKNUM([.DI10];1);&quot;&quot;)">
            <text:p/>
          </table:table-cell>
          <table:table-cell table:style-name="ce146" table:content-validation-name="val1" table:formula="of:=IF(WEEKDAY([.DJ10])=2;ISOWEEKNUM([.DJ10];1);&quot;&quot;)">
            <text:p/>
          </table:table-cell>
          <table:table-cell table:style-name="ce146" table:content-validation-name="val1" table:formula="of:=IF(WEEKDAY([.DK10])=2;ISOWEEKNUM([.DK10];1);&quot;&quot;)" office:value-type="float" office:value="33" calcext:value-type="float">
            <text:p>33</text:p>
          </table:table-cell>
          <table:table-cell table:style-name="ce146" table:content-validation-name="val1" table:formula="of:=IF(WEEKDAY([.DL10])=2;ISOWEEKNUM([.DL10];1);&quot;&quot;)">
            <text:p/>
          </table:table-cell>
          <table:table-cell table:style-name="ce146" table:content-validation-name="val1" table:formula="of:=IF(WEEKDAY([.DM10])=2;ISOWEEKNUM([.DM10];1);&quot;&quot;)">
            <text:p/>
          </table:table-cell>
          <table:table-cell table:style-name="ce146" table:content-validation-name="val1" table:formula="of:=IF(WEEKDAY([.DN10])=2;ISOWEEKNUM([.DN10];1);&quot;&quot;)">
            <text:p/>
          </table:table-cell>
          <table:table-cell table:style-name="ce146" table:content-validation-name="val1" table:formula="of:=IF(WEEKDAY([.DO10])=2;ISOWEEKNUM([.DO10];1);&quot;&quot;)">
            <text:p/>
          </table:table-cell>
          <table:table-cell table:style-name="ce146" table:content-validation-name="val1" table:formula="of:=IF(WEEKDAY([.DP10])=2;ISOWEEKNUM([.DP10];1);&quot;&quot;)">
            <text:p/>
          </table:table-cell>
          <table:table-cell table:style-name="ce146" table:content-validation-name="val1" table:formula="of:=IF(WEEKDAY([.DQ10])=2;ISOWEEKNUM([.DQ10];1);&quot;&quot;)">
            <text:p/>
          </table:table-cell>
          <table:table-cell table:style-name="ce146" table:content-validation-name="val1" table:formula="of:=IF(WEEKDAY([.DR10])=2;ISOWEEKNUM([.DR10];1);&quot;&quot;)" office:value-type="float" office:value="34" calcext:value-type="float">
            <text:p>34</text:p>
          </table:table-cell>
          <table:table-cell table:style-name="ce146" table:content-validation-name="val1" table:formula="of:=IF(WEEKDAY([.DS10])=2;ISOWEEKNUM([.DS10];1);&quot;&quot;)">
            <text:p/>
          </table:table-cell>
          <table:table-cell table:style-name="ce146" table:content-validation-name="val1" table:formula="of:=IF(WEEKDAY([.DT10])=2;ISOWEEKNUM([.DT10];1);&quot;&quot;)">
            <text:p/>
          </table:table-cell>
          <table:table-cell table:style-name="ce146" table:content-validation-name="val1" table:formula="of:=IF(WEEKDAY([.DU10])=2;ISOWEEKNUM([.DU10];1);&quot;&quot;)">
            <text:p/>
          </table:table-cell>
          <table:table-cell table:style-name="ce146" table:content-validation-name="val1" table:formula="of:=IF(WEEKDAY([.DV10])=2;ISOWEEKNUM([.DV10];1);&quot;&quot;)">
            <text:p/>
          </table:table-cell>
          <table:table-cell table:style-name="ce146" table:content-validation-name="val1" table:formula="of:=IF(WEEKDAY([.DW10])=2;ISOWEEKNUM([.DW10];1);&quot;&quot;)">
            <text:p/>
          </table:table-cell>
          <table:table-cell table:style-name="ce146" table:content-validation-name="val1" table:formula="of:=IF(WEEKDAY([.DX10])=2;ISOWEEKNUM([.DX10];1);&quot;&quot;)">
            <text:p/>
          </table:table-cell>
          <table:table-cell table:style-name="ce146" table:content-validation-name="val1" table:formula="of:=IF(WEEKDAY([.DY10])=2;ISOWEEKNUM([.DY10];1);&quot;&quot;)" office:value-type="float" office:value="35" calcext:value-type="float">
            <text:p>35</text:p>
          </table:table-cell>
          <table:table-cell table:style-name="ce146" table:content-validation-name="val1" table:formula="of:=IF(WEEKDAY([.DZ10])=2;ISOWEEKNUM([.DZ10];1);&quot;&quot;)">
            <text:p/>
          </table:table-cell>
          <table:table-cell table:style-name="ce146" table:content-validation-name="val1" table:formula="of:=IF(WEEKDAY([.EA10])=2;ISOWEEKNUM([.EA10];1);&quot;&quot;)">
            <text:p/>
          </table:table-cell>
          <table:table-cell table:style-name="ce146" table:content-validation-name="val1" table:formula="of:=IF(WEEKDAY([.EB10])=2;ISOWEEKNUM([.EB10];1);&quot;&quot;)">
            <text:p/>
          </table:table-cell>
          <table:table-cell table:style-name="ce146" table:content-validation-name="val1" table:formula="of:=IF(WEEKDAY([.EC10])=2;ISOWEEKNUM([.EC10];1);&quot;&quot;)">
            <text:p/>
          </table:table-cell>
          <table:table-cell table:style-name="ce146" table:content-validation-name="val1" table:formula="of:=IF(WEEKDAY([.ED10])=2;ISOWEEKNUM([.ED10];1);&quot;&quot;)">
            <text:p/>
          </table:table-cell>
          <table:table-cell table:style-name="ce146" table:content-validation-name="val1" table:formula="of:=IF(WEEKDAY([.EE10])=2;ISOWEEKNUM([.EE10];1);&quot;&quot;)">
            <text:p/>
          </table:table-cell>
          <table:table-cell table:style-name="ce146" table:content-validation-name="val1" table:formula="of:=IF(WEEKDAY([.EF10])=2;ISOWEEKNUM([.EF10];1);&quot;&quot;)" office:value-type="float" office:value="36" calcext:value-type="float">
            <text:p>36</text:p>
          </table:table-cell>
          <table:table-cell table:style-name="ce146" table:content-validation-name="val1" table:formula="of:=IF(WEEKDAY([.EG10])=2;ISOWEEKNUM([.EG10];1);&quot;&quot;)">
            <text:p/>
          </table:table-cell>
          <table:table-cell table:style-name="ce146" table:content-validation-name="val1" table:formula="of:=IF(WEEKDAY([.EH10])=2;ISOWEEKNUM([.EH10];1);&quot;&quot;)">
            <text:p/>
          </table:table-cell>
          <table:table-cell table:style-name="ce146" table:content-validation-name="val1" table:formula="of:=IF(WEEKDAY([.EI10])=2;ISOWEEKNUM([.EI10];1);&quot;&quot;)">
            <text:p/>
          </table:table-cell>
          <table:table-cell table:style-name="ce146" table:content-validation-name="val1" table:formula="of:=IF(WEEKDAY([.EJ10])=2;ISOWEEKNUM([.EJ10];1);&quot;&quot;)">
            <text:p/>
          </table:table-cell>
          <table:table-cell table:style-name="ce146" table:content-validation-name="val1" table:formula="of:=IF(WEEKDAY([.EK10])=2;ISOWEEKNUM([.EK10];1);&quot;&quot;)">
            <text:p/>
          </table:table-cell>
          <table:table-cell table:style-name="ce146" table:content-validation-name="val1" table:formula="of:=IF(WEEKDAY([.EL10])=2;ISOWEEKNUM([.EL10];1);&quot;&quot;)">
            <text:p/>
          </table:table-cell>
          <table:table-cell table:style-name="ce146" table:content-validation-name="val1" table:formula="of:=IF(WEEKDAY([.EM10])=2;ISOWEEKNUM([.EM10];1);&quot;&quot;)" office:value-type="float" office:value="37" calcext:value-type="float">
            <text:p>37</text:p>
          </table:table-cell>
          <table:table-cell table:style-name="ce146" table:content-validation-name="val1" table:formula="of:=IF(WEEKDAY([.EN10])=2;ISOWEEKNUM([.EN10];1);&quot;&quot;)">
            <text:p/>
          </table:table-cell>
          <table:table-cell table:style-name="ce146" table:content-validation-name="val1" table:formula="of:=IF(WEEKDAY([.EO10])=2;ISOWEEKNUM([.EO10];1);&quot;&quot;)">
            <text:p/>
          </table:table-cell>
          <table:table-cell table:style-name="ce146" table:content-validation-name="val1" table:formula="of:=IF(WEEKDAY([.EP10])=2;ISOWEEKNUM([.EP10];1);&quot;&quot;)">
            <text:p/>
          </table:table-cell>
          <table:table-cell table:style-name="ce146" table:content-validation-name="val1" table:formula="of:=IF(WEEKDAY([.EQ10])=2;ISOWEEKNUM([.EQ10];1);&quot;&quot;)">
            <text:p/>
          </table:table-cell>
          <table:table-cell table:style-name="ce146" table:content-validation-name="val1" table:formula="of:=IF(WEEKDAY([.ER10])=2;ISOWEEKNUM([.ER10];1);&quot;&quot;)">
            <text:p/>
          </table:table-cell>
          <table:table-cell table:style-name="ce146" table:content-validation-name="val1" table:formula="of:=IF(WEEKDAY([.ES10])=2;ISOWEEKNUM([.ES10];1);&quot;&quot;)">
            <text:p/>
          </table:table-cell>
          <table:table-cell table:style-name="ce146" table:content-validation-name="val1" table:formula="of:=IF(WEEKDAY([.ET10])=2;ISOWEEKNUM([.ET10];1);&quot;&quot;)" office:value-type="float" office:value="38" calcext:value-type="float">
            <text:p>38</text:p>
          </table:table-cell>
          <table:table-cell table:style-name="ce146" table:content-validation-name="val1" table:formula="of:=IF(WEEKDAY([.EU10])=2;ISOWEEKNUM([.EU10];1);&quot;&quot;)">
            <text:p/>
          </table:table-cell>
          <table:table-cell table:style-name="ce146" table:content-validation-name="val1" table:formula="of:=IF(WEEKDAY([.EV10])=2;ISOWEEKNUM([.EV10];1);&quot;&quot;)">
            <text:p/>
          </table:table-cell>
          <table:table-cell table:style-name="ce146" table:content-validation-name="val1" table:formula="of:=IF(WEEKDAY([.EW10])=2;ISOWEEKNUM([.EW10];1);&quot;&quot;)">
            <text:p/>
          </table:table-cell>
          <table:table-cell table:style-name="ce146" table:content-validation-name="val1" table:formula="of:=IF(WEEKDAY([.EX10])=2;ISOWEEKNUM([.EX10];1);&quot;&quot;)">
            <text:p/>
          </table:table-cell>
          <table:table-cell table:style-name="ce146" table:content-validation-name="val1" table:formula="of:=IF(WEEKDAY([.EY10])=2;ISOWEEKNUM([.EY10];1);&quot;&quot;)">
            <text:p/>
          </table:table-cell>
          <table:table-cell table:style-name="ce146" table:content-validation-name="val1" table:formula="of:=IF(WEEKDAY([.EZ10])=2;ISOWEEKNUM([.EZ10];1);&quot;&quot;)">
            <text:p/>
          </table:table-cell>
          <table:table-cell table:style-name="ce146" table:content-validation-name="val1" table:formula="of:=IF(WEEKDAY([.FA10])=2;ISOWEEKNUM([.FA10];1);&quot;&quot;)" office:value-type="float" office:value="39" calcext:value-type="float">
            <text:p>39</text:p>
          </table:table-cell>
          <table:table-cell table:style-name="ce146" table:content-validation-name="val1" table:formula="of:=IF(WEEKDAY([.FB10])=2;ISOWEEKNUM([.FB10];1);&quot;&quot;)">
            <text:p/>
          </table:table-cell>
          <table:table-cell table:style-name="ce146" table:content-validation-name="val1" table:formula="of:=IF(WEEKDAY([.FC10])=2;ISOWEEKNUM([.FC10];1);&quot;&quot;)">
            <text:p/>
          </table:table-cell>
          <table:table-cell table:style-name="ce146" table:content-validation-name="val1" table:formula="of:=IF(WEEKDAY([.FD10])=2;ISOWEEKNUM([.FD10];1);&quot;&quot;)">
            <text:p/>
          </table:table-cell>
          <table:table-cell table:style-name="ce146" table:content-validation-name="val1" table:formula="of:=IF(WEEKDAY([.FE10])=2;ISOWEEKNUM([.FE10];1);&quot;&quot;)">
            <text:p/>
          </table:table-cell>
          <table:table-cell table:style-name="ce146" table:content-validation-name="val1" table:formula="of:=IF(WEEKDAY([.FF10])=2;ISOWEEKNUM([.FF10];1);&quot;&quot;)">
            <text:p/>
          </table:table-cell>
          <table:table-cell table:style-name="ce146" table:content-validation-name="val1" table:formula="of:=IF(WEEKDAY([.FG10])=2;ISOWEEKNUM([.FG10];1);&quot;&quot;)">
            <text:p/>
          </table:table-cell>
          <table:table-cell table:style-name="ce146" table:content-validation-name="val1" table:formula="of:=IF(WEEKDAY([.FH10])=2;ISOWEEKNUM([.FH10];1);&quot;&quot;)" office:value-type="float" office:value="40" calcext:value-type="float">
            <text:p>40</text:p>
          </table:table-cell>
          <table:table-cell table:style-name="ce146" table:content-validation-name="val1" table:formula="of:=IF(WEEKDAY([.FI10])=2;ISOWEEKNUM([.FI10];1);&quot;&quot;)">
            <text:p/>
          </table:table-cell>
          <table:table-cell table:style-name="ce146" table:content-validation-name="val1" table:formula="of:=IF(WEEKDAY([.FJ10])=2;ISOWEEKNUM([.FJ10];1);&quot;&quot;)">
            <text:p/>
          </table:table-cell>
          <table:table-cell table:style-name="ce146" table:content-validation-name="val1" table:formula="of:=IF(WEEKDAY([.FK10])=2;ISOWEEKNUM([.FK10];1);&quot;&quot;)">
            <text:p/>
          </table:table-cell>
          <table:table-cell table:style-name="ce146" table:content-validation-name="val1" table:formula="of:=IF(WEEKDAY([.FL10])=2;ISOWEEKNUM([.FL10];1);&quot;&quot;)">
            <text:p/>
          </table:table-cell>
          <table:table-cell table:style-name="ce146" table:content-validation-name="val1" table:formula="of:=IF(WEEKDAY([.FM10])=2;ISOWEEKNUM([.FM10];1);&quot;&quot;)">
            <text:p/>
          </table:table-cell>
          <table:table-cell table:style-name="ce146" table:content-validation-name="val1" table:formula="of:=IF(WEEKDAY([.FN10])=2;ISOWEEKNUM([.FN10];1);&quot;&quot;)">
            <text:p/>
          </table:table-cell>
          <table:table-cell table:style-name="ce146" table:content-validation-name="val1" table:formula="of:=IF(WEEKDAY([.FO10])=2;ISOWEEKNUM([.FO10];1);&quot;&quot;)" office:value-type="float" office:value="41" calcext:value-type="float">
            <text:p>41</text:p>
          </table:table-cell>
          <table:table-cell table:style-name="ce146" table:content-validation-name="val1" table:formula="of:=IF(WEEKDAY([.FP10])=2;ISOWEEKNUM([.FP10];1);&quot;&quot;)">
            <text:p/>
          </table:table-cell>
          <table:table-cell table:style-name="ce146" table:content-validation-name="val1" table:formula="of:=IF(WEEKDAY([.FQ10])=2;ISOWEEKNUM([.FQ10];1);&quot;&quot;)">
            <text:p/>
          </table:table-cell>
          <table:table-cell table:style-name="ce146" table:content-validation-name="val1" table:formula="of:=IF(WEEKDAY([.FR10])=2;ISOWEEKNUM([.FR10];1);&quot;&quot;)">
            <text:p/>
          </table:table-cell>
          <table:table-cell table:style-name="ce146" table:content-validation-name="val1" table:formula="of:=IF(WEEKDAY([.FS10])=2;ISOWEEKNUM([.FS10];1);&quot;&quot;)">
            <text:p/>
          </table:table-cell>
          <table:table-cell table:style-name="ce146" table:content-validation-name="val1" table:formula="of:=IF(WEEKDAY([.FT10])=2;ISOWEEKNUM([.FT10];1);&quot;&quot;)">
            <text:p/>
          </table:table-cell>
          <table:table-cell table:style-name="ce146" table:content-validation-name="val1" table:formula="of:=IF(WEEKDAY([.FU10])=2;ISOWEEKNUM([.FU10];1);&quot;&quot;)">
            <text:p/>
          </table:table-cell>
          <table:table-cell table:style-name="ce146" table:content-validation-name="val1" table:formula="of:=IF(WEEKDAY([.FV10])=2;ISOWEEKNUM([.FV10];1);&quot;&quot;)" office:value-type="float" office:value="42" calcext:value-type="float">
            <text:p>42</text:p>
          </table:table-cell>
          <table:table-cell table:style-name="ce146" table:content-validation-name="val1" table:formula="of:=IF(WEEKDAY([.FW10])=2;ISOWEEKNUM([.FW10];1);&quot;&quot;)">
            <text:p/>
          </table:table-cell>
          <table:table-cell table:style-name="ce146" table:content-validation-name="val1" table:formula="of:=IF(WEEKDAY([.FX10])=2;ISOWEEKNUM([.FX10];1);&quot;&quot;)">
            <text:p/>
          </table:table-cell>
          <table:table-cell table:style-name="ce146" table:content-validation-name="val1" table:formula="of:=IF(WEEKDAY([.FY10])=2;ISOWEEKNUM([.FY10];1);&quot;&quot;)">
            <text:p/>
          </table:table-cell>
          <table:table-cell table:style-name="ce146" table:content-validation-name="val1" table:formula="of:=IF(WEEKDAY([.FZ10])=2;ISOWEEKNUM([.FZ10];1);&quot;&quot;)">
            <text:p/>
          </table:table-cell>
          <table:table-cell table:style-name="ce146" table:content-validation-name="val1" table:formula="of:=IF(WEEKDAY([.GA10])=2;ISOWEEKNUM([.GA10];1);&quot;&quot;)">
            <text:p/>
          </table:table-cell>
          <table:table-cell table:style-name="ce146" table:content-validation-name="val1" table:formula="of:=IF(WEEKDAY([.GB10])=2;ISOWEEKNUM([.GB10];1);&quot;&quot;)">
            <text:p/>
          </table:table-cell>
          <table:table-cell table:style-name="ce146" table:content-validation-name="val1" table:formula="of:=IF(WEEKDAY([.GC10])=2;ISOWEEKNUM([.GC10];1);&quot;&quot;)" office:value-type="float" office:value="43" calcext:value-type="float">
            <text:p>43</text:p>
          </table:table-cell>
          <table:table-cell table:style-name="ce146" table:content-validation-name="val1" table:formula="of:=IF(WEEKDAY([.GD10])=2;ISOWEEKNUM([.GD10];1);&quot;&quot;)">
            <text:p/>
          </table:table-cell>
          <table:table-cell table:style-name="ce146" table:content-validation-name="val1" table:formula="of:=IF(WEEKDAY([.GE10])=2;ISOWEEKNUM([.GE10];1);&quot;&quot;)">
            <text:p/>
          </table:table-cell>
          <table:table-cell table:style-name="ce146" table:content-validation-name="val1" table:formula="of:=IF(WEEKDAY([.GF10])=2;ISOWEEKNUM([.GF10];1);&quot;&quot;)">
            <text:p/>
          </table:table-cell>
          <table:table-cell table:style-name="ce146" table:content-validation-name="val1" table:formula="of:=IF(WEEKDAY([.GG10])=2;ISOWEEKNUM([.GG10];1);&quot;&quot;)">
            <text:p/>
          </table:table-cell>
          <table:table-cell table:style-name="ce146" table:content-validation-name="val1" table:formula="of:=IF(WEEKDAY([.GH10])=2;ISOWEEKNUM([.GH10];1);&quot;&quot;)">
            <text:p/>
          </table:table-cell>
          <table:table-cell table:style-name="ce146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9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9" table:content-validation-name="val1" office:value-type="string" calcext:value-type="string">
            <text:p>Finish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122" table:content-validation-name="val1" office:value-type="string" calcext:value-type="string">
            <text:p>Calendar days</text:p>
          </table:table-cell>
          <table:table-cell table:style-name="ce131" table:content-validation-name="val1" office:value-type="string" calcext:value-type="string">
            <text:p>Days Completed</text:p>
          </table:table-cell>
          <table:table-cell table:style-name="ce139" table:content-validation-name="val1" office:value-type="string" calcext:value-type="string">
            <text:p>Days Remaining</text:p>
          </table:table-cell>
          <table:table-cell table:style-name="ce147" table:content-validation-name="val1" table:formula="of:=[.K10]" office:value-type="date" office:date-value="2015-05-05" calcext:value-type="date">
            <text:p>Mai-15</text:p>
          </table:table-cell>
          <table:table-cell table:style-name="ce147" table:content-validation-name="val1" table:formula="of:=IF(DAY([.L10])=1;[.L10];&quot;&quot;)">
            <text:p/>
          </table:table-cell>
          <table:table-cell table:style-name="ce147" table:content-validation-name="val1" table:formula="of:=IF(DAY([.M10])=1;[.M10];&quot;&quot;)">
            <text:p/>
          </table:table-cell>
          <table:table-cell table:style-name="ce147" table:content-validation-name="val1" table:formula="of:=IF(DAY([.N10])=1;[.N10];&quot;&quot;)">
            <text:p/>
          </table:table-cell>
          <table:table-cell table:style-name="ce147" table:content-validation-name="val1" table:formula="of:=IF(DAY([.O10])=1;[.O10];&quot;&quot;)">
            <text:p/>
          </table:table-cell>
          <table:table-cell table:style-name="ce147" table:content-validation-name="val1" table:formula="of:=IF(DAY([.P10])=1;[.P10];&quot;&quot;)">
            <text:p/>
          </table:table-cell>
          <table:table-cell table:style-name="ce147" table:content-validation-name="val1" table:formula="of:=IF(DAY([.Q10])=1;[.Q10];&quot;&quot;)">
            <text:p/>
          </table:table-cell>
          <table:table-cell table:style-name="ce147" table:content-validation-name="val1" table:formula="of:=IF(DAY([.R10])=1;[.R10];&quot;&quot;)">
            <text:p/>
          </table:table-cell>
          <table:table-cell table:style-name="ce147" table:content-validation-name="val1" table:formula="of:=IF(DAY([.S10])=1;[.S10];&quot;&quot;)">
            <text:p/>
          </table:table-cell>
          <table:table-cell table:style-name="ce147" table:content-validation-name="val1" table:formula="of:=IF(DAY([.T10])=1;[.T10];&quot;&quot;)">
            <text:p/>
          </table:table-cell>
          <table:table-cell table:style-name="ce147" table:content-validation-name="val1" table:formula="of:=IF(DAY([.U10])=1;[.U10];&quot;&quot;)">
            <text:p/>
          </table:table-cell>
          <table:table-cell table:style-name="ce147" table:content-validation-name="val1" table:formula="of:=IF(DAY([.V10])=1;[.V10];&quot;&quot;)">
            <text:p/>
          </table:table-cell>
          <table:table-cell table:style-name="ce147" table:content-validation-name="val1" table:formula="of:=IF(DAY([.W10])=1;[.W10];&quot;&quot;)">
            <text:p/>
          </table:table-cell>
          <table:table-cell table:style-name="ce147" table:content-validation-name="val1" table:formula="of:=IF(DAY([.X10])=1;[.X10];&quot;&quot;)">
            <text:p/>
          </table:table-cell>
          <table:table-cell table:style-name="ce147" table:content-validation-name="val1" table:formula="of:=IF(DAY([.Y10])=1;[.Y10];&quot;&quot;)">
            <text:p/>
          </table:table-cell>
          <table:table-cell table:style-name="ce147" table:content-validation-name="val1" table:formula="of:=IF(DAY([.Z10])=1;[.Z10];&quot;&quot;)">
            <text:p/>
          </table:table-cell>
          <table:table-cell table:style-name="ce147" table:content-validation-name="val1" table:formula="of:=IF(DAY([.AA10])=1;[.AA10];&quot;&quot;)">
            <text:p/>
          </table:table-cell>
          <table:table-cell table:style-name="ce147" table:content-validation-name="val1" table:formula="of:=IF(DAY([.AB10])=1;[.AB10];&quot;&quot;)">
            <text:p/>
          </table:table-cell>
          <table:table-cell table:style-name="ce147" table:content-validation-name="val1" table:formula="of:=IF(DAY([.AC10])=1;[.AC10];&quot;&quot;)">
            <text:p/>
          </table:table-cell>
          <table:table-cell table:style-name="ce147" table:content-validation-name="val1" table:formula="of:=IF(DAY([.AD10])=1;[.AD10];&quot;&quot;)">
            <text:p/>
          </table:table-cell>
          <table:table-cell table:style-name="ce147" table:content-validation-name="val1" table:formula="of:=IF(DAY([.AE10])=1;[.AE10];&quot;&quot;)">
            <text:p/>
          </table:table-cell>
          <table:table-cell table:style-name="ce147" table:content-validation-name="val1" table:formula="of:=IF(DAY([.AF10])=1;[.AF10];&quot;&quot;)">
            <text:p/>
          </table:table-cell>
          <table:table-cell table:style-name="ce147" table:content-validation-name="val1" table:formula="of:=IF(DAY([.AG10])=1;[.AG10];&quot;&quot;)">
            <text:p/>
          </table:table-cell>
          <table:table-cell table:style-name="ce147" table:content-validation-name="val1" table:formula="of:=IF(DAY([.AH10])=1;[.AH10];&quot;&quot;)">
            <text:p/>
          </table:table-cell>
          <table:table-cell table:style-name="ce147" table:content-validation-name="val1" table:formula="of:=IF(DAY([.AI10])=1;[.AI10];&quot;&quot;)">
            <text:p/>
          </table:table-cell>
          <table:table-cell table:style-name="ce147" table:content-validation-name="val1" table:formula="of:=IF(DAY([.AJ10])=1;[.AJ10];&quot;&quot;)">
            <text:p/>
          </table:table-cell>
          <table:table-cell table:style-name="ce147" table:content-validation-name="val1" table:formula="of:=IF(DAY([.AK10])=1;[.AK10];&quot;&quot;)">
            <text:p/>
          </table:table-cell>
          <table:table-cell table:style-name="ce147" table:content-validation-name="val1" table:formula="of:=IF(DAY([.AL10])=1;[.AL10];&quot;&quot;)" office:value-type="date" office:date-value="2015-06-01" calcext:value-type="date">
            <text:p>Jun-15</text:p>
          </table:table-cell>
          <table:table-cell table:style-name="ce147" table:content-validation-name="val1" table:formula="of:=IF(DAY([.AM10])=1;[.AM10];&quot;&quot;)">
            <text:p/>
          </table:table-cell>
          <table:table-cell table:style-name="ce147" table:content-validation-name="val1" table:formula="of:=IF(DAY([.AN10])=1;[.AN10];&quot;&quot;)">
            <text:p/>
          </table:table-cell>
          <table:table-cell table:style-name="ce147" table:content-validation-name="val1" table:formula="of:=IF(DAY([.AO10])=1;[.AO10];&quot;&quot;)">
            <text:p/>
          </table:table-cell>
          <table:table-cell table:style-name="ce147" table:content-validation-name="val1" table:formula="of:=IF(DAY([.AP10])=1;[.AP10];&quot;&quot;)">
            <text:p/>
          </table:table-cell>
          <table:table-cell table:style-name="ce147" table:content-validation-name="val1" table:formula="of:=IF(DAY([.AQ10])=1;[.AQ10];&quot;&quot;)">
            <text:p/>
          </table:table-cell>
          <table:table-cell table:style-name="ce147" table:content-validation-name="val1" table:formula="of:=IF(DAY([.AR10])=1;[.AR10];&quot;&quot;)">
            <text:p/>
          </table:table-cell>
          <table:table-cell table:style-name="ce147" table:content-validation-name="val1" table:formula="of:=IF(DAY([.AS10])=1;[.AS10];&quot;&quot;)">
            <text:p/>
          </table:table-cell>
          <table:table-cell table:style-name="ce147" table:content-validation-name="val1" table:formula="of:=IF(DAY([.AT10])=1;[.AT10];&quot;&quot;)">
            <text:p/>
          </table:table-cell>
          <table:table-cell table:style-name="ce147" table:content-validation-name="val1" table:formula="of:=IF(DAY([.AU10])=1;[.AU10];&quot;&quot;)">
            <text:p/>
          </table:table-cell>
          <table:table-cell table:style-name="ce147" table:content-validation-name="val1" table:formula="of:=IF(DAY([.AV10])=1;[.AV10];&quot;&quot;)">
            <text:p/>
          </table:table-cell>
          <table:table-cell table:style-name="ce147" table:content-validation-name="val1" table:formula="of:=IF(DAY([.AW10])=1;[.AW10];&quot;&quot;)">
            <text:p/>
          </table:table-cell>
          <table:table-cell table:style-name="ce147" table:content-validation-name="val1" table:formula="of:=IF(DAY([.AX10])=1;[.AX10];&quot;&quot;)">
            <text:p/>
          </table:table-cell>
          <table:table-cell table:style-name="ce147" table:content-validation-name="val1" table:formula="of:=IF(DAY([.AY10])=1;[.AY10];&quot;&quot;)">
            <text:p/>
          </table:table-cell>
          <table:table-cell table:style-name="ce147" table:content-validation-name="val1" table:formula="of:=IF(DAY([.AZ10])=1;[.AZ10];&quot;&quot;)">
            <text:p/>
          </table:table-cell>
          <table:table-cell table:style-name="ce147" table:content-validation-name="val1" table:formula="of:=IF(DAY([.BA10])=1;[.BA10];&quot;&quot;)">
            <text:p/>
          </table:table-cell>
          <table:table-cell table:style-name="ce147" table:content-validation-name="val1" table:formula="of:=IF(DAY([.BB10])=1;[.BB10];&quot;&quot;)">
            <text:p/>
          </table:table-cell>
          <table:table-cell table:style-name="ce147" table:content-validation-name="val1" table:formula="of:=IF(DAY([.BC10])=1;[.BC10];&quot;&quot;)">
            <text:p/>
          </table:table-cell>
          <table:table-cell table:style-name="ce147" table:content-validation-name="val1" table:formula="of:=IF(DAY([.BD10])=1;[.BD10];&quot;&quot;)">
            <text:p/>
          </table:table-cell>
          <table:table-cell table:style-name="ce147" table:content-validation-name="val1" table:formula="of:=IF(DAY([.BE10])=1;[.BE10];&quot;&quot;)">
            <text:p/>
          </table:table-cell>
          <table:table-cell table:style-name="ce147" table:content-validation-name="val1" table:formula="of:=IF(DAY([.BF10])=1;[.BF10];&quot;&quot;)">
            <text:p/>
          </table:table-cell>
          <table:table-cell table:style-name="ce147" table:content-validation-name="val1" table:formula="of:=IF(DAY([.BG10])=1;[.BG10];&quot;&quot;)">
            <text:p/>
          </table:table-cell>
          <table:table-cell table:style-name="ce147" table:content-validation-name="val1" table:formula="of:=IF(DAY([.BH10])=1;[.BH10];&quot;&quot;)">
            <text:p/>
          </table:table-cell>
          <table:table-cell table:style-name="ce147" table:content-validation-name="val1" table:formula="of:=IF(DAY([.BI10])=1;[.BI10];&quot;&quot;)">
            <text:p/>
          </table:table-cell>
          <table:table-cell table:style-name="ce147" table:content-validation-name="val1" table:formula="of:=IF(DAY([.BJ10])=1;[.BJ10];&quot;&quot;)">
            <text:p/>
          </table:table-cell>
          <table:table-cell table:style-name="ce147" table:content-validation-name="val1" table:formula="of:=IF(DAY([.BK10])=1;[.BK10];&quot;&quot;)">
            <text:p/>
          </table:table-cell>
          <table:table-cell table:style-name="ce147" table:content-validation-name="val1" table:formula="of:=IF(DAY([.BL10])=1;[.BL10];&quot;&quot;)">
            <text:p/>
          </table:table-cell>
          <table:table-cell table:style-name="ce147" table:content-validation-name="val1" table:formula="of:=IF(DAY([.BM10])=1;[.BM10];&quot;&quot;)">
            <text:p/>
          </table:table-cell>
          <table:table-cell table:style-name="ce147" table:content-validation-name="val1" table:formula="of:=IF(DAY([.BN10])=1;[.BN10];&quot;&quot;)">
            <text:p/>
          </table:table-cell>
          <table:table-cell table:style-name="ce147" table:content-validation-name="val1" table:formula="of:=IF(DAY([.BO10])=1;[.BO10];&quot;&quot;)">
            <text:p/>
          </table:table-cell>
          <table:table-cell table:style-name="ce147" table:content-validation-name="val1" table:formula="of:=IF(DAY([.BP10])=1;[.BP10];&quot;&quot;)" office:value-type="date" office:date-value="2015-07-01" calcext:value-type="date">
            <text:p>Jul-15</text:p>
          </table:table-cell>
          <table:table-cell table:style-name="ce147" table:content-validation-name="val1" table:formula="of:=IF(DAY([.BQ10])=1;[.BQ10];&quot;&quot;)">
            <text:p/>
          </table:table-cell>
          <table:table-cell table:style-name="ce147" table:content-validation-name="val1" table:formula="of:=IF(DAY([.BR10])=1;[.BR10];&quot;&quot;)">
            <text:p/>
          </table:table-cell>
          <table:table-cell table:style-name="ce147" table:content-validation-name="val1" table:formula="of:=IF(DAY([.BS10])=1;[.BS10];&quot;&quot;)">
            <text:p/>
          </table:table-cell>
          <table:table-cell table:style-name="ce147" table:content-validation-name="val1" table:formula="of:=IF(DAY([.BT10])=1;[.BT10];&quot;&quot;)">
            <text:p/>
          </table:table-cell>
          <table:table-cell table:style-name="ce147" table:content-validation-name="val1" table:formula="of:=IF(DAY([.BU10])=1;[.BU10];&quot;&quot;)">
            <text:p/>
          </table:table-cell>
          <table:table-cell table:style-name="ce147" table:content-validation-name="val1" table:formula="of:=IF(DAY([.BV10])=1;[.BV10];&quot;&quot;)">
            <text:p/>
          </table:table-cell>
          <table:table-cell table:style-name="ce147" table:content-validation-name="val1" table:formula="of:=IF(DAY([.BW10])=1;[.BW10];&quot;&quot;)">
            <text:p/>
          </table:table-cell>
          <table:table-cell table:style-name="ce147" table:content-validation-name="val1" table:formula="of:=IF(DAY([.BX10])=1;[.BX10];&quot;&quot;)">
            <text:p/>
          </table:table-cell>
          <table:table-cell table:style-name="ce147" table:content-validation-name="val1" table:formula="of:=IF(DAY([.BY10])=1;[.BY10];&quot;&quot;)">
            <text:p/>
          </table:table-cell>
          <table:table-cell table:style-name="ce147" table:content-validation-name="val1" table:formula="of:=IF(DAY([.BZ10])=1;[.BZ10];&quot;&quot;)">
            <text:p/>
          </table:table-cell>
          <table:table-cell table:style-name="ce147" table:content-validation-name="val1" table:formula="of:=IF(DAY([.CA10])=1;[.CA10];&quot;&quot;)">
            <text:p/>
          </table:table-cell>
          <table:table-cell table:style-name="ce147" table:content-validation-name="val1" table:formula="of:=IF(DAY([.CB10])=1;[.CB10];&quot;&quot;)">
            <text:p/>
          </table:table-cell>
          <table:table-cell table:style-name="ce147" table:content-validation-name="val1" table:formula="of:=IF(DAY([.CC10])=1;[.CC10];&quot;&quot;)">
            <text:p/>
          </table:table-cell>
          <table:table-cell table:style-name="ce147" table:content-validation-name="val1" table:formula="of:=IF(DAY([.CD10])=1;[.CD10];&quot;&quot;)">
            <text:p/>
          </table:table-cell>
          <table:table-cell table:style-name="ce147" table:content-validation-name="val1" table:formula="of:=IF(DAY([.CE10])=1;[.CE10];&quot;&quot;)">
            <text:p/>
          </table:table-cell>
          <table:table-cell table:style-name="ce147" table:content-validation-name="val1" table:formula="of:=IF(DAY([.CF10])=1;[.CF10];&quot;&quot;)">
            <text:p/>
          </table:table-cell>
          <table:table-cell table:style-name="ce147" table:content-validation-name="val1" table:formula="of:=IF(DAY([.CG10])=1;[.CG10];&quot;&quot;)">
            <text:p/>
          </table:table-cell>
          <table:table-cell table:style-name="ce147" table:content-validation-name="val1" table:formula="of:=IF(DAY([.CH10])=1;[.CH10];&quot;&quot;)">
            <text:p/>
          </table:table-cell>
          <table:table-cell table:style-name="ce147" table:content-validation-name="val1" table:formula="of:=IF(DAY([.CI10])=1;[.CI10];&quot;&quot;)">
            <text:p/>
          </table:table-cell>
          <table:table-cell table:style-name="ce147" table:content-validation-name="val1" table:formula="of:=IF(DAY([.CJ10])=1;[.CJ10];&quot;&quot;)">
            <text:p/>
          </table:table-cell>
          <table:table-cell table:style-name="ce147" table:content-validation-name="val1" table:formula="of:=IF(DAY([.CK10])=1;[.CK10];&quot;&quot;)">
            <text:p/>
          </table:table-cell>
          <table:table-cell table:style-name="ce147" table:content-validation-name="val1" table:formula="of:=IF(DAY([.CL10])=1;[.CL10];&quot;&quot;)">
            <text:p/>
          </table:table-cell>
          <table:table-cell table:style-name="ce147" table:content-validation-name="val1" table:formula="of:=IF(DAY([.CM10])=1;[.CM10];&quot;&quot;)">
            <text:p/>
          </table:table-cell>
          <table:table-cell table:style-name="ce147" table:content-validation-name="val1" table:formula="of:=IF(DAY([.CN10])=1;[.CN10];&quot;&quot;)">
            <text:p/>
          </table:table-cell>
          <table:table-cell table:style-name="ce147" table:content-validation-name="val1" table:formula="of:=IF(DAY([.CO10])=1;[.CO10];&quot;&quot;)">
            <text:p/>
          </table:table-cell>
          <table:table-cell table:style-name="ce147" table:content-validation-name="val1" table:formula="of:=IF(DAY([.CP10])=1;[.CP10];&quot;&quot;)">
            <text:p/>
          </table:table-cell>
          <table:table-cell table:style-name="ce147" table:content-validation-name="val1" table:formula="of:=IF(DAY([.CQ10])=1;[.CQ10];&quot;&quot;)">
            <text:p/>
          </table:table-cell>
          <table:table-cell table:style-name="ce147" table:content-validation-name="val1" table:formula="of:=IF(DAY([.CR10])=1;[.CR10];&quot;&quot;)">
            <text:p/>
          </table:table-cell>
          <table:table-cell table:style-name="ce147" table:content-validation-name="val1" table:formula="of:=IF(DAY([.CS10])=1;[.CS10];&quot;&quot;)">
            <text:p/>
          </table:table-cell>
          <table:table-cell table:style-name="ce147" table:content-validation-name="val1" table:formula="of:=IF(DAY([.CT10])=1;[.CT10];&quot;&quot;)">
            <text:p/>
          </table:table-cell>
          <table:table-cell table:style-name="ce147" table:content-validation-name="val1" table:formula="of:=IF(DAY([.CU10])=1;[.CU10];&quot;&quot;)" office:value-type="date" office:date-value="2015-08-01" calcext:value-type="date">
            <text:p>Aug-15</text:p>
          </table:table-cell>
          <table:table-cell table:style-name="ce147" table:content-validation-name="val1" table:formula="of:=IF(DAY([.CV10])=1;[.CV10];&quot;&quot;)">
            <text:p/>
          </table:table-cell>
          <table:table-cell table:style-name="ce147" table:content-validation-name="val1" table:formula="of:=IF(DAY([.CW10])=1;[.CW10];&quot;&quot;)">
            <text:p/>
          </table:table-cell>
          <table:table-cell table:style-name="ce147" table:content-validation-name="val1" table:formula="of:=IF(DAY([.CX10])=1;[.CX10];&quot;&quot;)">
            <text:p/>
          </table:table-cell>
          <table:table-cell table:style-name="ce147" table:content-validation-name="val1" table:formula="of:=IF(DAY([.CY10])=1;[.CY10];&quot;&quot;)">
            <text:p/>
          </table:table-cell>
          <table:table-cell table:style-name="ce147" table:content-validation-name="val1" table:formula="of:=IF(DAY([.CZ10])=1;[.CZ10];&quot;&quot;)">
            <text:p/>
          </table:table-cell>
          <table:table-cell table:style-name="ce147" table:content-validation-name="val1" table:formula="of:=IF(DAY([.DA10])=1;[.DA10];&quot;&quot;)">
            <text:p/>
          </table:table-cell>
          <table:table-cell table:style-name="ce147" table:content-validation-name="val1" table:formula="of:=IF(DAY([.DB10])=1;[.DB10];&quot;&quot;)">
            <text:p/>
          </table:table-cell>
          <table:table-cell table:style-name="ce147" table:content-validation-name="val1" table:formula="of:=IF(DAY([.DC10])=1;[.DC10];&quot;&quot;)">
            <text:p/>
          </table:table-cell>
          <table:table-cell table:style-name="ce147" table:content-validation-name="val1" table:formula="of:=IF(DAY([.DD10])=1;[.DD10];&quot;&quot;)">
            <text:p/>
          </table:table-cell>
          <table:table-cell table:style-name="ce147" table:content-validation-name="val1" table:formula="of:=IF(DAY([.DE10])=1;[.DE10];&quot;&quot;)">
            <text:p/>
          </table:table-cell>
          <table:table-cell table:style-name="ce147" table:content-validation-name="val1" table:formula="of:=IF(DAY([.DF10])=1;[.DF10];&quot;&quot;)">
            <text:p/>
          </table:table-cell>
          <table:table-cell table:style-name="ce147" table:content-validation-name="val1" table:formula="of:=IF(DAY([.DG10])=1;[.DG10];&quot;&quot;)">
            <text:p/>
          </table:table-cell>
          <table:table-cell table:style-name="ce147" table:content-validation-name="val1" table:formula="of:=IF(DAY([.DH10])=1;[.DH10];&quot;&quot;)">
            <text:p/>
          </table:table-cell>
          <table:table-cell table:style-name="ce147" table:content-validation-name="val1" table:formula="of:=IF(DAY([.DI10])=1;[.DI10];&quot;&quot;)">
            <text:p/>
          </table:table-cell>
          <table:table-cell table:style-name="ce147" table:content-validation-name="val1" table:formula="of:=IF(DAY([.DJ10])=1;[.DJ10];&quot;&quot;)">
            <text:p/>
          </table:table-cell>
          <table:table-cell table:style-name="ce147" table:content-validation-name="val1" table:formula="of:=IF(DAY([.DK10])=1;[.DK10];&quot;&quot;)">
            <text:p/>
          </table:table-cell>
          <table:table-cell table:style-name="ce147" table:content-validation-name="val1" table:formula="of:=IF(DAY([.DL10])=1;[.DL10];&quot;&quot;)">
            <text:p/>
          </table:table-cell>
          <table:table-cell table:style-name="ce147" table:content-validation-name="val1" table:formula="of:=IF(DAY([.DM10])=1;[.DM10];&quot;&quot;)">
            <text:p/>
          </table:table-cell>
          <table:table-cell table:style-name="ce147" table:content-validation-name="val1" table:formula="of:=IF(DAY([.DN10])=1;[.DN10];&quot;&quot;)">
            <text:p/>
          </table:table-cell>
          <table:table-cell table:style-name="ce147" table:content-validation-name="val1" table:formula="of:=IF(DAY([.DO10])=1;[.DO10];&quot;&quot;)">
            <text:p/>
          </table:table-cell>
          <table:table-cell table:style-name="ce147" table:content-validation-name="val1" table:formula="of:=IF(DAY([.DP10])=1;[.DP10];&quot;&quot;)">
            <text:p/>
          </table:table-cell>
          <table:table-cell table:style-name="ce147" table:content-validation-name="val1" table:formula="of:=IF(DAY([.DQ10])=1;[.DQ10];&quot;&quot;)">
            <text:p/>
          </table:table-cell>
          <table:table-cell table:style-name="ce147" table:content-validation-name="val1" table:formula="of:=IF(DAY([.DR10])=1;[.DR10];&quot;&quot;)">
            <text:p/>
          </table:table-cell>
          <table:table-cell table:style-name="ce147" table:content-validation-name="val1" table:formula="of:=IF(DAY([.DS10])=1;[.DS10];&quot;&quot;)">
            <text:p/>
          </table:table-cell>
          <table:table-cell table:style-name="ce147" table:content-validation-name="val1" table:formula="of:=IF(DAY([.DT10])=1;[.DT10];&quot;&quot;)">
            <text:p/>
          </table:table-cell>
          <table:table-cell table:style-name="ce147" table:content-validation-name="val1" table:formula="of:=IF(DAY([.DU10])=1;[.DU10];&quot;&quot;)">
            <text:p/>
          </table:table-cell>
          <table:table-cell table:style-name="ce147" table:content-validation-name="val1" table:formula="of:=IF(DAY([.DV10])=1;[.DV10];&quot;&quot;)">
            <text:p/>
          </table:table-cell>
          <table:table-cell table:style-name="ce147" table:content-validation-name="val1" table:formula="of:=IF(DAY([.DW10])=1;[.DW10];&quot;&quot;)">
            <text:p/>
          </table:table-cell>
          <table:table-cell table:style-name="ce147" table:content-validation-name="val1" table:formula="of:=IF(DAY([.DX10])=1;[.DX10];&quot;&quot;)">
            <text:p/>
          </table:table-cell>
          <table:table-cell table:style-name="ce147" table:content-validation-name="val1" table:formula="of:=IF(DAY([.DY10])=1;[.DY10];&quot;&quot;)">
            <text:p/>
          </table:table-cell>
          <table:table-cell table:style-name="ce147" table:content-validation-name="val1" table:formula="of:=IF(DAY([.DZ10])=1;[.DZ10];&quot;&quot;)" office:value-type="date" office:date-value="2015-09-01" calcext:value-type="date">
            <text:p>Sep-15</text:p>
          </table:table-cell>
          <table:table-cell table:style-name="ce147" table:content-validation-name="val1" table:formula="of:=IF(DAY([.EA10])=1;[.EA10];&quot;&quot;)">
            <text:p/>
          </table:table-cell>
          <table:table-cell table:style-name="ce147" table:content-validation-name="val1" table:formula="of:=IF(DAY([.EB10])=1;[.EB10];&quot;&quot;)">
            <text:p/>
          </table:table-cell>
          <table:table-cell table:style-name="ce147" table:content-validation-name="val1" table:formula="of:=IF(DAY([.EC10])=1;[.EC10];&quot;&quot;)">
            <text:p/>
          </table:table-cell>
          <table:table-cell table:style-name="ce147" table:content-validation-name="val1" table:formula="of:=IF(DAY([.ED10])=1;[.ED10];&quot;&quot;)">
            <text:p/>
          </table:table-cell>
          <table:table-cell table:style-name="ce147" table:content-validation-name="val1" table:formula="of:=IF(DAY([.EE10])=1;[.EE10];&quot;&quot;)">
            <text:p/>
          </table:table-cell>
          <table:table-cell table:style-name="ce147" table:content-validation-name="val1" table:formula="of:=IF(DAY([.EF10])=1;[.EF10];&quot;&quot;)">
            <text:p/>
          </table:table-cell>
          <table:table-cell table:style-name="ce147" table:content-validation-name="val1" table:formula="of:=IF(DAY([.EG10])=1;[.EG10];&quot;&quot;)">
            <text:p/>
          </table:table-cell>
          <table:table-cell table:style-name="ce147" table:content-validation-name="val1" table:formula="of:=IF(DAY([.EH10])=1;[.EH10];&quot;&quot;)">
            <text:p/>
          </table:table-cell>
          <table:table-cell table:style-name="ce147" table:content-validation-name="val1" table:formula="of:=IF(DAY([.EI10])=1;[.EI10];&quot;&quot;)">
            <text:p/>
          </table:table-cell>
          <table:table-cell table:style-name="ce147" table:content-validation-name="val1" table:formula="of:=IF(DAY([.EJ10])=1;[.EJ10];&quot;&quot;)">
            <text:p/>
          </table:table-cell>
          <table:table-cell table:style-name="ce147" table:content-validation-name="val1" table:formula="of:=IF(DAY([.EK10])=1;[.EK10];&quot;&quot;)">
            <text:p/>
          </table:table-cell>
          <table:table-cell table:style-name="ce147" table:content-validation-name="val1" table:formula="of:=IF(DAY([.EL10])=1;[.EL10];&quot;&quot;)">
            <text:p/>
          </table:table-cell>
          <table:table-cell table:style-name="ce147" table:content-validation-name="val1" table:formula="of:=IF(DAY([.EM10])=1;[.EM10];&quot;&quot;)">
            <text:p/>
          </table:table-cell>
          <table:table-cell table:style-name="ce147" table:content-validation-name="val1" table:formula="of:=IF(DAY([.EN10])=1;[.EN10];&quot;&quot;)">
            <text:p/>
          </table:table-cell>
          <table:table-cell table:style-name="ce147" table:content-validation-name="val1" table:formula="of:=IF(DAY([.EO10])=1;[.EO10];&quot;&quot;)">
            <text:p/>
          </table:table-cell>
          <table:table-cell table:style-name="ce147" table:content-validation-name="val1" table:formula="of:=IF(DAY([.EP10])=1;[.EP10];&quot;&quot;)">
            <text:p/>
          </table:table-cell>
          <table:table-cell table:style-name="ce147" table:content-validation-name="val1" table:formula="of:=IF(DAY([.EQ10])=1;[.EQ10];&quot;&quot;)">
            <text:p/>
          </table:table-cell>
          <table:table-cell table:style-name="ce147" table:content-validation-name="val1" table:formula="of:=IF(DAY([.ER10])=1;[.ER10];&quot;&quot;)">
            <text:p/>
          </table:table-cell>
          <table:table-cell table:style-name="ce147" table:content-validation-name="val1" table:formula="of:=IF(DAY([.ES10])=1;[.ES10];&quot;&quot;)">
            <text:p/>
          </table:table-cell>
          <table:table-cell table:style-name="ce147" table:content-validation-name="val1" table:formula="of:=IF(DAY([.ET10])=1;[.ET10];&quot;&quot;)">
            <text:p/>
          </table:table-cell>
          <table:table-cell table:style-name="ce147" table:content-validation-name="val1" table:formula="of:=IF(DAY([.EU10])=1;[.EU10];&quot;&quot;)">
            <text:p/>
          </table:table-cell>
          <table:table-cell table:style-name="ce147" table:content-validation-name="val1" table:formula="of:=IF(DAY([.EV10])=1;[.EV10];&quot;&quot;)">
            <text:p/>
          </table:table-cell>
          <table:table-cell table:style-name="ce147" table:content-validation-name="val1" table:formula="of:=IF(DAY([.EW10])=1;[.EW10];&quot;&quot;)">
            <text:p/>
          </table:table-cell>
          <table:table-cell table:style-name="ce147" table:content-validation-name="val1" table:formula="of:=IF(DAY([.EX10])=1;[.EX10];&quot;&quot;)">
            <text:p/>
          </table:table-cell>
          <table:table-cell table:style-name="ce147" table:content-validation-name="val1" table:formula="of:=IF(DAY([.EY10])=1;[.EY10];&quot;&quot;)">
            <text:p/>
          </table:table-cell>
          <table:table-cell table:style-name="ce147" table:content-validation-name="val1" table:formula="of:=IF(DAY([.EZ10])=1;[.EZ10];&quot;&quot;)">
            <text:p/>
          </table:table-cell>
          <table:table-cell table:style-name="ce147" table:content-validation-name="val1" table:formula="of:=IF(DAY([.FA10])=1;[.FA10];&quot;&quot;)">
            <text:p/>
          </table:table-cell>
          <table:table-cell table:style-name="ce147" table:content-validation-name="val1" table:formula="of:=IF(DAY([.FB10])=1;[.FB10];&quot;&quot;)">
            <text:p/>
          </table:table-cell>
          <table:table-cell table:style-name="ce147" table:content-validation-name="val1" table:formula="of:=IF(DAY([.FC10])=1;[.FC10];&quot;&quot;)">
            <text:p/>
          </table:table-cell>
          <table:table-cell table:style-name="ce147" table:content-validation-name="val1" table:formula="of:=IF(DAY([.FD10])=1;[.FD10];&quot;&quot;)" office:value-type="date" office:date-value="2015-10-01" calcext:value-type="date">
            <text:p>Okt-15</text:p>
          </table:table-cell>
          <table:table-cell table:style-name="ce147" table:content-validation-name="val1" table:formula="of:=IF(DAY([.FE10])=1;[.FE10];&quot;&quot;)">
            <text:p/>
          </table:table-cell>
          <table:table-cell table:style-name="ce147" table:content-validation-name="val1" table:formula="of:=IF(DAY([.FF10])=1;[.FF10];&quot;&quot;)">
            <text:p/>
          </table:table-cell>
          <table:table-cell table:style-name="ce147" table:content-validation-name="val1" table:formula="of:=IF(DAY([.FG10])=1;[.FG10];&quot;&quot;)">
            <text:p/>
          </table:table-cell>
          <table:table-cell table:style-name="ce147" table:content-validation-name="val1" table:formula="of:=IF(DAY([.FH10])=1;[.FH10];&quot;&quot;)">
            <text:p/>
          </table:table-cell>
          <table:table-cell table:style-name="ce147" table:content-validation-name="val1" table:formula="of:=IF(DAY([.FI10])=1;[.FI10];&quot;&quot;)">
            <text:p/>
          </table:table-cell>
          <table:table-cell table:style-name="ce147" table:content-validation-name="val1" table:formula="of:=IF(DAY([.FJ10])=1;[.FJ10];&quot;&quot;)">
            <text:p/>
          </table:table-cell>
          <table:table-cell table:style-name="ce147" table:content-validation-name="val1" table:formula="of:=IF(DAY([.FK10])=1;[.FK10];&quot;&quot;)">
            <text:p/>
          </table:table-cell>
          <table:table-cell table:style-name="ce147" table:content-validation-name="val1" table:formula="of:=IF(DAY([.FL10])=1;[.FL10];&quot;&quot;)">
            <text:p/>
          </table:table-cell>
          <table:table-cell table:style-name="ce147" table:content-validation-name="val1" table:formula="of:=IF(DAY([.FM10])=1;[.FM10];&quot;&quot;)">
            <text:p/>
          </table:table-cell>
          <table:table-cell table:style-name="ce147" table:content-validation-name="val1" table:formula="of:=IF(DAY([.FN10])=1;[.FN10];&quot;&quot;)">
            <text:p/>
          </table:table-cell>
          <table:table-cell table:style-name="ce147" table:content-validation-name="val1" table:formula="of:=IF(DAY([.FO10])=1;[.FO10];&quot;&quot;)">
            <text:p/>
          </table:table-cell>
          <table:table-cell table:style-name="ce147" table:content-validation-name="val1" table:formula="of:=IF(DAY([.FP10])=1;[.FP10];&quot;&quot;)">
            <text:p/>
          </table:table-cell>
          <table:table-cell table:style-name="ce147" table:content-validation-name="val1" table:formula="of:=IF(DAY([.FQ10])=1;[.FQ10];&quot;&quot;)">
            <text:p/>
          </table:table-cell>
          <table:table-cell table:style-name="ce147" table:content-validation-name="val1" table:formula="of:=IF(DAY([.FR10])=1;[.FR10];&quot;&quot;)">
            <text:p/>
          </table:table-cell>
          <table:table-cell table:style-name="ce147" table:content-validation-name="val1" table:formula="of:=IF(DAY([.FS10])=1;[.FS10];&quot;&quot;)">
            <text:p/>
          </table:table-cell>
          <table:table-cell table:style-name="ce147" table:content-validation-name="val1" table:formula="of:=IF(DAY([.FT10])=1;[.FT10];&quot;&quot;)">
            <text:p/>
          </table:table-cell>
          <table:table-cell table:style-name="ce147" table:content-validation-name="val1" table:formula="of:=IF(DAY([.FU10])=1;[.FU10];&quot;&quot;)">
            <text:p/>
          </table:table-cell>
          <table:table-cell table:style-name="ce147" table:content-validation-name="val1" table:formula="of:=IF(DAY([.FV10])=1;[.FV10];&quot;&quot;)">
            <text:p/>
          </table:table-cell>
          <table:table-cell table:style-name="ce147" table:content-validation-name="val1" table:formula="of:=IF(DAY([.FW10])=1;[.FW10];&quot;&quot;)">
            <text:p/>
          </table:table-cell>
          <table:table-cell table:style-name="ce147" table:content-validation-name="val1" table:formula="of:=IF(DAY([.FX10])=1;[.FX10];&quot;&quot;)">
            <text:p/>
          </table:table-cell>
          <table:table-cell table:style-name="ce147" table:content-validation-name="val1" table:formula="of:=IF(DAY([.FY10])=1;[.FY10];&quot;&quot;)">
            <text:p/>
          </table:table-cell>
          <table:table-cell table:style-name="ce147" table:content-validation-name="val1" table:formula="of:=IF(DAY([.FZ10])=1;[.FZ10];&quot;&quot;)">
            <text:p/>
          </table:table-cell>
          <table:table-cell table:style-name="ce147" table:content-validation-name="val1" table:formula="of:=IF(DAY([.GA10])=1;[.GA10];&quot;&quot;)">
            <text:p/>
          </table:table-cell>
          <table:table-cell table:style-name="ce147" table:content-validation-name="val1" table:formula="of:=IF(DAY([.GB10])=1;[.GB10];&quot;&quot;)">
            <text:p/>
          </table:table-cell>
          <table:table-cell table:style-name="ce147" table:content-validation-name="val1" table:formula="of:=IF(DAY([.GC10])=1;[.GC10];&quot;&quot;)">
            <text:p/>
          </table:table-cell>
          <table:table-cell table:style-name="ce147" table:content-validation-name="val1" table:formula="of:=IF(DAY([.GD10])=1;[.GD10];&quot;&quot;)">
            <text:p/>
          </table:table-cell>
          <table:table-cell table:style-name="ce147" table:content-validation-name="val1" table:formula="of:=IF(DAY([.GE10])=1;[.GE10];&quot;&quot;)">
            <text:p/>
          </table:table-cell>
          <table:table-cell table:style-name="ce147" table:content-validation-name="val1" table:formula="of:=IF(DAY([.GF10])=1;[.GF10];&quot;&quot;)">
            <text:p/>
          </table:table-cell>
          <table:table-cell table:style-name="ce147" table:content-validation-name="val1" table:formula="of:=IF(DAY([.GG10])=1;[.GG10];&quot;&quot;)">
            <text:p/>
          </table:table-cell>
          <table:table-cell table:style-name="ce147" table:content-validation-name="val1" table:formula="of:=IF(DAY([.GH10])=1;[.GH10];&quot;&quot;)">
            <text:p/>
          </table:table-cell>
          <table:table-cell table:style-name="ce147" table:content-validation-name="val1" table:formula="of:=IF(DAY([.GI10])=1;[.GI10];&quot;&quot;)" office:value-type="date" office:date-value="2015-11-01" calcext:value-type="date">
            <text:p>Nov-15</text:p>
          </table:table-cell>
          <table:table-cell table:style-name="ce21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50" table:content-validation-name="val1" table:formula="of:=MIN([.D50:.D50])" office:value-type="date" office:date-value="2015-05-05" calcext:value-type="date">
            <text:p>05-Mai-2015</text:p>
          </table:table-cell>
          <table:table-cell table:style-name="ce62" table:content-validation-name="val1" table:formula="of:=NETWORKDAYS([.D10];[.F10];Holidays)" office:value-type="float" office:value="21" calcext:value-type="float">
            <text:p>21</text:p>
          </table:table-cell>
          <table:table-cell table:style-name="ce50" table:content-validation-name="val1" table:formula="of:=MAX([.F11:.F54])" office:value-type="date" office:date-value="2015-06-02" calcext:value-type="date">
            <text:p>02-Jun-2015</text:p>
          </table:table-cell>
          <table:table-cell table:style-name="ce82" table:content-validation-name="val1" table:formula="of:=SUMPRODUCT([.G11:.G54];[.E11:.E54])/SUM([.E11:.E54])" office:value-type="percentage" office:value="0.653258258258258" calcext:value-type="percentage">
            <text:p>65%</text:p>
          </table:table-cell>
          <table:table-cell table:style-name="ce123" table:content-validation-name="val1" table:formula="of:=[.F10]-[.D10]+1" office:value-type="float" office:value="29" calcext:value-type="float">
            <text:p>29</text:p>
          </table:table-cell>
          <table:table-cell table:style-name="ce132" table:content-validation-name="val1"/>
          <table:table-cell table:style-name="ce140" table:content-validation-name="val1"/>
          <table:table-cell table:style-name="ce148" table:content-validation-name="val1" table:formula="of:=[.D10]" office:value-type="date" office:date-value="2015-05-05" calcext:value-type="date">
            <text:p>05</text:p>
          </table:table-cell>
          <table:table-cell table:style-name="ce148" table:content-validation-name="val1" table:formula="of:=[.K10]+1" office:value-type="date" office:date-value="2015-05-06" calcext:value-type="date">
            <text:p>06</text:p>
          </table:table-cell>
          <table:table-cell table:style-name="ce148" table:content-validation-name="val1" table:formula="of:=[.L10]+1" office:value-type="date" office:date-value="2015-05-07" calcext:value-type="date">
            <text:p>07</text:p>
          </table:table-cell>
          <table:table-cell table:style-name="ce148" table:content-validation-name="val1" table:formula="of:=[.M10]+1" office:value-type="date" office:date-value="2015-05-08" calcext:value-type="date">
            <text:p>08</text:p>
          </table:table-cell>
          <table:table-cell table:style-name="ce148" table:content-validation-name="val1" table:formula="of:=[.N10]+1" office:value-type="date" office:date-value="2015-05-09" calcext:value-type="date">
            <text:p>09</text:p>
          </table:table-cell>
          <table:table-cell table:style-name="ce148" table:content-validation-name="val1" table:formula="of:=[.O10]+1" office:value-type="date" office:date-value="2015-05-10" calcext:value-type="date">
            <text:p>10</text:p>
          </table:table-cell>
          <table:table-cell table:style-name="ce148" table:content-validation-name="val1" table:formula="of:=[.P10]+1" office:value-type="date" office:date-value="2015-05-11" calcext:value-type="date">
            <text:p>11</text:p>
          </table:table-cell>
          <table:table-cell table:style-name="ce148" table:content-validation-name="val1" table:formula="of:=[.Q10]+1" office:value-type="date" office:date-value="2015-05-12" calcext:value-type="date">
            <text:p>12</text:p>
          </table:table-cell>
          <table:table-cell table:style-name="ce148" table:content-validation-name="val1" table:formula="of:=[.R10]+1" office:value-type="date" office:date-value="2015-05-13" calcext:value-type="date">
            <text:p>13</text:p>
          </table:table-cell>
          <table:table-cell table:style-name="ce148" table:content-validation-name="val1" table:formula="of:=[.S10]+1" office:value-type="date" office:date-value="2015-05-14" calcext:value-type="date">
            <text:p>14</text:p>
          </table:table-cell>
          <table:table-cell table:style-name="ce148" table:content-validation-name="val1" table:formula="of:=[.T10]+1" office:value-type="date" office:date-value="2015-05-15" calcext:value-type="date">
            <text:p>15</text:p>
          </table:table-cell>
          <table:table-cell table:style-name="ce148" table:content-validation-name="val1" table:formula="of:=[.U10]+1" office:value-type="date" office:date-value="2015-05-16" calcext:value-type="date">
            <text:p>16</text:p>
          </table:table-cell>
          <table:table-cell table:style-name="ce148" table:content-validation-name="val1" table:formula="of:=[.V10]+1" office:value-type="date" office:date-value="2015-05-17" calcext:value-type="date">
            <text:p>17</text:p>
          </table:table-cell>
          <table:table-cell table:style-name="ce148" table:content-validation-name="val1" table:formula="of:=[.W10]+1" office:value-type="date" office:date-value="2015-05-18" calcext:value-type="date">
            <text:p>18</text:p>
          </table:table-cell>
          <table:table-cell table:style-name="ce148" table:content-validation-name="val1" table:formula="of:=[.X10]+1" office:value-type="date" office:date-value="2015-05-19" calcext:value-type="date">
            <text:p>19</text:p>
          </table:table-cell>
          <table:table-cell table:style-name="ce148" table:content-validation-name="val1" table:formula="of:=[.Y10]+1" office:value-type="date" office:date-value="2015-05-20" calcext:value-type="date">
            <text:p>20</text:p>
          </table:table-cell>
          <table:table-cell table:style-name="ce148" table:content-validation-name="val1" table:formula="of:=[.Z10]+1" office:value-type="date" office:date-value="2015-05-21" calcext:value-type="date">
            <text:p>21</text:p>
          </table:table-cell>
          <table:table-cell table:style-name="ce148" table:content-validation-name="val1" table:formula="of:=[.AA10]+1" office:value-type="date" office:date-value="2015-05-22" calcext:value-type="date">
            <text:p>22</text:p>
          </table:table-cell>
          <table:table-cell table:style-name="ce148" table:content-validation-name="val1" table:formula="of:=[.AB10]+1" office:value-type="date" office:date-value="2015-05-23" calcext:value-type="date">
            <text:p>23</text:p>
          </table:table-cell>
          <table:table-cell table:style-name="ce148" table:content-validation-name="val1" table:formula="of:=[.AC10]+1" office:value-type="date" office:date-value="2015-05-24" calcext:value-type="date">
            <text:p>24</text:p>
          </table:table-cell>
          <table:table-cell table:style-name="ce148" table:content-validation-name="val1" table:formula="of:=[.AD10]+1" office:value-type="date" office:date-value="2015-05-25" calcext:value-type="date">
            <text:p>25</text:p>
          </table:table-cell>
          <table:table-cell table:style-name="ce148" table:content-validation-name="val1" table:formula="of:=[.AE10]+1" office:value-type="date" office:date-value="2015-05-26" calcext:value-type="date">
            <text:p>26</text:p>
          </table:table-cell>
          <table:table-cell table:style-name="ce148" table:content-validation-name="val1" table:formula="of:=[.AF10]+1" office:value-type="date" office:date-value="2015-05-27" calcext:value-type="date">
            <text:p>27</text:p>
          </table:table-cell>
          <table:table-cell table:style-name="ce148" table:content-validation-name="val1" table:formula="of:=[.AG10]+1" office:value-type="date" office:date-value="2015-05-28" calcext:value-type="date">
            <text:p>28</text:p>
          </table:table-cell>
          <table:table-cell table:style-name="ce148" table:content-validation-name="val1" table:formula="of:=[.AH10]+1" office:value-type="date" office:date-value="2015-05-29" calcext:value-type="date">
            <text:p>29</text:p>
          </table:table-cell>
          <table:table-cell table:style-name="ce148" table:content-validation-name="val1" table:formula="of:=[.AI10]+1" office:value-type="date" office:date-value="2015-05-30" calcext:value-type="date">
            <text:p>30</text:p>
          </table:table-cell>
          <table:table-cell table:style-name="ce148" table:content-validation-name="val1" table:formula="of:=[.AJ10]+1" office:value-type="date" office:date-value="2015-05-31" calcext:value-type="date">
            <text:p>31</text:p>
          </table:table-cell>
          <table:table-cell table:style-name="ce148" table:content-validation-name="val1" table:formula="of:=[.AK10]+1" office:value-type="date" office:date-value="2015-06-01" calcext:value-type="date">
            <text:p>01</text:p>
          </table:table-cell>
          <table:table-cell table:style-name="ce148" table:content-validation-name="val1" table:formula="of:=[.AL10]+1" office:value-type="date" office:date-value="2015-06-02" calcext:value-type="date">
            <text:p>02</text:p>
          </table:table-cell>
          <table:table-cell table:style-name="ce148" table:content-validation-name="val1" table:formula="of:=[.AM10]+1" office:value-type="date" office:date-value="2015-06-03" calcext:value-type="date">
            <text:p>03</text:p>
          </table:table-cell>
          <table:table-cell table:style-name="ce148" table:content-validation-name="val1" table:formula="of:=[.AN10]+1" office:value-type="date" office:date-value="2015-06-04" calcext:value-type="date">
            <text:p>04</text:p>
          </table:table-cell>
          <table:table-cell table:style-name="ce148" table:content-validation-name="val1" table:formula="of:=[.AO10]+1" office:value-type="date" office:date-value="2015-06-05" calcext:value-type="date">
            <text:p>05</text:p>
          </table:table-cell>
          <table:table-cell table:style-name="ce148" table:content-validation-name="val1" table:formula="of:=[.AP10]+1" office:value-type="date" office:date-value="2015-06-06" calcext:value-type="date">
            <text:p>06</text:p>
          </table:table-cell>
          <table:table-cell table:style-name="ce148" table:content-validation-name="val1" table:formula="of:=[.AQ10]+1" office:value-type="date" office:date-value="2015-06-07" calcext:value-type="date">
            <text:p>07</text:p>
          </table:table-cell>
          <table:table-cell table:style-name="ce148" table:content-validation-name="val1" table:formula="of:=[.AR10]+1" office:value-type="date" office:date-value="2015-06-08" calcext:value-type="date">
            <text:p>08</text:p>
          </table:table-cell>
          <table:table-cell table:style-name="ce148" table:content-validation-name="val1" table:formula="of:=[.AS10]+1" office:value-type="date" office:date-value="2015-06-09" calcext:value-type="date">
            <text:p>09</text:p>
          </table:table-cell>
          <table:table-cell table:style-name="ce148" table:content-validation-name="val1" table:formula="of:=[.AT10]+1" office:value-type="date" office:date-value="2015-06-10" calcext:value-type="date">
            <text:p>10</text:p>
          </table:table-cell>
          <table:table-cell table:style-name="ce148" table:content-validation-name="val1" table:formula="of:=[.AU10]+1" office:value-type="date" office:date-value="2015-06-11" calcext:value-type="date">
            <text:p>11</text:p>
          </table:table-cell>
          <table:table-cell table:style-name="ce148" table:content-validation-name="val1" table:formula="of:=[.AV10]+1" office:value-type="date" office:date-value="2015-06-12" calcext:value-type="date">
            <text:p>12</text:p>
          </table:table-cell>
          <table:table-cell table:style-name="ce148" table:content-validation-name="val1" table:formula="of:=[.AW10]+1" office:value-type="date" office:date-value="2015-06-13" calcext:value-type="date">
            <text:p>13</text:p>
          </table:table-cell>
          <table:table-cell table:style-name="ce148" table:content-validation-name="val1" table:formula="of:=[.AX10]+1" office:value-type="date" office:date-value="2015-06-14" calcext:value-type="date">
            <text:p>14</text:p>
          </table:table-cell>
          <table:table-cell table:style-name="ce148" table:content-validation-name="val1" table:formula="of:=[.AY10]+1" office:value-type="date" office:date-value="2015-06-15" calcext:value-type="date">
            <text:p>15</text:p>
          </table:table-cell>
          <table:table-cell table:style-name="ce148" table:content-validation-name="val1" table:formula="of:=[.AZ10]+1" office:value-type="date" office:date-value="2015-06-16" calcext:value-type="date">
            <text:p>16</text:p>
          </table:table-cell>
          <table:table-cell table:style-name="ce148" table:content-validation-name="val1" table:formula="of:=[.BA10]+1" office:value-type="date" office:date-value="2015-06-17" calcext:value-type="date">
            <text:p>17</text:p>
          </table:table-cell>
          <table:table-cell table:style-name="ce148" table:content-validation-name="val1" table:formula="of:=[.BB10]+1" office:value-type="date" office:date-value="2015-06-18" calcext:value-type="date">
            <text:p>18</text:p>
          </table:table-cell>
          <table:table-cell table:style-name="ce148" table:content-validation-name="val1" table:formula="of:=[.BC10]+1" office:value-type="date" office:date-value="2015-06-19" calcext:value-type="date">
            <text:p>19</text:p>
          </table:table-cell>
          <table:table-cell table:style-name="ce148" table:content-validation-name="val1" table:formula="of:=[.BD10]+1" office:value-type="date" office:date-value="2015-06-20" calcext:value-type="date">
            <text:p>20</text:p>
          </table:table-cell>
          <table:table-cell table:style-name="ce148" table:content-validation-name="val1" table:formula="of:=[.BE10]+1" office:value-type="date" office:date-value="2015-06-21" calcext:value-type="date">
            <text:p>21</text:p>
          </table:table-cell>
          <table:table-cell table:style-name="ce148" table:content-validation-name="val1" table:formula="of:=[.BF10]+1" office:value-type="date" office:date-value="2015-06-22" calcext:value-type="date">
            <text:p>22</text:p>
          </table:table-cell>
          <table:table-cell table:style-name="ce148" table:content-validation-name="val1" table:formula="of:=[.BG10]+1" office:value-type="date" office:date-value="2015-06-23" calcext:value-type="date">
            <text:p>23</text:p>
          </table:table-cell>
          <table:table-cell table:style-name="ce148" table:content-validation-name="val1" table:formula="of:=[.BH10]+1" office:value-type="date" office:date-value="2015-06-24" calcext:value-type="date">
            <text:p>24</text:p>
          </table:table-cell>
          <table:table-cell table:style-name="ce148" table:content-validation-name="val1" table:formula="of:=[.BI10]+1" office:value-type="date" office:date-value="2015-06-25" calcext:value-type="date">
            <text:p>25</text:p>
          </table:table-cell>
          <table:table-cell table:style-name="ce148" table:content-validation-name="val1" table:formula="of:=[.BJ10]+1" office:value-type="date" office:date-value="2015-06-26" calcext:value-type="date">
            <text:p>26</text:p>
          </table:table-cell>
          <table:table-cell table:style-name="ce148" table:content-validation-name="val1" table:formula="of:=[.BK10]+1" office:value-type="date" office:date-value="2015-06-27" calcext:value-type="date">
            <text:p>27</text:p>
          </table:table-cell>
          <table:table-cell table:style-name="ce148" table:content-validation-name="val1" table:formula="of:=[.BL10]+1" office:value-type="date" office:date-value="2015-06-28" calcext:value-type="date">
            <text:p>28</text:p>
          </table:table-cell>
          <table:table-cell table:style-name="ce148" table:content-validation-name="val1" table:formula="of:=[.BM10]+1" office:value-type="date" office:date-value="2015-06-29" calcext:value-type="date">
            <text:p>29</text:p>
          </table:table-cell>
          <table:table-cell table:style-name="ce148" table:content-validation-name="val1" table:formula="of:=[.BN10]+1" office:value-type="date" office:date-value="2015-06-30" calcext:value-type="date">
            <text:p>30</text:p>
          </table:table-cell>
          <table:table-cell table:style-name="ce148" table:content-validation-name="val1" table:formula="of:=[.BO10]+1" office:value-type="date" office:date-value="2015-07-01" calcext:value-type="date">
            <text:p>01</text:p>
          </table:table-cell>
          <table:table-cell table:style-name="ce148" table:content-validation-name="val1" table:formula="of:=[.BP10]+1" office:value-type="date" office:date-value="2015-07-02" calcext:value-type="date">
            <text:p>02</text:p>
          </table:table-cell>
          <table:table-cell table:style-name="ce148" table:content-validation-name="val1" table:formula="of:=[.BQ10]+1" office:value-type="date" office:date-value="2015-07-03" calcext:value-type="date">
            <text:p>03</text:p>
          </table:table-cell>
          <table:table-cell table:style-name="ce148" table:content-validation-name="val1" table:formula="of:=[.BR10]+1" office:value-type="date" office:date-value="2015-07-04" calcext:value-type="date">
            <text:p>04</text:p>
          </table:table-cell>
          <table:table-cell table:style-name="ce148" table:content-validation-name="val1" table:formula="of:=[.BS10]+1" office:value-type="date" office:date-value="2015-07-05" calcext:value-type="date">
            <text:p>05</text:p>
          </table:table-cell>
          <table:table-cell table:style-name="ce148" table:content-validation-name="val1" table:formula="of:=[.BT10]+1" office:value-type="date" office:date-value="2015-07-06" calcext:value-type="date">
            <text:p>06</text:p>
          </table:table-cell>
          <table:table-cell table:style-name="ce148" table:content-validation-name="val1" table:formula="of:=[.BU10]+1" office:value-type="date" office:date-value="2015-07-07" calcext:value-type="date">
            <text:p>07</text:p>
          </table:table-cell>
          <table:table-cell table:style-name="ce148" table:content-validation-name="val1" table:formula="of:=[.BV10]+1" office:value-type="date" office:date-value="2015-07-08" calcext:value-type="date">
            <text:p>08</text:p>
          </table:table-cell>
          <table:table-cell table:style-name="ce148" table:content-validation-name="val1" table:formula="of:=[.BW10]+1" office:value-type="date" office:date-value="2015-07-09" calcext:value-type="date">
            <text:p>09</text:p>
          </table:table-cell>
          <table:table-cell table:style-name="ce148" table:content-validation-name="val1" table:formula="of:=[.BX10]+1" office:value-type="date" office:date-value="2015-07-10" calcext:value-type="date">
            <text:p>10</text:p>
          </table:table-cell>
          <table:table-cell table:style-name="ce148" table:content-validation-name="val1" table:formula="of:=[.BY10]+1" office:value-type="date" office:date-value="2015-07-11" calcext:value-type="date">
            <text:p>11</text:p>
          </table:table-cell>
          <table:table-cell table:style-name="ce148" table:content-validation-name="val1" table:formula="of:=[.BZ10]+1" office:value-type="date" office:date-value="2015-07-12" calcext:value-type="date">
            <text:p>12</text:p>
          </table:table-cell>
          <table:table-cell table:style-name="ce148" table:content-validation-name="val1" table:formula="of:=[.CA10]+1" office:value-type="date" office:date-value="2015-07-13" calcext:value-type="date">
            <text:p>13</text:p>
          </table:table-cell>
          <table:table-cell table:style-name="ce148" table:content-validation-name="val1" table:formula="of:=[.CB10]+1" office:value-type="date" office:date-value="2015-07-14" calcext:value-type="date">
            <text:p>14</text:p>
          </table:table-cell>
          <table:table-cell table:style-name="ce148" table:content-validation-name="val1" table:formula="of:=[.CC10]+1" office:value-type="date" office:date-value="2015-07-15" calcext:value-type="date">
            <text:p>15</text:p>
          </table:table-cell>
          <table:table-cell table:style-name="ce148" table:content-validation-name="val1" table:formula="of:=[.CD10]+1" office:value-type="date" office:date-value="2015-07-16" calcext:value-type="date">
            <text:p>16</text:p>
          </table:table-cell>
          <table:table-cell table:style-name="ce148" table:content-validation-name="val1" table:formula="of:=[.CE10]+1" office:value-type="date" office:date-value="2015-07-17" calcext:value-type="date">
            <text:p>17</text:p>
          </table:table-cell>
          <table:table-cell table:style-name="ce148" table:content-validation-name="val1" table:formula="of:=[.CF10]+1" office:value-type="date" office:date-value="2015-07-18" calcext:value-type="date">
            <text:p>18</text:p>
          </table:table-cell>
          <table:table-cell table:style-name="ce148" table:content-validation-name="val1" table:formula="of:=[.CG10]+1" office:value-type="date" office:date-value="2015-07-19" calcext:value-type="date">
            <text:p>19</text:p>
          </table:table-cell>
          <table:table-cell table:style-name="ce148" table:content-validation-name="val1" table:formula="of:=[.CH10]+1" office:value-type="date" office:date-value="2015-07-20" calcext:value-type="date">
            <text:p>20</text:p>
          </table:table-cell>
          <table:table-cell table:style-name="ce148" table:content-validation-name="val1" table:formula="of:=[.CI10]+1" office:value-type="date" office:date-value="2015-07-21" calcext:value-type="date">
            <text:p>21</text:p>
          </table:table-cell>
          <table:table-cell table:style-name="ce148" table:content-validation-name="val1" table:formula="of:=[.CJ10]+1" office:value-type="date" office:date-value="2015-07-22" calcext:value-type="date">
            <text:p>22</text:p>
          </table:table-cell>
          <table:table-cell table:style-name="ce148" table:content-validation-name="val1" table:formula="of:=[.CK10]+1" office:value-type="date" office:date-value="2015-07-23" calcext:value-type="date">
            <text:p>23</text:p>
          </table:table-cell>
          <table:table-cell table:style-name="ce148" table:content-validation-name="val1" table:formula="of:=[.CL10]+1" office:value-type="date" office:date-value="2015-07-24" calcext:value-type="date">
            <text:p>24</text:p>
          </table:table-cell>
          <table:table-cell table:style-name="ce148" table:content-validation-name="val1" table:formula="of:=[.CM10]+1" office:value-type="date" office:date-value="2015-07-25" calcext:value-type="date">
            <text:p>25</text:p>
          </table:table-cell>
          <table:table-cell table:style-name="ce148" table:content-validation-name="val1" table:formula="of:=[.CN10]+1" office:value-type="date" office:date-value="2015-07-26" calcext:value-type="date">
            <text:p>26</text:p>
          </table:table-cell>
          <table:table-cell table:style-name="ce148" table:content-validation-name="val1" table:formula="of:=[.CO10]+1" office:value-type="date" office:date-value="2015-07-27" calcext:value-type="date">
            <text:p>27</text:p>
          </table:table-cell>
          <table:table-cell table:style-name="ce148" table:content-validation-name="val1" table:formula="of:=[.CP10]+1" office:value-type="date" office:date-value="2015-07-28" calcext:value-type="date">
            <text:p>28</text:p>
          </table:table-cell>
          <table:table-cell table:style-name="ce148" table:content-validation-name="val1" table:formula="of:=[.CQ10]+1" office:value-type="date" office:date-value="2015-07-29" calcext:value-type="date">
            <text:p>29</text:p>
          </table:table-cell>
          <table:table-cell table:style-name="ce148" table:content-validation-name="val1" table:formula="of:=[.CR10]+1" office:value-type="date" office:date-value="2015-07-30" calcext:value-type="date">
            <text:p>30</text:p>
          </table:table-cell>
          <table:table-cell table:style-name="ce148" table:content-validation-name="val1" table:formula="of:=[.CS10]+1" office:value-type="date" office:date-value="2015-07-31" calcext:value-type="date">
            <text:p>31</text:p>
          </table:table-cell>
          <table:table-cell table:style-name="ce148" table:content-validation-name="val1" table:formula="of:=[.CT10]+1" office:value-type="date" office:date-value="2015-08-01" calcext:value-type="date">
            <text:p>01</text:p>
          </table:table-cell>
          <table:table-cell table:style-name="ce148" table:content-validation-name="val1" table:formula="of:=[.CU10]+1" office:value-type="date" office:date-value="2015-08-02" calcext:value-type="date">
            <text:p>02</text:p>
          </table:table-cell>
          <table:table-cell table:style-name="ce148" table:content-validation-name="val1" table:formula="of:=[.CV10]+1" office:value-type="date" office:date-value="2015-08-03" calcext:value-type="date">
            <text:p>03</text:p>
          </table:table-cell>
          <table:table-cell table:style-name="ce148" table:content-validation-name="val1" table:formula="of:=[.CW10]+1" office:value-type="date" office:date-value="2015-08-04" calcext:value-type="date">
            <text:p>04</text:p>
          </table:table-cell>
          <table:table-cell table:style-name="ce148" table:content-validation-name="val1" table:formula="of:=[.CX10]+1" office:value-type="date" office:date-value="2015-08-05" calcext:value-type="date">
            <text:p>05</text:p>
          </table:table-cell>
          <table:table-cell table:style-name="ce148" table:content-validation-name="val1" table:formula="of:=[.CY10]+1" office:value-type="date" office:date-value="2015-08-06" calcext:value-type="date">
            <text:p>06</text:p>
          </table:table-cell>
          <table:table-cell table:style-name="ce148" table:content-validation-name="val1" table:formula="of:=[.CZ10]+1" office:value-type="date" office:date-value="2015-08-07" calcext:value-type="date">
            <text:p>07</text:p>
          </table:table-cell>
          <table:table-cell table:style-name="ce148" table:content-validation-name="val1" table:formula="of:=[.DA10]+1" office:value-type="date" office:date-value="2015-08-08" calcext:value-type="date">
            <text:p>08</text:p>
          </table:table-cell>
          <table:table-cell table:style-name="ce148" table:content-validation-name="val1" table:formula="of:=[.DB10]+1" office:value-type="date" office:date-value="2015-08-09" calcext:value-type="date">
            <text:p>09</text:p>
          </table:table-cell>
          <table:table-cell table:style-name="ce148" table:content-validation-name="val1" table:formula="of:=[.DC10]+1" office:value-type="date" office:date-value="2015-08-10" calcext:value-type="date">
            <text:p>10</text:p>
          </table:table-cell>
          <table:table-cell table:style-name="ce148" table:content-validation-name="val1" table:formula="of:=[.DD10]+1" office:value-type="date" office:date-value="2015-08-11" calcext:value-type="date">
            <text:p>11</text:p>
          </table:table-cell>
          <table:table-cell table:style-name="ce148" table:content-validation-name="val1" table:formula="of:=[.DE10]+1" office:value-type="date" office:date-value="2015-08-12" calcext:value-type="date">
            <text:p>12</text:p>
          </table:table-cell>
          <table:table-cell table:style-name="ce148" table:content-validation-name="val1" table:formula="of:=[.DF10]+1" office:value-type="date" office:date-value="2015-08-13" calcext:value-type="date">
            <text:p>13</text:p>
          </table:table-cell>
          <table:table-cell table:style-name="ce148" table:content-validation-name="val1" table:formula="of:=[.DG10]+1" office:value-type="date" office:date-value="2015-08-14" calcext:value-type="date">
            <text:p>14</text:p>
          </table:table-cell>
          <table:table-cell table:style-name="ce148" table:content-validation-name="val1" table:formula="of:=[.DH10]+1" office:value-type="date" office:date-value="2015-08-15" calcext:value-type="date">
            <text:p>15</text:p>
          </table:table-cell>
          <table:table-cell table:style-name="ce148" table:content-validation-name="val1" table:formula="of:=[.DI10]+1" office:value-type="date" office:date-value="2015-08-16" calcext:value-type="date">
            <text:p>16</text:p>
          </table:table-cell>
          <table:table-cell table:style-name="ce148" table:content-validation-name="val1" table:formula="of:=[.DJ10]+1" office:value-type="date" office:date-value="2015-08-17" calcext:value-type="date">
            <text:p>17</text:p>
          </table:table-cell>
          <table:table-cell table:style-name="ce148" table:content-validation-name="val1" table:formula="of:=[.DK10]+1" office:value-type="date" office:date-value="2015-08-18" calcext:value-type="date">
            <text:p>18</text:p>
          </table:table-cell>
          <table:table-cell table:style-name="ce148" table:content-validation-name="val1" table:formula="of:=[.DL10]+1" office:value-type="date" office:date-value="2015-08-19" calcext:value-type="date">
            <text:p>19</text:p>
          </table:table-cell>
          <table:table-cell table:style-name="ce148" table:content-validation-name="val1" table:formula="of:=[.DM10]+1" office:value-type="date" office:date-value="2015-08-20" calcext:value-type="date">
            <text:p>20</text:p>
          </table:table-cell>
          <table:table-cell table:style-name="ce148" table:content-validation-name="val1" table:formula="of:=[.DN10]+1" office:value-type="date" office:date-value="2015-08-21" calcext:value-type="date">
            <text:p>21</text:p>
          </table:table-cell>
          <table:table-cell table:style-name="ce148" table:content-validation-name="val1" table:formula="of:=[.DO10]+1" office:value-type="date" office:date-value="2015-08-22" calcext:value-type="date">
            <text:p>22</text:p>
          </table:table-cell>
          <table:table-cell table:style-name="ce148" table:content-validation-name="val1" table:formula="of:=[.DP10]+1" office:value-type="date" office:date-value="2015-08-23" calcext:value-type="date">
            <text:p>23</text:p>
          </table:table-cell>
          <table:table-cell table:style-name="ce148" table:content-validation-name="val1" table:formula="of:=[.DQ10]+1" office:value-type="date" office:date-value="2015-08-24" calcext:value-type="date">
            <text:p>24</text:p>
          </table:table-cell>
          <table:table-cell table:style-name="ce148" table:content-validation-name="val1" table:formula="of:=[.DR10]+1" office:value-type="date" office:date-value="2015-08-25" calcext:value-type="date">
            <text:p>25</text:p>
          </table:table-cell>
          <table:table-cell table:style-name="ce148" table:content-validation-name="val1" table:formula="of:=[.DS10]+1" office:value-type="date" office:date-value="2015-08-26" calcext:value-type="date">
            <text:p>26</text:p>
          </table:table-cell>
          <table:table-cell table:style-name="ce148" table:content-validation-name="val1" table:formula="of:=[.DT10]+1" office:value-type="date" office:date-value="2015-08-27" calcext:value-type="date">
            <text:p>27</text:p>
          </table:table-cell>
          <table:table-cell table:style-name="ce148" table:content-validation-name="val1" table:formula="of:=[.DU10]+1" office:value-type="date" office:date-value="2015-08-28" calcext:value-type="date">
            <text:p>28</text:p>
          </table:table-cell>
          <table:table-cell table:style-name="ce148" table:content-validation-name="val1" table:formula="of:=[.DV10]+1" office:value-type="date" office:date-value="2015-08-29" calcext:value-type="date">
            <text:p>29</text:p>
          </table:table-cell>
          <table:table-cell table:style-name="ce148" table:content-validation-name="val1" table:formula="of:=[.DW10]+1" office:value-type="date" office:date-value="2015-08-30" calcext:value-type="date">
            <text:p>30</text:p>
          </table:table-cell>
          <table:table-cell table:style-name="ce148" table:content-validation-name="val1" table:formula="of:=[.DX10]+1" office:value-type="date" office:date-value="2015-08-31" calcext:value-type="date">
            <text:p>31</text:p>
          </table:table-cell>
          <table:table-cell table:style-name="ce148" table:content-validation-name="val1" table:formula="of:=[.DY10]+1" office:value-type="date" office:date-value="2015-09-01" calcext:value-type="date">
            <text:p>01</text:p>
          </table:table-cell>
          <table:table-cell table:style-name="ce148" table:content-validation-name="val1" table:formula="of:=[.DZ10]+1" office:value-type="date" office:date-value="2015-09-02" calcext:value-type="date">
            <text:p>02</text:p>
          </table:table-cell>
          <table:table-cell table:style-name="ce148" table:content-validation-name="val1" table:formula="of:=[.EA10]+1" office:value-type="date" office:date-value="2015-09-03" calcext:value-type="date">
            <text:p>03</text:p>
          </table:table-cell>
          <table:table-cell table:style-name="ce148" table:content-validation-name="val1" table:formula="of:=[.EB10]+1" office:value-type="date" office:date-value="2015-09-04" calcext:value-type="date">
            <text:p>04</text:p>
          </table:table-cell>
          <table:table-cell table:style-name="ce148" table:content-validation-name="val1" table:formula="of:=[.EC10]+1" office:value-type="date" office:date-value="2015-09-05" calcext:value-type="date">
            <text:p>05</text:p>
          </table:table-cell>
          <table:table-cell table:style-name="ce148" table:content-validation-name="val1" table:formula="of:=[.ED10]+1" office:value-type="date" office:date-value="2015-09-06" calcext:value-type="date">
            <text:p>06</text:p>
          </table:table-cell>
          <table:table-cell table:style-name="ce148" table:content-validation-name="val1" table:formula="of:=[.EE10]+1" office:value-type="date" office:date-value="2015-09-07" calcext:value-type="date">
            <text:p>07</text:p>
          </table:table-cell>
          <table:table-cell table:style-name="ce148" table:content-validation-name="val1" table:formula="of:=[.EF10]+1" office:value-type="date" office:date-value="2015-09-08" calcext:value-type="date">
            <text:p>08</text:p>
          </table:table-cell>
          <table:table-cell table:style-name="ce148" table:content-validation-name="val1" table:formula="of:=[.EG10]+1" office:value-type="date" office:date-value="2015-09-09" calcext:value-type="date">
            <text:p>09</text:p>
          </table:table-cell>
          <table:table-cell table:style-name="ce148" table:content-validation-name="val1" table:formula="of:=[.EH10]+1" office:value-type="date" office:date-value="2015-09-10" calcext:value-type="date">
            <text:p>10</text:p>
          </table:table-cell>
          <table:table-cell table:style-name="ce148" table:content-validation-name="val1" table:formula="of:=[.EI10]+1" office:value-type="date" office:date-value="2015-09-11" calcext:value-type="date">
            <text:p>11</text:p>
          </table:table-cell>
          <table:table-cell table:style-name="ce148" table:content-validation-name="val1" table:formula="of:=[.EJ10]+1" office:value-type="date" office:date-value="2015-09-12" calcext:value-type="date">
            <text:p>12</text:p>
          </table:table-cell>
          <table:table-cell table:style-name="ce148" table:content-validation-name="val1" table:formula="of:=[.EK10]+1" office:value-type="date" office:date-value="2015-09-13" calcext:value-type="date">
            <text:p>13</text:p>
          </table:table-cell>
          <table:table-cell table:style-name="ce148" table:content-validation-name="val1" table:formula="of:=[.EL10]+1" office:value-type="date" office:date-value="2015-09-14" calcext:value-type="date">
            <text:p>14</text:p>
          </table:table-cell>
          <table:table-cell table:style-name="ce148" table:content-validation-name="val1" table:formula="of:=[.EM10]+1" office:value-type="date" office:date-value="2015-09-15" calcext:value-type="date">
            <text:p>15</text:p>
          </table:table-cell>
          <table:table-cell table:style-name="ce148" table:content-validation-name="val1" table:formula="of:=[.EN10]+1" office:value-type="date" office:date-value="2015-09-16" calcext:value-type="date">
            <text:p>16</text:p>
          </table:table-cell>
          <table:table-cell table:style-name="ce148" table:content-validation-name="val1" table:formula="of:=[.EO10]+1" office:value-type="date" office:date-value="2015-09-17" calcext:value-type="date">
            <text:p>17</text:p>
          </table:table-cell>
          <table:table-cell table:style-name="ce148" table:content-validation-name="val1" table:formula="of:=[.EP10]+1" office:value-type="date" office:date-value="2015-09-18" calcext:value-type="date">
            <text:p>18</text:p>
          </table:table-cell>
          <table:table-cell table:style-name="ce148" table:content-validation-name="val1" table:formula="of:=[.EQ10]+1" office:value-type="date" office:date-value="2015-09-19" calcext:value-type="date">
            <text:p>19</text:p>
          </table:table-cell>
          <table:table-cell table:style-name="ce148" table:content-validation-name="val1" table:formula="of:=[.ER10]+1" office:value-type="date" office:date-value="2015-09-20" calcext:value-type="date">
            <text:p>20</text:p>
          </table:table-cell>
          <table:table-cell table:style-name="ce148" table:content-validation-name="val1" table:formula="of:=[.ES10]+1" office:value-type="date" office:date-value="2015-09-21" calcext:value-type="date">
            <text:p>21</text:p>
          </table:table-cell>
          <table:table-cell table:style-name="ce148" table:content-validation-name="val1" table:formula="of:=[.ET10]+1" office:value-type="date" office:date-value="2015-09-22" calcext:value-type="date">
            <text:p>22</text:p>
          </table:table-cell>
          <table:table-cell table:style-name="ce148" table:content-validation-name="val1" table:formula="of:=[.EU10]+1" office:value-type="date" office:date-value="2015-09-23" calcext:value-type="date">
            <text:p>23</text:p>
          </table:table-cell>
          <table:table-cell table:style-name="ce148" table:content-validation-name="val1" table:formula="of:=[.EV10]+1" office:value-type="date" office:date-value="2015-09-24" calcext:value-type="date">
            <text:p>24</text:p>
          </table:table-cell>
          <table:table-cell table:style-name="ce148" table:content-validation-name="val1" table:formula="of:=[.EW10]+1" office:value-type="date" office:date-value="2015-09-25" calcext:value-type="date">
            <text:p>25</text:p>
          </table:table-cell>
          <table:table-cell table:style-name="ce148" table:content-validation-name="val1" table:formula="of:=[.EX10]+1" office:value-type="date" office:date-value="2015-09-26" calcext:value-type="date">
            <text:p>26</text:p>
          </table:table-cell>
          <table:table-cell table:style-name="ce148" table:content-validation-name="val1" table:formula="of:=[.EY10]+1" office:value-type="date" office:date-value="2015-09-27" calcext:value-type="date">
            <text:p>27</text:p>
          </table:table-cell>
          <table:table-cell table:style-name="ce148" table:content-validation-name="val1" table:formula="of:=[.EZ10]+1" office:value-type="date" office:date-value="2015-09-28" calcext:value-type="date">
            <text:p>28</text:p>
          </table:table-cell>
          <table:table-cell table:style-name="ce148" table:content-validation-name="val1" table:formula="of:=[.FA10]+1" office:value-type="date" office:date-value="2015-09-29" calcext:value-type="date">
            <text:p>29</text:p>
          </table:table-cell>
          <table:table-cell table:style-name="ce148" table:content-validation-name="val1" table:formula="of:=[.FB10]+1" office:value-type="date" office:date-value="2015-09-30" calcext:value-type="date">
            <text:p>30</text:p>
          </table:table-cell>
          <table:table-cell table:style-name="ce148" table:content-validation-name="val1" table:formula="of:=[.FC10]+1" office:value-type="date" office:date-value="2015-10-01" calcext:value-type="date">
            <text:p>01</text:p>
          </table:table-cell>
          <table:table-cell table:style-name="ce148" table:content-validation-name="val1" table:formula="of:=[.FD10]+1" office:value-type="date" office:date-value="2015-10-02" calcext:value-type="date">
            <text:p>02</text:p>
          </table:table-cell>
          <table:table-cell table:style-name="ce148" table:content-validation-name="val1" table:formula="of:=[.FE10]+1" office:value-type="date" office:date-value="2015-10-03" calcext:value-type="date">
            <text:p>03</text:p>
          </table:table-cell>
          <table:table-cell table:style-name="ce148" table:content-validation-name="val1" table:formula="of:=[.FF10]+1" office:value-type="date" office:date-value="2015-10-04" calcext:value-type="date">
            <text:p>04</text:p>
          </table:table-cell>
          <table:table-cell table:style-name="ce148" table:content-validation-name="val1" table:formula="of:=[.FG10]+1" office:value-type="date" office:date-value="2015-10-05" calcext:value-type="date">
            <text:p>05</text:p>
          </table:table-cell>
          <table:table-cell table:style-name="ce148" table:content-validation-name="val1" table:formula="of:=[.FH10]+1" office:value-type="date" office:date-value="2015-10-06" calcext:value-type="date">
            <text:p>06</text:p>
          </table:table-cell>
          <table:table-cell table:style-name="ce148" table:content-validation-name="val1" table:formula="of:=[.FI10]+1" office:value-type="date" office:date-value="2015-10-07" calcext:value-type="date">
            <text:p>07</text:p>
          </table:table-cell>
          <table:table-cell table:style-name="ce148" table:content-validation-name="val1" table:formula="of:=[.FJ10]+1" office:value-type="date" office:date-value="2015-10-08" calcext:value-type="date">
            <text:p>08</text:p>
          </table:table-cell>
          <table:table-cell table:style-name="ce148" table:content-validation-name="val1" table:formula="of:=[.FK10]+1" office:value-type="date" office:date-value="2015-10-09" calcext:value-type="date">
            <text:p>09</text:p>
          </table:table-cell>
          <table:table-cell table:style-name="ce148" table:content-validation-name="val1" table:formula="of:=[.FL10]+1" office:value-type="date" office:date-value="2015-10-10" calcext:value-type="date">
            <text:p>10</text:p>
          </table:table-cell>
          <table:table-cell table:style-name="ce148" table:content-validation-name="val1" table:formula="of:=[.FM10]+1" office:value-type="date" office:date-value="2015-10-11" calcext:value-type="date">
            <text:p>11</text:p>
          </table:table-cell>
          <table:table-cell table:style-name="ce148" table:content-validation-name="val1" table:formula="of:=[.FN10]+1" office:value-type="date" office:date-value="2015-10-12" calcext:value-type="date">
            <text:p>12</text:p>
          </table:table-cell>
          <table:table-cell table:style-name="ce148" table:content-validation-name="val1" table:formula="of:=[.FO10]+1" office:value-type="date" office:date-value="2015-10-13" calcext:value-type="date">
            <text:p>13</text:p>
          </table:table-cell>
          <table:table-cell table:style-name="ce148" table:content-validation-name="val1" table:formula="of:=[.FP10]+1" office:value-type="date" office:date-value="2015-10-14" calcext:value-type="date">
            <text:p>14</text:p>
          </table:table-cell>
          <table:table-cell table:style-name="ce148" table:content-validation-name="val1" table:formula="of:=[.FQ10]+1" office:value-type="date" office:date-value="2015-10-15" calcext:value-type="date">
            <text:p>15</text:p>
          </table:table-cell>
          <table:table-cell table:style-name="ce148" table:content-validation-name="val1" table:formula="of:=[.FR10]+1" office:value-type="date" office:date-value="2015-10-16" calcext:value-type="date">
            <text:p>16</text:p>
          </table:table-cell>
          <table:table-cell table:style-name="ce148" table:content-validation-name="val1" table:formula="of:=[.FS10]+1" office:value-type="date" office:date-value="2015-10-17" calcext:value-type="date">
            <text:p>17</text:p>
          </table:table-cell>
          <table:table-cell table:style-name="ce148" table:content-validation-name="val1" table:formula="of:=[.FT10]+1" office:value-type="date" office:date-value="2015-10-18" calcext:value-type="date">
            <text:p>18</text:p>
          </table:table-cell>
          <table:table-cell table:style-name="ce148" table:content-validation-name="val1" table:formula="of:=[.FU10]+1" office:value-type="date" office:date-value="2015-10-19" calcext:value-type="date">
            <text:p>19</text:p>
          </table:table-cell>
          <table:table-cell table:style-name="ce148" table:content-validation-name="val1" table:formula="of:=[.FV10]+1" office:value-type="date" office:date-value="2015-10-20" calcext:value-type="date">
            <text:p>20</text:p>
          </table:table-cell>
          <table:table-cell table:style-name="ce148" table:content-validation-name="val1" table:formula="of:=[.FW10]+1" office:value-type="date" office:date-value="2015-10-21" calcext:value-type="date">
            <text:p>21</text:p>
          </table:table-cell>
          <table:table-cell table:style-name="ce148" table:content-validation-name="val1" table:formula="of:=[.FX10]+1" office:value-type="date" office:date-value="2015-10-22" calcext:value-type="date">
            <text:p>22</text:p>
          </table:table-cell>
          <table:table-cell table:style-name="ce148" table:content-validation-name="val1" table:formula="of:=[.FY10]+1" office:value-type="date" office:date-value="2015-10-23" calcext:value-type="date">
            <text:p>23</text:p>
          </table:table-cell>
          <table:table-cell table:style-name="ce148" table:content-validation-name="val1" table:formula="of:=[.FZ10]+1" office:value-type="date" office:date-value="2015-10-24" calcext:value-type="date">
            <text:p>24</text:p>
          </table:table-cell>
          <table:table-cell table:style-name="ce148" table:content-validation-name="val1" table:formula="of:=[.GA10]+1" office:value-type="date" office:date-value="2015-10-25" calcext:value-type="date">
            <text:p>25</text:p>
          </table:table-cell>
          <table:table-cell table:style-name="ce148" table:content-validation-name="val1" table:formula="of:=[.GB10]+1" office:value-type="date" office:date-value="2015-10-26" calcext:value-type="date">
            <text:p>26</text:p>
          </table:table-cell>
          <table:table-cell table:style-name="ce148" table:content-validation-name="val1" table:formula="of:=[.GC10]+1" office:value-type="date" office:date-value="2015-10-27" calcext:value-type="date">
            <text:p>27</text:p>
          </table:table-cell>
          <table:table-cell table:style-name="ce148" table:content-validation-name="val1" table:formula="of:=[.GD10]+1" office:value-type="date" office:date-value="2015-10-28" calcext:value-type="date">
            <text:p>28</text:p>
          </table:table-cell>
          <table:table-cell table:style-name="ce148" table:content-validation-name="val1" table:formula="of:=[.GE10]+1" office:value-type="date" office:date-value="2015-10-29" calcext:value-type="date">
            <text:p>29</text:p>
          </table:table-cell>
          <table:table-cell table:style-name="ce148" table:content-validation-name="val1" table:formula="of:=[.GF10]+1" office:value-type="date" office:date-value="2015-10-30" calcext:value-type="date">
            <text:p>30</text:p>
          </table:table-cell>
          <table:table-cell table:style-name="ce148" table:content-validation-name="val1" table:formula="of:=[.GG10]+1" office:value-type="date" office:date-value="2015-10-31" calcext:value-type="date">
            <text:p>31</text:p>
          </table:table-cell>
          <table:table-cell table:style-name="ce148" table:content-validation-name="val1" table:formula="of:=[.GH10]+1" office:value-type="date" office:date-value="2015-11-01" calcext:value-type="date">
            <text:p>01</text:p>
          </table:table-cell>
          <table:table-cell table:style-name="ce216" table:content-validation-name="val1" table:number-columns-repeated="690"/>
          <table:table-cell table:style-name="ce222" table:content-validation-name="val1" table:number-columns-repeated="143"/>
        </table:table-row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Template Neu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13:.D14])" office:value-type="date" office:date-value="2015-05-20" calcext:value-type="date">
            <text:p>20-Mai-2015</text:p>
          </table:table-cell>
          <table:table-cell table:style-name="ce64" table:content-validation-name="val1" table:formula="of:=NETWORKDAYS([.D12];[.F12];Holidays)" office:value-type="float" office:value="1" calcext:value-type="float">
            <text:p>1</text:p>
          </table:table-cell>
          <table:table-cell table:style-name="ce74" table:content-validation-name="val1" table:formula="of:=MAX([.F13:.F14])" office:value-type="date" office:date-value="2015-05-20" calcext:value-type="date">
            <text:p>20-Mai-2015</text:p>
          </table:table-cell>
          <table:table-cell table:style-name="ce84" table:content-validation-name="val1" table:formula="of:=SUMPRODUCT([.G13:.G14];[.E13:.E14])/SUM([.E13:.E14])" office:value-type="percentage" office:value="0" calcext:value-type="percentage">
            <text:p>0%</text:p>
          </table:table-cell>
          <table:table-cell table:style-name="ce125" table:content-validation-name="val1" table:formula="of:=[.F12]-[.D12]+1" office:value-type="float" office:value="1" calcext:value-type="float">
            <text:p>1</text:p>
          </table:table-cell>
          <table:table-cell table:style-name="ce134" table:content-validation-name="val1" table:formula="of:=SUM([.I13:.I14])" office:value-type="float" office:value="0" calcext:value-type="float">
            <text:p>0</text:p>
          </table:table-cell>
          <table:table-cell table:style-name="ce142" table:content-validation-name="val1" table:formula="of:=SUM([.J13:.J14])" office:value-type="float" office:value="1" calcext:value-type="float">
            <text:p>1</text:p>
          </table:table-cell>
          <table:table-cell table:style-name="ce150" table:content-validation-name="val1" table:number-columns-repeated="42"/>
          <table:table-cell table:style-name="ce183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>
          <table:table-row table:style-name="ro8">
            <table:table-cell table:style-name="ce7" table:content-validation-name="val1"/>
            <table:table-cell table:style-name="ce22" table:content-validation-name="val1" office:value-type="string" calcext:value-type="string">
              <text:p>neu</text:p>
            </table:table-cell>
            <table:table-cell table:style-name="ce33" table:content-validation-name="val1"/>
            <table:table-cell table:style-name="ce53" table:content-validation-name="val1" table:formula="of:=TODAY()" office:value-type="date" office:date-value="2015-05-20" calcext:value-type="date">
              <text:p>20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13]&gt;0;WORKDAY([.D13];[.E13]-1;Holidays); &quot;&quot;)" office:value-type="date" office:date-value="2015-05-20" calcext:value-type="date">
              <text:p>20-Mai-2015</text:p>
            </table:table-cell>
            <table:table-cell table:style-name="ce85" table:content-validation-name="val1" office:value-type="percentage" office:value="0" calcext:value-type="percentage">
              <text:p>0%</text:p>
            </table:table-cell>
            <table:table-cell table:style-name="ce124" table:content-validation-name="val1" table:formula="of:=IF(ISNUMBER([.F13]);[.F13]-[.D13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13]);ROUNDDOWN([.E13]*[.G13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13]);[.E13]-[.I13];&quot;&quot;)" office:value-type="float" office:value="1" calcext:value-type="float">
              <text:p>1</text:p>
            </table:table-cell>
            <table:table-cell table:style-name="ce151" table:content-validation-name="val1" table:number-columns-repeated="42"/>
            <table:table-cell table:style-name="ce184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>
            <table:table-cell table:style-name="ce7" table:content-validation-name="val1"/>
            <table:table-cell table:style-name="ce23" table:content-validation-name="val1"/>
            <table:table-cell table:style-name="ce34" table:content-validation-name="val1"/>
            <table:table-cell table:style-name="ce54" table:content-validation-name="val1"/>
            <table:table-cell table:style-name="ce66" table:content-validation-name="val1"/>
            <table:table-cell table:style-name="ce76" table:content-validation-name="val1" table:formula="of:=IF([.E14]&gt;0;WORKDAY([.D14];[.E14]-1;Holidays); &quot;&quot;)">
              <text:p/>
            </table:table-cell>
            <table:table-cell table:style-name="ce86" table:content-validation-name="val1"/>
            <table:table-cell table:style-name="ce126" table:content-validation-name="val1" table:formula="of:=IF(ISNUMBER([.F14]);[.F14]-[.D14]+1;&quot;&quot;)">
              <text:p/>
            </table:table-cell>
            <table:table-cell table:style-name="ce135" table:content-validation-name="val1" table:formula="of:=IF(ISNUMBER([.E14]);ROUNDDOWN([.E14]*[.G14]);&quot;&quot;)">
              <text:p/>
            </table:table-cell>
            <table:table-cell table:style-name="ce143" table:content-validation-name="val1" table:formula="of:=IF(ISNUMBER([.E14]);[.E14]-[.I14];&quot;&quot;)">
              <text:p/>
            </table:table-cell>
            <table:table-cell table:style-name="ce152" table:content-validation-name="val1" table:number-columns-repeated="42"/>
            <table:table-cell table:style-name="ce185" table:content-validation-name="val1" table:number-columns-repeated="139"/>
            <table:table-cell table:style-name="ce219" table:content-validation-name="val1" table:number-columns-repeated="690"/>
            <table:table-cell table:style-name="ce224" table:content-validation-name="val1"/>
            <table:table-cell table:style-name="ce227" table:content-validation-name="val1" table:number-columns-repeated="142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Dummy 2. <text:s/>Bauabschnitt FTTH "Am Weinberg II", Wöllstadt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17:.D19])" office:value-type="date" office:date-value="2015-05-05" calcext:value-type="date">
            <text:p>05-Mai-2015</text:p>
          </table:table-cell>
          <table:table-cell table:style-name="ce64" table:content-validation-name="val1" table:formula="of:=NETWORKDAYS([.D16];[.F16];Holidays)" office:value-type="float" office:value="21" calcext:value-type="float">
            <text:p>21</text:p>
          </table:table-cell>
          <table:table-cell table:style-name="ce74" table:content-validation-name="val1" table:formula="of:=MAX([.F17:.F19])" office:value-type="date" office:date-value="2015-06-02" calcext:value-type="date">
            <text:p>02-Jun-2015</text:p>
          </table:table-cell>
          <table:table-cell table:style-name="ce87" table:content-validation-name="val1" table:formula="of:=SUMPRODUCT([.G17:.G19];[.E17:.E19])/SUM([.E17:.E19])" office:value-type="percentage" office:value="0" calcext:value-type="percentage">
            <text:p>0%</text:p>
          </table:table-cell>
          <table:table-cell table:style-name="ce125" table:content-validation-name="val1" table:formula="of:=[.F16]-[.D16]+1" office:value-type="float" office:value="29" calcext:value-type="float">
            <text:p>29</text:p>
          </table:table-cell>
          <table:table-cell table:style-name="ce134" table:content-validation-name="val1" table:formula="of:=SUM([.I17:.I19])" office:value-type="float" office:value="0" calcext:value-type="float">
            <text:p>0</text:p>
          </table:table-cell>
          <table:table-cell table:style-name="ce142" table:content-validation-name="val1" table:formula="of:=SUM([.J17:.J19])" office:value-type="float" office:value="3" calcext:value-type="float">
            <text:p>3</text:p>
          </table:table-cell>
          <table:table-cell table:style-name="ce153" table:content-validation-name="val1" table:number-columns-repeated="42"/>
          <table:table-cell table:style-name="ce186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Eingabe in Plural NBG</text:p>
            </table:table-cell>
            <table:table-cell table:style-name="ce33" table:content-validation-name="val1"/>
            <table:table-cell table:style-name="ce53" table:content-validation-name="val1" office:value-type="date" office:date-value="2015-05-05" calcext:value-type="date">
              <text:p>05-Mai-2015</text:p>
            </table:table-cell>
            <table:table-cell table:style-name="ce65" table:content-validation-name="val1" office:value-type="float" office:value="2" calcext:value-type="float">
              <text:p>2</text:p>
            </table:table-cell>
            <table:table-cell table:style-name="ce75" table:content-validation-name="val1" table:formula="of:=IF([.E17]&gt;0;WORKDAY([.D17];[.E17]-1;Holidays); &quot;&quot;)" office:value-type="date" office:date-value="2015-05-06" calcext:value-type="date">
              <text:p>06-Mai-2015</text:p>
            </table:table-cell>
            <table:table-cell table:style-name="ce88" table:content-validation-name="val1" office:value-type="percentage" office:value="0" calcext:value-type="percentage">
              <text:p>0%</text:p>
            </table:table-cell>
            <table:table-cell table:style-name="ce124" table:content-validation-name="val1" table:formula="of:=IF(ISNUMBER([.F17]);[.F17]-[.D17]+1;&quot;&quot;)" office:value-type="float" office:value="2" calcext:value-type="float">
              <text:p>2</text:p>
            </table:table-cell>
            <table:table-cell table:style-name="ce133" table:content-validation-name="val1" table:formula="of:=IF(ISNUMBER([.E17]);ROUNDDOWN([.E17]*[.G17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17]);[.E17]-[.I17];&quot;&quot;)" office:value-type="float" office:value="2" calcext:value-type="float">
              <text:p>2</text:p>
            </table:table-cell>
            <table:table-cell table:style-name="ce154" table:content-validation-name="val1" table:number-columns-repeated="42"/>
            <table:table-cell table:style-name="ce187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Struktuplanung für Dummy-Bauabschnitt</text:p>
            </table:table-cell>
            <table:table-cell table:style-name="ce35"/>
            <table:table-cell table:style-name="ce53" table:content-validation-name="val1" office:value-type="date" office:date-value="2015-06-02" calcext:value-type="date">
              <text:p>02-Jun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18]&gt;0;WORKDAY([.D18];[.E18]-1;Holidays); &quot;&quot;)" office:value-type="date" office:date-value="2015-06-02" calcext:value-type="date">
              <text:p>02-Jun-2015</text:p>
            </table:table-cell>
            <table:table-cell table:style-name="ce89" table:content-validation-name="val1" office:value-type="percentage" office:value="0" calcext:value-type="percentage">
              <text:p>0%</text:p>
            </table:table-cell>
            <table:table-cell table:style-name="ce124" table:content-validation-name="val1" table:formula="of:=IF(ISNUMBER([.F18]);[.F18]-[.D18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18]);ROUNDDOWN([.E18]*[.G18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18]);[.E18]-[.I18];&quot;&quot;)" office:value-type="float" office:value="1" calcext:value-type="float">
              <text:p>1</text:p>
            </table:table-cell>
            <table:table-cell table:style-name="ce155" table:content-validation-name="val1" table:number-columns-repeated="42"/>
            <table:table-cell table:style-name="ce188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7" table:content-validation-name="val1"/>
            <table:table-cell table:style-name="ce23" table:content-validation-name="val1"/>
            <table:table-cell table:style-name="ce34" table:content-validation-name="val1"/>
            <table:table-cell table:style-name="ce54" table:content-validation-name="val1"/>
            <table:table-cell table:style-name="ce66" table:content-validation-name="val1"/>
            <table:table-cell table:style-name="ce76" table:content-validation-name="val1" table:formula="of:=IF([.E19]&gt;0;WORKDAY([.D19];[.E19]-1;Holidays); &quot;&quot;)">
              <text:p/>
            </table:table-cell>
            <table:table-cell table:style-name="ce90" table:content-validation-name="val1"/>
            <table:table-cell table:style-name="ce126" table:content-validation-name="val1" table:formula="of:=IF(ISNUMBER([.F19]);[.F19]-[.D19]+1;&quot;&quot;)">
              <text:p/>
            </table:table-cell>
            <table:table-cell table:style-name="ce135" table:content-validation-name="val1" table:formula="of:=IF(ISNUMBER([.E19]);ROUNDDOWN([.E19]*[.G19]);&quot;&quot;)">
              <text:p/>
            </table:table-cell>
            <table:table-cell table:style-name="ce143" table:content-validation-name="val1" table:formula="of:=IF(ISNUMBER([.E19]);[.E19]-[.I19];&quot;&quot;)">
              <text:p/>
            </table:table-cell>
            <table:table-cell table:style-name="ce156" table:content-validation-name="val1" table:number-columns-repeated="42"/>
            <table:table-cell table:style-name="ce189" table:content-validation-name="val1" table:number-columns-repeated="139"/>
            <table:table-cell table:style-name="ce219" table:content-validation-name="val1" table:number-columns-repeated="690"/>
            <table:table-cell table:style-name="ce224" table:content-validation-name="val1"/>
            <table:table-cell table:style-name="ce227" table:content-validation-name="val1" table:number-columns-repeated="142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Grundhafte Erneuerung Klein Welzheimer Straße, Seligenstadt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22:.D22])" office:value-type="date" office:date-value="2015-05-19" calcext:value-type="date">
            <text:p>19-Mai-2015</text:p>
          </table:table-cell>
          <table:table-cell table:style-name="ce64" table:content-validation-name="val1" table:formula="of:=NETWORKDAYS([.D22];[.F22];Holidays)" office:value-type="float" office:value="1" calcext:value-type="float">
            <text:p>1</text:p>
          </table:table-cell>
          <table:table-cell table:style-name="ce74" table:content-validation-name="val1" table:formula="of:=MAX([.F22:.F22])" office:value-type="date" office:date-value="2015-05-19" calcext:value-type="date">
            <text:p>19-Mai-2015</text:p>
          </table:table-cell>
          <table:table-cell table:style-name="ce91" table:content-validation-name="val1" table:formula="of:=SUMPRODUCT([.G22:.G23];[.E22:.E23])/SUM([.E22:.E23])" office:value-type="percentage" office:value="0" calcext:value-type="percentage">
            <text:p>0%</text:p>
          </table:table-cell>
          <table:table-cell table:style-name="ce125" table:content-validation-name="val1" table:formula="of:=[.F21]-[.D21]+1" office:value-type="float" office:value="1" calcext:value-type="float">
            <text:p>1</text:p>
          </table:table-cell>
          <table:table-cell table:style-name="ce134" table:content-validation-name="val1" table:formula="of:=SUM([.I32:.I32])" office:value-type="float" office:value="0" calcext:value-type="float">
            <text:p>0</text:p>
          </table:table-cell>
          <table:table-cell table:style-name="ce142" table:content-validation-name="val1" table:formula="of:=SUM([.J22:.J22])" office:value-type="float" office:value="1" calcext:value-type="float">
            <text:p>1</text:p>
          </table:table-cell>
          <table:table-cell table:style-name="ce157" table:content-validation-name="val1" table:number-columns-repeated="42"/>
          <table:table-cell table:style-name="ce190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Rückmeldung</text:p>
            </table:table-cell>
            <table:table-cell table:style-name="ce35" office:value-type="string" calcext:value-type="string">
              <text:p>W00000157461290</text:p>
            </table:table-cell>
            <table:table-cell table:style-name="ce53" table:content-validation-name="val1" office:value-type="date" office:date-value="2015-05-19" calcext:value-type="date">
              <text:p>19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22]&gt;0;WORKDAY([.D22];[.E22]-1;Holidays); &quot;&quot;)" office:value-type="date" office:date-value="2015-05-19" calcext:value-type="date">
              <text:p>19-Mai-2015</text:p>
            </table:table-cell>
            <table:table-cell table:style-name="ce92" table:content-validation-name="val1" office:value-type="percentage" office:value="0" calcext:value-type="percentage">
              <text:p>0%</text:p>
            </table:table-cell>
            <table:table-cell table:style-name="ce124" table:content-validation-name="val1" table:formula="of:=IF(ISNUMBER([.F22]);[.F22]-[.D22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22]);ROUNDDOWN([.E22]*[.G22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22]);[.E22]-[.I22];&quot;&quot;)" office:value-type="float" office:value="1" calcext:value-type="float">
              <text:p>1</text:p>
            </table:table-cell>
            <table:table-cell table:style-name="ce158" table:content-validation-name="val1" table:number-columns-repeated="42"/>
            <table:table-cell table:style-name="ce191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4" table:visibility="collapse">
            <table:table-cell table:style-name="ce8" table:content-validation-name="val1"/>
            <table:table-cell table:style-name="ce24" table:content-validation-name="val1"/>
            <table:table-cell table:style-name="ce36" table:content-validation-name="val1"/>
            <table:table-cell table:style-name="ce55" table:content-validation-name="val1"/>
            <table:table-cell table:style-name="ce67" table:content-validation-name="val1"/>
            <table:table-cell table:style-name="ce77" table:content-validation-name="val1"/>
            <table:table-cell table:style-name="ce93" table:content-validation-name="val1"/>
            <table:table-cell table:style-name="ce126" table:content-validation-name="val1"/>
            <table:table-cell table:style-name="ce135" table:content-validation-name="val1"/>
            <table:table-cell table:style-name="ce143" table:content-validation-name="val1"/>
            <table:table-cell table:style-name="ce159" table:content-validation-name="val1" table:number-columns-repeated="42"/>
            <table:table-cell table:style-name="ce192" table:content-validation-name="val1" table:number-columns-repeated="139"/>
            <table:table-cell table:style-name="ce220" table:content-validation-name="val1" table:number-columns-repeated="690"/>
            <table:table-cell table:style-name="ce225" table:content-validation-name="val1" table:number-columns-repeated="143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Vollbeschaltung Kvz, 6004/1, Münzenberg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26:.D27])" office:value-type="date" office:date-value="2015-05-19" calcext:value-type="date">
            <text:p>19-Mai-2015</text:p>
          </table:table-cell>
          <table:table-cell table:style-name="ce64" table:content-validation-name="val1" table:formula="of:=NETWORKDAYS([.D25];[.F25];Holidays)" office:value-type="float" office:value="1" calcext:value-type="float">
            <text:p>1</text:p>
          </table:table-cell>
          <table:table-cell table:style-name="ce74" table:content-validation-name="val1" table:formula="of:=MAX([.F26:.F27])" office:value-type="date" office:date-value="2015-05-19" calcext:value-type="date">
            <text:p>19-Mai-2015</text:p>
          </table:table-cell>
          <table:table-cell table:style-name="ce94" table:content-validation-name="val1" table:formula="of:=SUMPRODUCT([.G26:.G27];[.E26:.E27])/SUM([.E26:.E27])" office:value-type="percentage" office:value="0.615" calcext:value-type="percentage">
            <text:p>62%</text:p>
          </table:table-cell>
          <table:table-cell table:style-name="ce125" table:content-validation-name="val1" table:formula="of:=[.F25]-[.D25]+1" office:value-type="float" office:value="1" calcext:value-type="float">
            <text:p>1</text:p>
          </table:table-cell>
          <table:table-cell table:style-name="ce134" table:content-validation-name="val1" table:formula="of:=SUM([.I31:.I31])" office:value-type="float" office:value="1" calcext:value-type="float">
            <text:p>1</text:p>
          </table:table-cell>
          <table:table-cell table:style-name="ce142" table:content-validation-name="val1" table:formula="of:=SUM([.J26:.J28])" office:value-type="float" office:value="1" calcext:value-type="float">
            <text:p>1</text:p>
          </table:table-cell>
          <table:table-cell table:style-name="ce160" table:content-validation-name="val1" table:number-columns-repeated="42"/>
          <table:table-cell table:style-name="ce193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Strukturplanung Kvz A4</text:p>
            </table:table-cell>
            <table:table-cell table:style-name="ce33" table:content-validation-name="val1" office:value-type="string" calcext:value-type="string">
              <text:p>W00000160771574</text:p>
            </table:table-cell>
            <table:table-cell table:style-name="ce53" table:content-validation-name="val1" office:value-type="date" office:date-value="2015-05-19" calcext:value-type="date">
              <text:p>19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26]&gt;0;WORKDAY([.D26];[.E26]-1;Holidays); &quot;&quot;)" office:value-type="date" office:date-value="2015-05-19" calcext:value-type="date">
              <text:p>19-Mai-2015</text:p>
            </table:table-cell>
            <table:table-cell table:style-name="ce95" table:content-validation-name="val1" office:value-type="percentage" office:value="0.23" calcext:value-type="percentage">
              <text:p>23%</text:p>
            </table:table-cell>
            <table:table-cell table:style-name="ce124" table:content-validation-name="val1" table:formula="of:=IF(ISNUMBER([.F26]);[.F26]-[.D26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26]);ROUNDDOWN([.E26]*[.G26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26]);[.E26]-[.I26];&quot;&quot;)" office:value-type="float" office:value="1" calcext:value-type="float">
              <text:p>1</text:p>
            </table:table-cell>
            <table:table-cell table:style-name="ce161" table:content-validation-name="val1" table:number-columns-repeated="42"/>
            <table:table-cell table:style-name="ce194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Strukturplanung Kvz A1, A3</text:p>
            </table:table-cell>
            <table:table-cell table:style-name="ce33" table:content-validation-name="val1" office:value-type="string" calcext:value-type="string">
              <text:p>W00000155336752</text:p>
            </table:table-cell>
            <table:table-cell table:style-name="ce53" table:content-validation-name="val1" office:value-type="date" office:date-value="2015-05-19" calcext:value-type="date">
              <text:p>19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27]&gt;0;WORKDAY([.D27];[.E27]-1;Holidays); &quot;&quot;)" office:value-type="date" office:date-value="2015-05-19" calcext:value-type="date">
              <text:p>19-Mai-2015</text:p>
            </table:table-cell>
            <table:table-cell table:style-name="ce96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27]);[.F27]-[.D27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27]);ROUNDDOWN([.E27]*[.G27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27]);[.E27]-[.I27];&quot;&quot;)" office:value-type="float" office:value="0" calcext:value-type="float">
              <text:p>0</text:p>
            </table:table-cell>
            <table:table-cell table:style-name="ce162" table:content-validation-name="val1" table:number-columns-repeated="42"/>
            <table:table-cell table:style-name="ce195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4" table:visibility="collapse">
            <table:table-cell table:style-name="ce8" table:content-validation-name="val1"/>
            <table:table-cell table:style-name="ce24" table:content-validation-name="val1"/>
            <table:table-cell table:style-name="ce36" table:content-validation-name="val1"/>
            <table:table-cell table:style-name="ce55" table:content-validation-name="val1"/>
            <table:table-cell table:style-name="ce67" table:content-validation-name="val1"/>
            <table:table-cell table:style-name="ce77" table:content-validation-name="val1"/>
            <table:table-cell table:style-name="ce97" table:content-validation-name="val1"/>
            <table:table-cell table:style-name="ce126" table:content-validation-name="val1"/>
            <table:table-cell table:style-name="ce135" table:content-validation-name="val1"/>
            <table:table-cell table:style-name="ce143" table:content-validation-name="val1"/>
            <table:table-cell table:style-name="ce163" table:content-validation-name="val1" table:number-columns-repeated="42"/>
            <table:table-cell table:style-name="ce196" table:content-validation-name="val1" table:number-columns-repeated="139"/>
            <table:table-cell table:style-name="ce220" table:content-validation-name="val1" table:number-columns-repeated="690"/>
            <table:table-cell table:style-name="ce225" table:content-validation-name="val1" table:number-columns-repeated="143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Ermittlung Bauträger mit Projekten &gt; 100WE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31:.D32])" office:value-type="date" office:date-value="2015-05-19" calcext:value-type="date">
            <text:p>19-Mai-2015</text:p>
          </table:table-cell>
          <table:table-cell table:style-name="ce64" table:content-validation-name="val1" table:formula="of:=NETWORKDAYS([.D31];[.F31];Holidays)" office:value-type="float" office:value="1" calcext:value-type="float">
            <text:p>1</text:p>
          </table:table-cell>
          <table:table-cell table:style-name="ce74" table:content-validation-name="val1" table:formula="of:=MAX([.F31:.F32])" office:value-type="date" office:date-value="2015-05-19" calcext:value-type="date">
            <text:p>19-Mai-2015</text:p>
          </table:table-cell>
          <table:table-cell table:style-name="ce98" table:content-validation-name="val1" table:formula="of:=SUMPRODUCT([.G31:.G33];[.E31:.E33])/SUM([.E31:.E33])" office:value-type="percentage" office:value="1" calcext:value-type="percentage">
            <text:p>100%</text:p>
          </table:table-cell>
          <table:table-cell table:style-name="ce125" table:content-validation-name="val1" table:formula="of:=[.F30]-[.D30]+1" office:value-type="float" office:value="1" calcext:value-type="float">
            <text:p>1</text:p>
          </table:table-cell>
          <table:table-cell table:style-name="ce134" table:content-validation-name="val1" table:formula="of:=SUM([.I54:.I54])" office:value-type="float" office:value="0" calcext:value-type="float">
            <text:p>0</text:p>
          </table:table-cell>
          <table:table-cell table:style-name="ce142" table:content-validation-name="val1" table:formula="of:=SUM([.J54:.J54])" office:value-type="float" office:value="0" calcext:value-type="float">
            <text:p>0</text:p>
          </table:table-cell>
          <table:table-cell table:style-name="ce164" table:content-validation-name="val1" table:number-columns-repeated="42"/>
          <table:table-cell table:style-name="ce197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Rückmeldung an Weber</text:p>
            </table:table-cell>
            <table:table-cell table:style-name="ce35"/>
            <table:table-cell table:style-name="ce53" table:content-validation-name="val1" office:value-type="date" office:date-value="2015-05-19" calcext:value-type="date">
              <text:p>19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31]&gt;0;WORKDAY([.D31];[.E31]-1;Holidays); &quot;&quot;)" office:value-type="date" office:date-value="2015-05-19" calcext:value-type="date">
              <text:p>19-Mai-2015</text:p>
            </table:table-cell>
            <table:table-cell table:style-name="ce99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31]);[.F31]-[.D31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31]);ROUNDDOWN([.E31]*[.G31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31]);[.E31]-[.I31];&quot;&quot;)" office:value-type="float" office:value="0" calcext:value-type="float">
              <text:p>0</text:p>
            </table:table-cell>
            <table:table-cell table:style-name="ce165" table:content-validation-name="val1" table:number-columns-repeated="42"/>
            <table:table-cell table:style-name="ce198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4" table:visibility="collapse">
            <table:table-cell table:style-name="ce8" table:content-validation-name="val1"/>
            <table:table-cell table:style-name="ce24" table:content-validation-name="val1"/>
            <table:table-cell table:style-name="ce36" table:content-validation-name="val1"/>
            <table:table-cell table:style-name="ce55" table:content-validation-name="val1"/>
            <table:table-cell table:style-name="ce67" table:content-validation-name="val1"/>
            <table:table-cell table:style-name="ce77" table:content-validation-name="val1"/>
            <table:table-cell table:style-name="ce100" table:content-validation-name="val1"/>
            <table:table-cell table:style-name="ce126" table:content-validation-name="val1"/>
            <table:table-cell table:style-name="ce135" table:content-validation-name="val1"/>
            <table:table-cell table:style-name="ce143" table:content-validation-name="val1"/>
            <table:table-cell table:style-name="ce166" table:content-validation-name="val1" table:number-columns-repeated="42"/>
            <table:table-cell table:style-name="ce199" table:content-validation-name="val1" table:number-columns-repeated="139"/>
            <table:table-cell table:style-name="ce220" table:content-validation-name="val1" table:number-columns-repeated="690"/>
            <table:table-cell table:style-name="ce225" table:content-validation-name="val1" table:number-columns-repeated="143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Sicherung von Anlagen auf Veräußerungsflächen der DB AG, Bruchköbel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35:.D37])" office:value-type="date" office:date-value="2015-02-25" calcext:value-type="date">
            <text:p>25-Feb-2015</text:p>
          </table:table-cell>
          <table:table-cell table:style-name="ce64" table:content-validation-name="val1" table:formula="of:=NETWORKDAYS([.D34];[.F34];Holidays)" office:value-type="float" office:value="60" calcext:value-type="float">
            <text:p>60</text:p>
          </table:table-cell>
          <table:table-cell table:style-name="ce74" table:content-validation-name="val1" table:formula="of:=MAX([.F35:.F37])" office:value-type="date" office:date-value="2015-05-19" calcext:value-type="date">
            <text:p>19-Mai-2015</text:p>
          </table:table-cell>
          <table:table-cell table:style-name="ce98" table:content-validation-name="val1" table:formula="of:=SUMPRODUCT([.G35:.G37];[.E35:.E37])/SUM([.E35:.E37])" office:value-type="percentage" office:value="1" calcext:value-type="percentage">
            <text:p>100%</text:p>
          </table:table-cell>
          <table:table-cell table:style-name="ce125" table:content-validation-name="val1" table:formula="of:=[.F34]-[.D34]+1" office:value-type="float" office:value="84" calcext:value-type="float">
            <text:p>84</text:p>
          </table:table-cell>
          <table:table-cell table:style-name="ce134" table:content-validation-name="val1" table:formula="of:=SUM([.I35:.I37])" office:value-type="float" office:value="2" calcext:value-type="float">
            <text:p>2</text:p>
          </table:table-cell>
          <table:table-cell table:style-name="ce142" table:content-validation-name="val1" table:formula="of:=SUM([.J35:.J37])" office:value-type="float" office:value="0" calcext:value-type="float">
            <text:p>0</text:p>
          </table:table-cell>
          <table:table-cell table:style-name="ce167" table:content-validation-name="val1" table:number-columns-repeated="42"/>
          <table:table-cell table:style-name="ce200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Forderungsschreiben erledigt</text:p>
            </table:table-cell>
            <table:table-cell table:style-name="ce33" table:content-validation-name="val1"/>
            <table:table-cell table:style-name="ce53" table:content-validation-name="val1" office:value-type="date" office:date-value="2015-05-19" calcext:value-type="date">
              <text:p>19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35]&gt;0;WORKDAY([.D35];[.E35]-1;Holidays); &quot;&quot;)" office:value-type="date" office:date-value="2015-05-19" calcext:value-type="date">
              <text:p>19-Mai-2015</text:p>
            </table:table-cell>
            <table:table-cell table:style-name="ce101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35]);[.F35]-[.D35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35]);ROUNDDOWN([.E35]*[.G35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35]);[.E35]-[.I35];&quot;&quot;)" office:value-type="float" office:value="0" calcext:value-type="float">
              <text:p>0</text:p>
            </table:table-cell>
            <table:table-cell table:style-name="ce168" table:content-validation-name="val1" table:number-columns-repeated="42"/>
            <table:table-cell table:style-name="ce201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Stellungnahme abgebeben</text:p>
            </table:table-cell>
            <table:table-cell table:style-name="ce37" table:content-validation-name="val1" office:value-type="string" calcext:value-type="string">
              <text:p>[name]</text:p>
            </table:table-cell>
            <table:table-cell table:style-name="ce53" table:content-validation-name="val1" office:value-type="date" office:date-value="2015-02-25" calcext:value-type="date">
              <text:p>25-Feb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36]&gt;0;WORKDAY([.D36];[.E36]-1;Holidays); &quot;&quot;)" office:value-type="date" office:date-value="2015-02-25" calcext:value-type="date">
              <text:p>25-Feb-2015</text:p>
            </table:table-cell>
            <table:table-cell table:style-name="ce102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36]);[.F36]-[.D36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36]);ROUNDDOWN([.E36]*[.G36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36]);[.E36]-[.I36];&quot;&quot;)" office:value-type="float" office:value="0" calcext:value-type="float">
              <text:p>0</text:p>
            </table:table-cell>
            <table:table-cell table:style-name="ce169" table:content-validation-name="val1" table:number-columns-repeated="42"/>
            <table:table-cell table:style-name="ce202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7" table:content-validation-name="val1"/>
            <table:table-cell table:style-name="ce23" table:content-validation-name="val1"/>
            <table:table-cell table:style-name="ce34" table:content-validation-name="val1"/>
            <table:table-cell table:style-name="ce54" table:content-validation-name="val1"/>
            <table:table-cell table:style-name="ce66" table:content-validation-name="val1"/>
            <table:table-cell table:style-name="ce76" table:content-validation-name="val1" table:formula="of:=IF([.E37]&gt;0;WORKDAY([.D37];[.E37]-1;Holidays); &quot;&quot;)">
              <text:p/>
            </table:table-cell>
            <table:table-cell table:style-name="ce103" table:content-validation-name="val1"/>
            <table:table-cell table:style-name="ce126" table:content-validation-name="val1" table:formula="of:=IF(ISNUMBER([.F37]);[.F37]-[.D37]+1;&quot;&quot;)">
              <text:p/>
            </table:table-cell>
            <table:table-cell table:style-name="ce135" table:content-validation-name="val1" table:formula="of:=IF(ISNUMBER([.E37]);ROUNDDOWN([.E37]*[.G37]);&quot;&quot;)">
              <text:p/>
            </table:table-cell>
            <table:table-cell table:style-name="ce143" table:content-validation-name="val1" table:formula="of:=IF(ISNUMBER([.E37]);[.E37]-[.I37];&quot;&quot;)">
              <text:p/>
            </table:table-cell>
            <table:table-cell table:style-name="ce170" table:content-validation-name="val1" table:number-columns-repeated="42"/>
            <table:table-cell table:style-name="ce203" table:content-validation-name="val1" table:number-columns-repeated="139"/>
            <table:table-cell table:style-name="ce219" table:content-validation-name="val1" table:number-columns-repeated="690"/>
            <table:table-cell table:style-name="ce224" table:content-validation-name="val1"/>
            <table:table-cell table:style-name="ce227" table:content-validation-name="val1" table:number-columns-repeated="142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5" table:content-validation-name="val1" office:value-type="string" calcext:value-type="string">
            <text:p>Wolfgang Kaserne, Hanau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40:.D42])" office:value-type="date" office:date-value="2015-05-12" calcext:value-type="date">
            <text:p>12-Mai-2015</text:p>
          </table:table-cell>
          <table:table-cell table:style-name="ce64" table:content-validation-name="val1" table:formula="of:=NETWORKDAYS([.D39];[.F39];Holidays)" office:value-type="float" office:value="7" calcext:value-type="float">
            <text:p>7</text:p>
          </table:table-cell>
          <table:table-cell table:style-name="ce74" table:content-validation-name="val1" table:formula="of:=MAX([.F40:.F42])" office:value-type="date" office:date-value="2015-05-20" calcext:value-type="date">
            <text:p>20-Mai-2015</text:p>
          </table:table-cell>
          <table:table-cell table:style-name="ce104" table:content-validation-name="val1" table:formula="of:=SUMPRODUCT([.G40:.G42];[.E40:.E42])/SUM([.E40:.E42])" office:value-type="percentage" office:value="0.666666666666667" calcext:value-type="percentage">
            <text:p>67%</text:p>
          </table:table-cell>
          <table:table-cell table:style-name="ce125" table:content-validation-name="val1" table:formula="of:=[.F39]-[.D39]+1" office:value-type="float" office:value="9" calcext:value-type="float">
            <text:p>9</text:p>
          </table:table-cell>
          <table:table-cell table:style-name="ce134" table:content-validation-name="val1" table:formula="of:=SUM([.I49:.I49])" office:value-type="float" office:value="0" calcext:value-type="float">
            <text:p>0</text:p>
          </table:table-cell>
          <table:table-cell table:style-name="ce142" table:content-validation-name="val1" table:formula="of:=SUM([.J49:.J49])" office:value-type="float" office:value="2" calcext:value-type="float">
            <text:p>2</text:p>
          </table:table-cell>
          <table:table-cell table:style-name="ce171" table:content-validation-name="val1" table:number-columns-repeated="42"/>
          <table:table-cell table:style-name="ce204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-group table:display="false">
          <table:table-row table:style-name="ro8" table:visibility="collapse">
            <table:table-cell table:style-name="ce7" table:content-validation-name="val1"/>
            <table:table-cell table:style-name="ce22" table:content-validation-name="val1" office:value-type="string" calcext:value-type="string">
              <text:p>In Plural NBG eingeben</text:p>
            </table:table-cell>
            <table:table-cell table:style-name="ce37" table:content-validation-name="val1" office:value-type="string" calcext:value-type="string">
              <text:p>[name]</text:p>
            </table:table-cell>
            <table:table-cell table:style-name="ce53" table:content-validation-name="val1" office:value-type="date" office:date-value="2015-05-20" calcext:value-type="date">
              <text:p>20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40]&gt;0;WORKDAY([.D40];[.E40]-1;Holidays); &quot;&quot;)" office:value-type="date" office:date-value="2015-05-20" calcext:value-type="date">
              <text:p>20-Mai-2015</text:p>
            </table:table-cell>
            <table:table-cell table:style-name="ce105" table:content-validation-name="val1" office:value-type="percentage" office:value="0" calcext:value-type="percentage">
              <text:p>0%</text:p>
            </table:table-cell>
            <table:table-cell table:style-name="ce124" table:content-validation-name="val1" table:formula="of:=IF(ISNUMBER([.F40]);[.F40]-[.D40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40]);ROUNDDOWN([.E40]*[.G40]);&quot;&quot;)" office:value-type="float" office:value="0" calcext:value-type="float">
              <text:p>0</text:p>
            </table:table-cell>
            <table:table-cell table:style-name="ce141" table:content-validation-name="val1" table:formula="of:=IF(ISNUMBER([.E40]);[.E40]-[.I40];&quot;&quot;)" office:value-type="float" office:value="1" calcext:value-type="float">
              <text:p>1</text:p>
            </table:table-cell>
            <table:table-cell table:style-name="ce171" table:content-validation-name="val1" table:number-columns-repeated="42"/>
            <table:table-cell table:style-name="ce204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8" table:visibility="collapse">
            <table:table-cell table:style-name="ce6" table:content-validation-name="val1"/>
            <table:table-cell table:style-name="ce22" table:content-validation-name="val1" office:value-type="string" calcext:value-type="string">
              <text:p>Trassenplan an Häfner Öfner</text:p>
            </table:table-cell>
            <table:table-cell table:style-name="ce37" table:content-validation-name="val1" office:value-type="string" calcext:value-type="string">
              <text:p>[name]</text:p>
            </table:table-cell>
            <table:table-cell table:style-name="ce53" table:content-validation-name="val1" office:value-type="date" office:date-value="2015-05-18" calcext:value-type="date">
              <text:p>18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table:formula="of:=IF([.E41]&gt;0;WORKDAY([.D41];[.E41]-1;Holidays); &quot;&quot;)" office:value-type="date" office:date-value="2015-05-18" calcext:value-type="date">
              <text:p>18-Mai-2015</text:p>
            </table:table-cell>
            <table:table-cell table:style-name="ce106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41]);[.F41]-[.D41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41]);ROUNDDOWN([.E41]*[.G41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41]);[.E41]-[.I41];&quot;&quot;)" office:value-type="float" office:value="0" calcext:value-type="float">
              <text:p>0</text:p>
            </table:table-cell>
            <table:table-cell table:style-name="ce171" table:content-validation-name="val1" table:number-columns-repeated="42"/>
            <table:table-cell table:style-name="ce204" table:content-validation-name="val1" table:number-columns-repeated="139"/>
            <table:table-cell table:style-name="ce218" table:content-validation-name="val1" table:number-columns-repeated="690"/>
            <table:table-cell table:style-name="ce223" table:content-validation-name="val1"/>
            <table:table-cell table:style-name="ce226" table:content-validation-name="val1" table:number-columns-repeated="142"/>
          </table:table-row>
          <table:table-row table:style-name="ro5" table:visibility="collapse">
            <table:table-cell table:style-name="ce9" table:content-validation-name="val1"/>
            <table:table-cell table:style-name="ce22" table:content-validation-name="val1" office:value-type="string" calcext:value-type="string">
              <text:p>Koordinierungsgespräch</text:p>
            </table:table-cell>
            <table:table-cell table:style-name="ce37" table:content-validation-name="val1" office:value-type="string" calcext:value-type="string">
              <text:p>[name]</text:p>
            </table:table-cell>
            <table:table-cell table:style-name="ce53" table:content-validation-name="val1" office:value-type="date" office:date-value="2015-05-12" calcext:value-type="date">
              <text:p>12-Mai-2015</text:p>
            </table:table-cell>
            <table:table-cell table:style-name="ce65" table:content-validation-name="val1" office:value-type="float" office:value="1" calcext:value-type="float">
              <text:p>1</text:p>
            </table:table-cell>
            <table:table-cell table:style-name="ce75" table:content-validation-name="val1" office:value-type="date" office:date-value="2015-05-12" calcext:value-type="date">
              <text:p>12-Mai-2015</text:p>
            </table:table-cell>
            <table:table-cell table:style-name="ce107" table:content-validation-name="val1" office:value-type="percentage" office:value="1" calcext:value-type="percentage">
              <text:p>100%</text:p>
            </table:table-cell>
            <table:table-cell table:style-name="ce124" table:content-validation-name="val1" table:formula="of:=IF(ISNUMBER([.F42]);[.F42]-[.D42]+1;&quot;&quot;)" office:value-type="float" office:value="1" calcext:value-type="float">
              <text:p>1</text:p>
            </table:table-cell>
            <table:table-cell table:style-name="ce133" table:content-validation-name="val1" table:formula="of:=IF(ISNUMBER([.E42]);ROUNDDOWN([.E42]*[.G42]);&quot;&quot;)" office:value-type="float" office:value="1" calcext:value-type="float">
              <text:p>1</text:p>
            </table:table-cell>
            <table:table-cell table:style-name="ce141" table:content-validation-name="val1" table:formula="of:=IF(ISNUMBER([.E42]);[.E42]-[.I42];&quot;&quot;)" office:value-type="float" office:value="0" calcext:value-type="float">
              <text:p>0</text:p>
            </table:table-cell>
            <table:table-cell table:style-name="ce172" table:content-validation-name="val1" table:number-columns-repeated="42"/>
            <table:table-cell table:style-name="ce205" table:content-validation-name="val1" table:number-columns-repeated="139"/>
            <table:table-cell table:style-name="ce221" table:content-validation-name="val1" table:number-columns-repeated="690"/>
            <table:table-cell table:style-name="ce40" table:content-validation-name="val1" table:number-columns-repeated="143"/>
          </table:table-row>
          <table:table-row table:style-name="ro4" table:visibility="collapse">
            <table:table-cell table:style-name="ce8" table:content-validation-name="val1"/>
            <table:table-cell table:style-name="ce24" table:content-validation-name="val1"/>
            <table:table-cell table:style-name="ce36" table:content-validation-name="val1"/>
            <table:table-cell table:style-name="ce55" table:content-validation-name="val1"/>
            <table:table-cell table:style-name="ce67" table:content-validation-name="val1"/>
            <table:table-cell table:style-name="ce77" table:content-validation-name="val1"/>
            <table:table-cell table:style-name="ce108" table:content-validation-name="val1"/>
            <table:table-cell table:style-name="ce126" table:content-validation-name="val1"/>
            <table:table-cell table:style-name="ce135" table:content-validation-name="val1"/>
            <table:table-cell table:style-name="ce143" table:content-validation-name="val1"/>
            <table:table-cell table:style-name="ce173" table:content-validation-name="val1" table:number-columns-repeated="42"/>
            <table:table-cell table:style-name="ce206" table:content-validation-name="val1" table:number-columns-repeated="139"/>
            <table:table-cell table:style-name="ce220" table:content-validation-name="val1" table:number-columns-repeated="690"/>
            <table:table-cell table:style-name="ce225" table:content-validation-name="val1" table:number-columns-repeated="143"/>
          </table:table-row>
        </table:table-row-group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109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74" table:content-validation-name="val1" table:number-columns-repeated="42"/>
          <table:table-cell table:style-name="ce207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Template Neu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46:.D47])" office:value-type="date" office:date-value="2015-05-20" calcext:value-type="date">
            <text:p>20-Mai-2015</text:p>
          </table:table-cell>
          <table:table-cell table:style-name="ce64" table:content-validation-name="val1" table:formula="of:=NETWORKDAYS([.D45];[.F45];Holidays)" office:value-type="float" office:value="1" calcext:value-type="float">
            <text:p>1</text:p>
          </table:table-cell>
          <table:table-cell table:style-name="ce74" table:content-validation-name="val1" table:formula="of:=MAX([.F46:.F47])" office:value-type="date" office:date-value="2015-05-20" calcext:value-type="date">
            <text:p>20-Mai-2015</text:p>
          </table:table-cell>
          <table:table-cell table:style-name="ce110" table:content-validation-name="val1" table:formula="of:=SUMPRODUCT([.G46:.G47];[.E46:.E47])/SUM([.E46:.E47])" office:value-type="percentage" office:value="0" calcext:value-type="percentage">
            <text:p>0%</text:p>
          </table:table-cell>
          <table:table-cell table:style-name="ce125" table:content-validation-name="val1" table:formula="of:=[.F45]-[.D45]+1" office:value-type="float" office:value="1" calcext:value-type="float">
            <text:p>1</text:p>
          </table:table-cell>
          <table:table-cell table:style-name="ce134" table:content-validation-name="val1" table:formula="of:=SUM([.I46:.I47])" office:value-type="float" office:value="0" calcext:value-type="float">
            <text:p>0</text:p>
          </table:table-cell>
          <table:table-cell table:style-name="ce142" table:content-validation-name="val1" table:formula="of:=SUM([.J46:.J47])" office:value-type="float" office:value="1" calcext:value-type="float">
            <text:p>1</text:p>
          </table:table-cell>
          <table:table-cell table:style-name="ce175" table:content-validation-name="val1" table:number-columns-repeated="42"/>
          <table:table-cell table:style-name="ce208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 table:style-name="ro8">
          <table:table-cell table:style-name="ce7" table:content-validation-name="val1"/>
          <table:table-cell table:style-name="ce22" table:content-validation-name="val1" office:value-type="string" calcext:value-type="string">
            <text:p>neu</text:p>
          </table:table-cell>
          <table:table-cell table:style-name="ce33" table:content-validation-name="val1"/>
          <table:table-cell table:style-name="ce53" table:content-validation-name="val1" table:formula="of:=TODAY()" office:value-type="date" office:date-value="2015-05-20" calcext:value-type="date">
            <text:p>20-Mai-2015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5" table:content-validation-name="val1" table:formula="of:=IF([.E46]&gt;0;WORKDAY([.D46];[.E46]-1;Holidays); &quot;&quot;)" office:value-type="date" office:date-value="2015-05-20" calcext:value-type="date">
            <text:p>20-Mai-2015</text:p>
          </table:table-cell>
          <table:table-cell table:style-name="ce111" table:content-validation-name="val1" office:value-type="percentage" office:value="0" calcext:value-type="percentage">
            <text:p>0%</text:p>
          </table:table-cell>
          <table:table-cell table:style-name="ce124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33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41" table:content-validation-name="val1" table:formula="of:=IF(ISNUMBER([.E46]);[.E46]-[.I46];&quot;&quot;)" office:value-type="float" office:value="1" calcext:value-type="float">
            <text:p>1</text:p>
          </table:table-cell>
          <table:table-cell table:style-name="ce176" table:content-validation-name="val1" table:number-columns-repeated="42"/>
          <table:table-cell table:style-name="ce209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 table:style-name="ro8">
          <table:table-cell table:style-name="ce7" table:content-validation-name="val1"/>
          <table:table-cell table:style-name="ce23" table:content-validation-name="val1"/>
          <table:table-cell table:style-name="ce34" table:content-validation-name="val1"/>
          <table:table-cell table:style-name="ce54" table:content-validation-name="val1"/>
          <table:table-cell table:style-name="ce66" table:content-validation-name="val1"/>
          <table:table-cell table:style-name="ce76" table:content-validation-name="val1" table:formula="of:=IF([.E47]&gt;0;WORKDAY([.D47];[.E47]-1;Holidays); &quot;&quot;)">
            <text:p/>
          </table:table-cell>
          <table:table-cell table:style-name="ce112" table:content-validation-name="val1"/>
          <table:table-cell table:style-name="ce126" table:content-validation-name="val1" table:formula="of:=IF(ISNUMBER([.F47]);[.F47]-[.D47]+1;&quot;&quot;)">
            <text:p/>
          </table:table-cell>
          <table:table-cell table:style-name="ce135" table:content-validation-name="val1" table:formula="of:=IF(ISNUMBER([.E47]);ROUNDDOWN([.E47]*[.G47]);&quot;&quot;)">
            <text:p/>
          </table:table-cell>
          <table:table-cell table:style-name="ce143" table:content-validation-name="val1" table:formula="of:=IF(ISNUMBER([.E47]);[.E47]-[.I47];&quot;&quot;)">
            <text:p/>
          </table:table-cell>
          <table:table-cell table:style-name="ce177" table:content-validation-name="val1" table:number-columns-repeated="42"/>
          <table:table-cell table:style-name="ce210" table:content-validation-name="val1" table:number-columns-repeated="139"/>
          <table:table-cell table:style-name="ce219" table:content-validation-name="val1" table:number-columns-repeated="690"/>
          <table:table-cell table:style-name="ce224" table:content-validation-name="val1"/>
          <table:table-cell table:style-name="ce227" table:content-validation-name="val1" table:number-columns-repeated="142"/>
        </table:table-row>
        <table:table-row table:style-name="ro4">
          <table:table-cell table:style-name="ce5" table:content-validation-name="val1"/>
          <table:table-cell table:style-name="ce25" table:content-validation-name="val1" office:value-type="string" calcext:value-type="string">
            <text:p>Kundenanfrage “Zum Goldacker 4”, Hanau</text:p>
          </table:table-cell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109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74" table:content-validation-name="val1" table:number-columns-repeated="42"/>
          <table:table-cell table:style-name="ce207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1" table:content-validation-name="val1" office:value-type="string" calcext:value-type="string">
            <text:p>Kalenderstart</text:p>
          </table:table-cell>
          <table:table-cell table:style-name="ce32" table:content-validation-name="val1" office:value-type="string" calcext:value-type="string">
            <text:p>[name]</text:p>
          </table:table-cell>
          <table:table-cell table:style-name="ce52" table:content-validation-name="val1" table:formula="of:=MIN([.D50:.D51])" office:value-type="date" office:date-value="2015-05-05" calcext:value-type="date">
            <text:p>05-Mai-2015</text:p>
          </table:table-cell>
          <table:table-cell table:style-name="ce64" table:content-validation-name="val1" table:formula="of:=NETWORKDAYS([.D49];[.F49];Holidays)" office:value-type="float" office:value="2" calcext:value-type="float">
            <text:p>2</text:p>
          </table:table-cell>
          <table:table-cell table:style-name="ce74" table:content-validation-name="val1" table:formula="of:=MAX([.F50:.F51])" office:value-type="date" office:date-value="2015-05-06" calcext:value-type="date">
            <text:p>06-Mai-2015</text:p>
          </table:table-cell>
          <table:table-cell table:style-name="ce104" table:content-validation-name="val1" table:formula="of:=SUMPRODUCT([.G50:.G52];[.E50:.E52])/SUM([.E50:.E52])" office:value-type="percentage" office:value="0" calcext:value-type="percentage">
            <text:p>0%</text:p>
          </table:table-cell>
          <table:table-cell table:style-name="ce125" table:content-validation-name="val1" table:formula="of:=[.F49]-[.D49]+1" office:value-type="float" office:value="2" calcext:value-type="float">
            <text:p>2</text:p>
          </table:table-cell>
          <table:table-cell table:style-name="ce134" table:content-validation-name="val1" table:formula="of:=SUM([.I50:.I51])" office:value-type="float" office:value="0" calcext:value-type="float">
            <text:p>0</text:p>
          </table:table-cell>
          <table:table-cell table:style-name="ce142" table:content-validation-name="val1" table:formula="of:=SUM([.J50:.J51])" office:value-type="float" office:value="2" calcext:value-type="float">
            <text:p>2</text:p>
          </table:table-cell>
          <table:table-cell table:style-name="ce178" table:content-validation-name="val1" table:number-columns-repeated="42"/>
          <table:table-cell table:style-name="ce211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 table:style-name="ro8">
          <table:table-cell table:style-name="ce7" table:content-validation-name="val1"/>
          <table:table-cell table:style-name="ce22" table:content-validation-name="val1" office:value-type="string" calcext:value-type="string">
            <text:p>neu</text:p>
          </table:table-cell>
          <table:table-cell table:style-name="ce33" table:content-validation-name="val1"/>
          <table:table-cell table:style-name="ce53" table:content-validation-name="val1" office:value-type="date" office:date-value="2015-05-05" calcext:value-type="date">
            <text:p>05-Mai-2015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5" table:content-validation-name="val1" table:formula="of:=IF([.E50]&gt;0;WORKDAY([.D50];[.E50]-1;Holidays); &quot;&quot;)" office:value-type="date" office:date-value="2015-05-06" calcext:value-type="date">
            <text:p>06-Mai-2015</text:p>
          </table:table-cell>
          <table:table-cell table:style-name="ce113" table:content-validation-name="val1" office:value-type="percentage" office:value="0" calcext:value-type="percentage">
            <text:p>0%</text:p>
          </table:table-cell>
          <table:table-cell table:style-name="ce124" table:content-validation-name="val1" table:formula="of:=IF(ISNUMBER([.F50]);[.F50]-[.D50]+1;&quot;&quot;)" office:value-type="float" office:value="2" calcext:value-type="float">
            <text:p>2</text:p>
          </table:table-cell>
          <table:table-cell table:style-name="ce133" table:content-validation-name="val1" table:formula="of:=IF(ISNUMBER([.E50]);ROUNDDOWN([.E50]*[.G50]);&quot;&quot;)" office:value-type="float" office:value="0" calcext:value-type="float">
            <text:p>0</text:p>
          </table:table-cell>
          <table:table-cell table:style-name="ce141" table:content-validation-name="val1" table:formula="of:=IF(ISNUMBER([.E50]);[.E50]-[.I50];&quot;&quot;)" office:value-type="float" office:value="2" calcext:value-type="float">
            <text:p>2</text:p>
          </table:table-cell>
          <table:table-cell table:style-name="ce179" table:content-validation-name="val1" table:number-columns-repeated="42"/>
          <table:table-cell table:style-name="ce212" table:content-validation-name="val1" table:number-columns-repeated="139"/>
          <table:table-cell table:style-name="ce218" table:content-validation-name="val1" table:number-columns-repeated="690"/>
          <table:table-cell table:style-name="ce223" table:content-validation-name="val1"/>
          <table:table-cell table:style-name="ce226" table:content-validation-name="val1" table:number-columns-repeated="142"/>
        </table:table-row>
        <table:table-row table:style-name="ro8">
          <table:table-cell table:style-name="ce7" table:content-validation-name="val1"/>
          <table:table-cell table:style-name="ce23" table:content-validation-name="val1"/>
          <table:table-cell table:style-name="ce34" table:content-validation-name="val1"/>
          <table:table-cell table:style-name="ce54" table:content-validation-name="val1"/>
          <table:table-cell table:style-name="ce66" table:content-validation-name="val1"/>
          <table:table-cell table:style-name="ce76" table:content-validation-name="val1" table:formula="of:=IF([.E51]&gt;0;WORKDAY([.D51];[.E51]-1;Holidays); &quot;&quot;)">
            <text:p/>
          </table:table-cell>
          <table:table-cell table:style-name="ce114" table:content-validation-name="val1"/>
          <table:table-cell table:style-name="ce126" table:content-validation-name="val1" table:formula="of:=IF(ISNUMBER([.F51]);[.F51]-[.D51]+1;&quot;&quot;)">
            <text:p/>
          </table:table-cell>
          <table:table-cell table:style-name="ce135" table:content-validation-name="val1" table:formula="of:=IF(ISNUMBER([.E51]);ROUNDDOWN([.E51]*[.G51]);&quot;&quot;)">
            <text:p/>
          </table:table-cell>
          <table:table-cell table:style-name="ce143" table:content-validation-name="val1" table:formula="of:=IF(ISNUMBER([.E51]);[.E51]-[.I51];&quot;&quot;)">
            <text:p/>
          </table:table-cell>
          <table:table-cell table:style-name="ce180" table:content-validation-name="val1" table:number-columns-repeated="42"/>
          <table:table-cell table:style-name="ce213" table:content-validation-name="val1" table:number-columns-repeated="139"/>
          <table:table-cell table:style-name="ce219" table:content-validation-name="val1" table:number-columns-repeated="690"/>
          <table:table-cell table:style-name="ce224" table:content-validation-name="val1"/>
          <table:table-cell table:style-name="ce227" table:content-validation-name="val1" table:number-columns-repeated="142"/>
        </table:table-row>
        <table:table-row table:style-name="ro4">
          <table:table-cell table:style-name="ce5" table:content-validation-name="val1"/>
          <table:table-cell table:style-name="ce20" table:content-validation-name="val1"/>
          <table:table-cell table:style-name="ce26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/>
          <table:table-cell table:style-name="ce26" table:content-validation-name="val1"/>
          <table:table-cell table:style-name="ce38" table:content-validation-name="val1"/>
          <table:table-cell table:style-name="ce51" table:content-validation-name="val1"/>
          <table:table-cell table:style-name="ce63" table:content-validation-name="val1"/>
          <table:table-cell table:style-name="ce73" table:content-validation-name="val1"/>
          <table:table-cell table:style-name="ce83" table:content-validation-name="val1"/>
          <table:table-cell table:style-name="ce124" table:content-validation-name="val1"/>
          <table:table-cell table:style-name="ce133" table:content-validation-name="val1"/>
          <table:table-cell table:style-name="ce141" table:content-validation-name="val1"/>
          <table:table-cell table:style-name="ce149" table:content-validation-name="val1" table:number-columns-repeated="42"/>
          <table:table-cell table:style-name="ce182" table:content-validation-name="val1" table:number-columns-repeated="139"/>
          <table:table-cell table:style-name="ce217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1" table:content-validation-name="val1"/>
          <table:table-cell table:style-name="ce27" table:content-validation-name="val1" table:number-columns-repeated="2"/>
          <table:table-cell table:style-name="ce56" table:content-validation-name="val1"/>
          <table:table-cell table:style-name="ce68" table:content-validation-name="val1"/>
          <table:table-cell table:style-name="ce78" table:content-validation-name="val1"/>
          <table:table-cell table:style-name="ce115" table:content-validation-name="val1"/>
          <table:table-cell table:style-name="ce127" table:content-validation-name="val1"/>
          <table:table-cell table:style-name="ce136" table:content-validation-name="val1"/>
          <table:table-cell table:style-name="ce144" table:content-validation-name="val1"/>
          <table:table-cell table:style-name="ce149" table:content-validation-name="val1" table:number-columns-repeated="42"/>
          <table:table-cell table:style-name="ce214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2" table:content-validation-name="val1"/>
          <table:table-cell table:style-name="ce28" table:content-validation-name="val1"/>
          <table:table-cell table:style-name="ce12" table:content-validation-name="val1"/>
          <table:table-cell table:style-name="ce57" table:content-validation-name="val1"/>
          <table:table-cell table:style-name="ce69" table:content-validation-name="val1"/>
          <table:table-cell table:style-name="ce57" table:content-validation-name="val1"/>
          <table:table-cell table:style-name="ce116" table:content-validation-name="val1"/>
          <table:table-cell table:style-name="ce128" table:content-validation-name="val1" table:number-columns-repeated="2"/>
          <table:table-cell table:style-name="ce69" table:content-validation-name="val1"/>
          <table:table-cell table:style-name="ce12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3" table:content-validation-name="val1"/>
          <table:table-cell table:style-name="ce16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6" table:content-validation-name="val1"/>
          <table:table-cell table:content-validation-name="val1" table:number-columns-repeated="1022"/>
        </table:table-row>
        <table:table-row table:style-name="ro8">
          <table:table-cell table:style-name="ce14" table:content-validation-name="val1" table:number-columns-repeated="2"/>
          <table:table-cell table:style-name="ce39" table:content-validation-name="val1"/>
          <table:table-cell table:style-name="ce58" table:content-validation-name="val1"/>
          <table:table-cell table:style-name="ce70" table:content-validation-name="val1"/>
          <table:table-cell table:style-name="ce58" table:content-validation-name="val1"/>
          <table:table-cell table:style-name="ce117" table:content-validation-name="val1"/>
          <table:table-cell table:style-name="ce129" table:content-validation-name="val1" table:number-columns-repeated="2"/>
          <table:table-cell table:style-name="ce70" table:content-validation-name="val1"/>
          <table:table-cell table:style-name="ce39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5" table:content-validation-name="val1"/>
          <table:table-cell table:style-name="ce15" table:content-validation-name="val1" office:value-type="string" calcext:value-type="string">
            <text:p>Gantt Chart Template V1.1</text:p>
          </table:table-cell>
          <table:table-cell table:style-name="ce40" table:content-validation-name="val1"/>
          <table:table-cell table:style-name="ce59" table:content-validation-name="val1"/>
          <table:table-cell table:style-name="ce71" table:content-validation-name="val1"/>
          <table:table-cell table:style-name="ce59" table:content-validation-name="val1"/>
          <table:table-cell table:style-name="ce118" table:content-validation-name="val1"/>
          <table:table-cell table:style-name="ce130" table:content-validation-name="val1" table:number-columns-repeated="2"/>
          <table:table-cell table:style-name="ce71" table:content-validation-name="val1"/>
          <table:table-cell table:style-name="ce40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6" table:content-validation-name="val1"/>
          <table:table-cell table:style-name="ce16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6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6" table:content-validation-name="val1"/>
          <table:table-cell table:style-name="ce14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6" table:content-validation-name="val1"/>
          <table:table-cell table:style-name="ce29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6" table:content-validation-name="val1"/>
          <table:table-cell table:style-name="ce30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6" table:content-validation-name="val1"/>
          <table:table-cell table:style-name="ce30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29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0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6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 office:value-type="date" office:date-value="2014-01-01" calcext:value-type="date">
            <text:p>01.01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3-04" calcext:value-type="date">
            <text:p>04.03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4-18" calcext:value-type="date">
            <text:p>18.04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4-20" calcext:value-type="date">
            <text:p>20.04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4-25" calcext:value-type="date">
            <text:p>25.04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5-01" calcext:value-type="date">
            <text:p>01.05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6-10" calcext:value-type="date">
            <text:p>10.06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08-15" calcext:value-type="date">
            <text:p>15.08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12-08" calcext:value-type="date">
            <text:p>08.12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3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3" table:content-validation-name="val1"/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4" table:content-validation-name="val1"/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6" table:content-validation-name="val1"/>
          <table:table-cell table:style-name="ce13" table:content-validation-name="val1"/>
          <table:table-cell table:style-name="ce46" table:content-validation-name="val1"/>
          <table:table-cell table:style-name="ce79" table:content-validation-name="val1"/>
          <table:table-cell table:content-validation-name="val1"/>
          <table:table-cell table:style-name="ce119" table:content-validation-name="val1"/>
          <table:table-cell table:style-name="ce13" table:content-validation-name="val1"/>
          <table:table-cell table:content-validation-name="val1" table:number-columns-repeated="1013"/>
        </table:table-row>
        <table:table-row table:style-name="ro4" table:number-rows-repeated="104847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52:'Gantt Chart'.GI54 'Gantt Chart'.K38:'Gantt Chart'.GI38 'Gantt Chart'.K15:'Gantt Chart'.GI15 'Gantt Chart'.K8:'Gantt Chart'.GI11 'Gantt Chart'.K20:'Gantt Chart'.GI20 'Gantt Chart'.K33:'Gantt Chart'.GI33 'Gantt Chart'.K29:'Gantt Chart'.GI29 'Gantt Chart'.K23:'Gantt Chart'.GI24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52:'Gantt Chart'.GI54 'Gantt Chart'.K38:'Gantt Chart'.GI38 'Gantt Chart'.K15:'Gantt Chart'.GI15 'Gantt Chart'.K11:'Gantt Chart'.GI11 'Gantt Chart'.K20:'Gantt Chart'.GI20 'Gantt Chart'.K33:'Gantt Chart'.GI33 'Gantt Chart'.K29:'Gantt Chart'.GI29 'Gantt Chart'.K23:'Gantt Chart'.GI24">
            <calcext:condition calcext:apply-style-name="Task_Completed" calcext:value="formula-is(AND([.$E#REF!]&gt;0;[.K$10]&gt;=[.$D#REF!];[.K$10]&lt;=[.$F#REF!];WORKDAY([.$D#REF!];[.$E#REF!]*[.$G#REF!];Holidays)&gt;[.K$10]))" calcext:base-cell-address="'Gantt Chart'.K11"/>
            <calcext:condition calcext:apply-style-name="Task_Scheduled" calcext:value="formula-is(AND([.$E#REF!]&gt;0;[.K$10]&gt;=[.$D#REF!];[.K$10]&lt;=[.$F#REF!];WORKDAY([.$D#REF!];[.$E#REF!]*[.$G#REF!];Holidays)&lt;=[.K$10]))" calcext:base-cell-address="'Gantt Chart'.K11"/>
            <calcext:condition calcext:apply-style-name="Milestone" calcext:value="formula-is(AND([.$D#REF!]&gt;0;[.$F#REF!]=&quot;&quot;;[.$D#REF!]=[.K$10]))" calcext:base-cell-address="'Gantt Chart'.K11"/>
          </calcext:conditional-format>
          <calcext:conditional-format calcext:target-range-address="'Gantt Chart'.G52:'Gantt Chart'.G54 'Gantt Chart'.F3:'Gantt Chart'.F3 'Gantt Chart'.G38:'Gantt Chart'.G38 'Gantt Chart'.G15:'Gantt Chart'.G15 'Gantt Chart'.G10:'Gantt Chart'.G11 'Gantt Chart'.G20:'Gantt Chart'.G20 'Gantt Chart'.G33:'Gantt Chart'.G33 'Gantt Chart'.G29:'Gantt Chart'.G29 'Gantt Chart'.G23:'Gantt Chart'.G24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9:'Gantt Chart'.GI49">
            <calcext:condition calcext:apply-style-name="Today" calcext:value="formula-is([.K$10]=TODAY())" calcext:base-cell-address="'Gantt Chart'.K49"/>
            <calcext:condition calcext:apply-style-name="Weekend" calcext:value="formula-is(OR(WEEKDAY([.K$10])=1;WEEKDAY([.K$10])=7))" calcext:base-cell-address="'Gantt Chart'.K49"/>
            <calcext:condition calcext:apply-style-name="Holiday" calcext:value="formula-is(ISNUMBER(MATCH([.K$10];Holidays;0)))" calcext:base-cell-address="'Gantt Chart'.K49"/>
          </calcext:conditional-format>
          <calcext:conditional-format calcext:target-range-address="'Gantt Chart'.K49:'Gantt Chart'.GI49">
            <calcext:condition calcext:apply-style-name="Task_Completed" calcext:value="formula-is(AND([.$E49]&gt;0;[.K$10]&gt;=[.$D49];[.K$10]&lt;=[.$F49];WORKDAY([.$D49];[.$E49]*[.$G49];Holidays)&gt;[.K$10]))" calcext:base-cell-address="'Gantt Chart'.K49"/>
            <calcext:condition calcext:apply-style-name="Task_Scheduled" calcext:value="formula-is(AND([.$E49]&gt;0;[.K$10]&gt;=[.$D49];[.K$10]&lt;=[.$F49];WORKDAY([.$D49];[.$E49]*[.$G49];Holidays)&lt;=[.K$10]))" calcext:base-cell-address="'Gantt Chart'.K49"/>
            <calcext:condition calcext:apply-style-name="Milestone" calcext:value="formula-is(AND([.$D49]&gt;0;[.$F49]=&quot;&quot;;[.$D49]=[.K$10]))" calcext:base-cell-address="'Gantt Chart'.K49"/>
          </calcext:conditional-format>
          <calcext:conditional-format calcext:target-range-address="'Gantt Chart'.K50:'Gantt Chart'.GI50">
            <calcext:condition calcext:apply-style-name="Today" calcext:value="formula-is([.K$10]=TODAY())" calcext:base-cell-address="'Gantt Chart'.K50"/>
            <calcext:condition calcext:apply-style-name="Weekend" calcext:value="formula-is(OR(WEEKDAY([.K$10])=1;WEEKDAY([.K$10])=7))" calcext:base-cell-address="'Gantt Chart'.K50"/>
            <calcext:condition calcext:apply-style-name="Holiday" calcext:value="formula-is(ISNUMBER(MATCH([.K$10];Holidays;0)))" calcext:base-cell-address="'Gantt Chart'.K50"/>
          </calcext:conditional-format>
          <calcext:conditional-format calcext:target-range-address="'Gantt Chart'.K50:'Gantt Chart'.GI50">
            <calcext:condition calcext:apply-style-name="Task_Completed" calcext:value="formula-is(AND([.$E61]&gt;0;[.K$10]&gt;=[.$D61];[.K$10]&lt;=[.$F61];WORKDAY([.$D61];[.$E61]*[.$G61];Holidays)&gt;[.K$10]))" calcext:base-cell-address="'Gantt Chart'.K50"/>
            <calcext:condition calcext:apply-style-name="Task_Scheduled" calcext:value="formula-is(AND([.$E61]&gt;0;[.K$10]&gt;=[.$D61];[.K$10]&lt;=[.$F61];WORKDAY([.$D61];[.$E61]*[.$G61];Holidays)&lt;=[.K$10]))" calcext:base-cell-address="'Gantt Chart'.K50"/>
            <calcext:condition calcext:apply-style-name="Milestone" calcext:value="formula-is(AND([.$D61]&gt;0;[.$F61]=&quot;&quot;;[.$D61]=[.K$10]))" calcext:base-cell-address="'Gantt Chart'.K50"/>
          </calcext:conditional-format>
          <calcext:conditional-format calcext:target-range-address="'Gantt Chart'.G50:'Gantt Chart'.G50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0:'Gantt Chart'.GI50">
            <calcext:condition calcext:apply-style-name="Today" calcext:value="formula-is([.K$10]=TODAY())" calcext:base-cell-address="'Gantt Chart'.K50"/>
            <calcext:condition calcext:apply-style-name="Weekend" calcext:value="formula-is(OR(WEEKDAY([.K$10])=1;WEEKDAY([.K$10])=7))" calcext:base-cell-address="'Gantt Chart'.K50"/>
            <calcext:condition calcext:apply-style-name="Holiday" calcext:value="formula-is(ISNUMBER(MATCH([.K$10];Holidays;0)))" calcext:base-cell-address="'Gantt Chart'.K50"/>
          </calcext:conditional-format>
          <calcext:conditional-format calcext:target-range-address="'Gantt Chart'.K50:'Gantt Chart'.GI50">
            <calcext:condition calcext:apply-style-name="Task_Completed" calcext:value="formula-is(AND([.$E50]&gt;0;[.K$10]&gt;=[.$D50];[.K$10]&lt;=[.$F50];WORKDAY([.$D50];[.$E50]*[.$G50];Holidays)&gt;[.K$10]))" calcext:base-cell-address="'Gantt Chart'.K50"/>
            <calcext:condition calcext:apply-style-name="Task_Scheduled" calcext:value="formula-is(AND([.$E50]&gt;0;[.K$10]&gt;=[.$D50];[.K$10]&lt;=[.$F50];WORKDAY([.$D50];[.$E50]*[.$G50];Holidays)&lt;=[.K$10]))" calcext:base-cell-address="'Gantt Chart'.K50"/>
            <calcext:condition calcext:apply-style-name="Milestone" calcext:value="formula-is(AND([.$D50]&gt;0;[.$F50]=&quot;&quot;;[.$D50]=[.K$10]))" calcext:base-cell-address="'Gantt Chart'.K50"/>
          </calcext:conditional-format>
          <calcext:conditional-format calcext:target-range-address="'Gantt Chart'.G50:'Gantt Chart'.G50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1:'Gantt Chart'.GI51">
            <calcext:condition calcext:apply-style-name="Today" calcext:value="formula-is([.K$10]=TODAY())" calcext:base-cell-address="'Gantt Chart'.K51"/>
            <calcext:condition calcext:apply-style-name="Weekend" calcext:value="formula-is(OR(WEEKDAY([.K$10])=1;WEEKDAY([.K$10])=7))" calcext:base-cell-address="'Gantt Chart'.K51"/>
            <calcext:condition calcext:apply-style-name="Holiday" calcext:value="formula-is(ISNUMBER(MATCH([.K$10];Holidays;0)))" calcext:base-cell-address="'Gantt Chart'.K51"/>
          </calcext:conditional-format>
          <calcext:conditional-format calcext:target-range-address="'Gantt Chart'.K51:'Gantt Chart'.GI51">
            <calcext:condition calcext:apply-style-name="Task_Completed" calcext:value="formula-is(AND([.$E62]&gt;0;[.K$10]&gt;=[.$D62];[.K$10]&lt;=[.$F62];WORKDAY([.$D62];[.$E62]*[.$G62];Holidays)&gt;[.K$10]))" calcext:base-cell-address="'Gantt Chart'.K51"/>
            <calcext:condition calcext:apply-style-name="Task_Scheduled" calcext:value="formula-is(AND([.$E62]&gt;0;[.K$10]&gt;=[.$D62];[.K$10]&lt;=[.$F62];WORKDAY([.$D62];[.$E62]*[.$G62];Holidays)&lt;=[.K$10]))" calcext:base-cell-address="'Gantt Chart'.K51"/>
            <calcext:condition calcext:apply-style-name="Milestone" calcext:value="formula-is(AND([.$D62]&gt;0;[.$F62]=&quot;&quot;;[.$D62]=[.K$10]))" calcext:base-cell-address="'Gantt Chart'.K51"/>
          </calcext:conditional-format>
          <calcext:conditional-format calcext:target-range-address="'Gantt Chart'.G51:'Gantt Chart'.G5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1:'Gantt Chart'.GI51">
            <calcext:condition calcext:apply-style-name="Today" calcext:value="formula-is([.K$10]=TODAY())" calcext:base-cell-address="'Gantt Chart'.K51"/>
            <calcext:condition calcext:apply-style-name="Weekend" calcext:value="formula-is(OR(WEEKDAY([.K$10])=1;WEEKDAY([.K$10])=7))" calcext:base-cell-address="'Gantt Chart'.K51"/>
            <calcext:condition calcext:apply-style-name="Holiday" calcext:value="formula-is(ISNUMBER(MATCH([.K$10];Holidays;0)))" calcext:base-cell-address="'Gantt Chart'.K51"/>
          </calcext:conditional-format>
          <calcext:conditional-format calcext:target-range-address="'Gantt Chart'.K51:'Gantt Chart'.GI51">
            <calcext:condition calcext:apply-style-name="Task_Completed" calcext:value="formula-is(AND([.$E51]&gt;0;[.K$10]&gt;=[.$D51];[.K$10]&lt;=[.$F51];WORKDAY([.$D51];[.$E51]*[.$G51];Holidays)&gt;[.K$10]))" calcext:base-cell-address="'Gantt Chart'.K51"/>
            <calcext:condition calcext:apply-style-name="Task_Scheduled" calcext:value="formula-is(AND([.$E51]&gt;0;[.K$10]&gt;=[.$D51];[.K$10]&lt;=[.$F51];WORKDAY([.$D51];[.$E51]*[.$G51];Holidays)&lt;=[.K$10]))" calcext:base-cell-address="'Gantt Chart'.K51"/>
            <calcext:condition calcext:apply-style-name="Milestone" calcext:value="formula-is(AND([.$D51]&gt;0;[.$F51]=&quot;&quot;;[.$D51]=[.K$10]))" calcext:base-cell-address="'Gantt Chart'.K51"/>
          </calcext:conditional-format>
          <calcext:conditional-format calcext:target-range-address="'Gantt Chart'.G51:'Gantt Chart'.G5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6:'Gantt Chart'.GI16">
            <calcext:condition calcext:apply-style-name="Today" calcext:value="formula-is([.K$10]=TODAY())" calcext:base-cell-address="'Gantt Chart'.K16"/>
            <calcext:condition calcext:apply-style-name="Weekend" calcext:value="formula-is(OR(WEEKDAY([.K$10])=1;WEEKDAY([.K$10])=7))" calcext:base-cell-address="'Gantt Chart'.K16"/>
            <calcext:condition calcext:apply-style-name="Holiday" calcext:value="formula-is(ISNUMBER(MATCH([.K$10];Holidays;0)))" calcext:base-cell-address="'Gantt Chart'.K16"/>
          </calcext:conditional-format>
          <calcext:conditional-format calcext:target-range-address="'Gantt Chart'.K16:'Gantt Chart'.GI16">
            <calcext:condition calcext:apply-style-name="Task_Completed" calcext:value="formula-is(AND([.$E16]&gt;0;[.K$10]&gt;=[.$D16];[.K$10]&lt;=[.$F16];WORKDAY([.$D16];[.$E16]*[.$G16];Holidays)&gt;[.K$10]))" calcext:base-cell-address="'Gantt Chart'.K16"/>
            <calcext:condition calcext:apply-style-name="Task_Scheduled" calcext:value="formula-is(AND([.$E16]&gt;0;[.K$10]&gt;=[.$D16];[.K$10]&lt;=[.$F16];WORKDAY([.$D16];[.$E16]*[.$G16];Holidays)&lt;=[.K$10]))" calcext:base-cell-address="'Gantt Chart'.K16"/>
            <calcext:condition calcext:apply-style-name="Milestone" calcext:value="formula-is(AND([.$D16]&gt;0;[.$F16]=&quot;&quot;;[.$D16]=[.K$10]))" calcext:base-cell-address="'Gantt Chart'.K16"/>
          </calcext:conditional-format>
          <calcext:conditional-format calcext:target-range-address="'Gantt Chart'.G16:'Gantt Chart'.G1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7:'Gantt Chart'.GI17">
            <calcext:condition calcext:apply-style-name="Today" calcext:value="formula-is([.K$10]=TODAY())" calcext:base-cell-address="'Gantt Chart'.K17"/>
            <calcext:condition calcext:apply-style-name="Weekend" calcext:value="formula-is(OR(WEEKDAY([.K$10])=1;WEEKDAY([.K$10])=7))" calcext:base-cell-address="'Gantt Chart'.K17"/>
            <calcext:condition calcext:apply-style-name="Holiday" calcext:value="formula-is(ISNUMBER(MATCH([.K$10];Holidays;0)))" calcext:base-cell-address="'Gantt Chart'.K17"/>
          </calcext:conditional-format>
          <calcext:conditional-format calcext:target-range-address="'Gantt Chart'.K17:'Gantt Chart'.GI17">
            <calcext:condition calcext:apply-style-name="Task_Completed" calcext:value="formula-is(AND([.$E57]&gt;0;[.K$10]&gt;=[.$D57];[.K$10]&lt;=[.$F57];WORKDAY([.$D57];[.$E57]*[.$G57];Holidays)&gt;[.K$10]))" calcext:base-cell-address="'Gantt Chart'.K17"/>
            <calcext:condition calcext:apply-style-name="Task_Scheduled" calcext:value="formula-is(AND([.$E57]&gt;0;[.K$10]&gt;=[.$D57];[.K$10]&lt;=[.$F57];WORKDAY([.$D57];[.$E57]*[.$G57];Holidays)&lt;=[.K$10]))" calcext:base-cell-address="'Gantt Chart'.K17"/>
            <calcext:condition calcext:apply-style-name="Milestone" calcext:value="formula-is(AND([.$D57]&gt;0;[.$F57]=&quot;&quot;;[.$D57]=[.K$10]))" calcext:base-cell-address="'Gantt Chart'.K17"/>
          </calcext:conditional-format>
          <calcext:conditional-format calcext:target-range-address="'Gantt Chart'.G17:'Gantt Chart'.G1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7:'Gantt Chart'.GI17">
            <calcext:condition calcext:apply-style-name="Today" calcext:value="formula-is([.K$10]=TODAY())" calcext:base-cell-address="'Gantt Chart'.K17"/>
            <calcext:condition calcext:apply-style-name="Weekend" calcext:value="formula-is(OR(WEEKDAY([.K$10])=1;WEEKDAY([.K$10])=7))" calcext:base-cell-address="'Gantt Chart'.K17"/>
            <calcext:condition calcext:apply-style-name="Holiday" calcext:value="formula-is(ISNUMBER(MATCH([.K$10];Holidays;0)))" calcext:base-cell-address="'Gantt Chart'.K17"/>
          </calcext:conditional-format>
          <calcext:conditional-format calcext:target-range-address="'Gantt Chart'.K17:'Gantt Chart'.GI17">
            <calcext:condition calcext:apply-style-name="Task_Completed" calcext:value="formula-is(AND([.$E17]&gt;0;[.K$10]&gt;=[.$D17];[.K$10]&lt;=[.$F17];WORKDAY([.$D17];[.$E17]*[.$G17];Holidays)&gt;[.K$10]))" calcext:base-cell-address="'Gantt Chart'.K17"/>
            <calcext:condition calcext:apply-style-name="Task_Scheduled" calcext:value="formula-is(AND([.$E17]&gt;0;[.K$10]&gt;=[.$D17];[.K$10]&lt;=[.$F17];WORKDAY([.$D17];[.$E17]*[.$G17];Holidays)&lt;=[.K$10]))" calcext:base-cell-address="'Gantt Chart'.K17"/>
            <calcext:condition calcext:apply-style-name="Milestone" calcext:value="formula-is(AND([.$D17]&gt;0;[.$F17]=&quot;&quot;;[.$D17]=[.K$10]))" calcext:base-cell-address="'Gantt Chart'.K17"/>
          </calcext:conditional-format>
          <calcext:conditional-format calcext:target-range-address="'Gantt Chart'.G17:'Gantt Chart'.G1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9:'Gantt Chart'.GI19">
            <calcext:condition calcext:apply-style-name="Today" calcext:value="formula-is([.K$10]=TODAY())" calcext:base-cell-address="'Gantt Chart'.K19"/>
            <calcext:condition calcext:apply-style-name="Weekend" calcext:value="formula-is(OR(WEEKDAY([.K$10])=1;WEEKDAY([.K$10])=7))" calcext:base-cell-address="'Gantt Chart'.K19"/>
            <calcext:condition calcext:apply-style-name="Holiday" calcext:value="formula-is(ISNUMBER(MATCH([.K$10];Holidays;0)))" calcext:base-cell-address="'Gantt Chart'.K19"/>
          </calcext:conditional-format>
          <calcext:conditional-format calcext:target-range-address="'Gantt Chart'.K19:'Gantt Chart'.GI19">
            <calcext:condition calcext:apply-style-name="Task_Completed" calcext:value="formula-is(AND([.$E58]&gt;0;[.K$10]&gt;=[.$D58];[.K$10]&lt;=[.$F58];WORKDAY([.$D58];[.$E58]*[.$G58];Holidays)&gt;[.K$10]))" calcext:base-cell-address="'Gantt Chart'.K19"/>
            <calcext:condition calcext:apply-style-name="Task_Scheduled" calcext:value="formula-is(AND([.$E58]&gt;0;[.K$10]&gt;=[.$D58];[.K$10]&lt;=[.$F58];WORKDAY([.$D58];[.$E58]*[.$G58];Holidays)&lt;=[.K$10]))" calcext:base-cell-address="'Gantt Chart'.K19"/>
            <calcext:condition calcext:apply-style-name="Milestone" calcext:value="formula-is(AND([.$D58]&gt;0;[.$F58]=&quot;&quot;;[.$D58]=[.K$10]))" calcext:base-cell-address="'Gantt Chart'.K19"/>
          </calcext:conditional-format>
          <calcext:conditional-format calcext:target-range-address="'Gantt Chart'.G19:'Gantt Chart'.G19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9:'Gantt Chart'.GI19">
            <calcext:condition calcext:apply-style-name="Today" calcext:value="formula-is([.K$10]=TODAY())" calcext:base-cell-address="'Gantt Chart'.K19"/>
            <calcext:condition calcext:apply-style-name="Weekend" calcext:value="formula-is(OR(WEEKDAY([.K$10])=1;WEEKDAY([.K$10])=7))" calcext:base-cell-address="'Gantt Chart'.K19"/>
            <calcext:condition calcext:apply-style-name="Holiday" calcext:value="formula-is(ISNUMBER(MATCH([.K$10];Holidays;0)))" calcext:base-cell-address="'Gantt Chart'.K19"/>
          </calcext:conditional-format>
          <calcext:conditional-format calcext:target-range-address="'Gantt Chart'.K19:'Gantt Chart'.GI19">
            <calcext:condition calcext:apply-style-name="Task_Completed" calcext:value="formula-is(AND([.$E19]&gt;0;[.K$10]&gt;=[.$D19];[.K$10]&lt;=[.$F19];WORKDAY([.$D19];[.$E19]*[.$G19];Holidays)&gt;[.K$10]))" calcext:base-cell-address="'Gantt Chart'.K19"/>
            <calcext:condition calcext:apply-style-name="Task_Scheduled" calcext:value="formula-is(AND([.$E19]&gt;0;[.K$10]&gt;=[.$D19];[.K$10]&lt;=[.$F19];WORKDAY([.$D19];[.$E19]*[.$G19];Holidays)&lt;=[.K$10]))" calcext:base-cell-address="'Gantt Chart'.K19"/>
            <calcext:condition calcext:apply-style-name="Milestone" calcext:value="formula-is(AND([.$D19]&gt;0;[.$F19]=&quot;&quot;;[.$D19]=[.K$10]))" calcext:base-cell-address="'Gantt Chart'.K19"/>
          </calcext:conditional-format>
          <calcext:conditional-format calcext:target-range-address="'Gantt Chart'.G19:'Gantt Chart'.G19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  <calcext:condition calcext:apply-style-name="Holiday" calcext:value="formula-is(ISNUMBER(MATCH([.K$10];Holidays;0)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;Holidays)&gt;[.K$10]))" calcext:base-cell-address="'Gantt Chart'.K12"/>
            <calcext:condition calcext:apply-style-name="Task_Scheduled" calcext:value="formula-is(AND([.$E12]&gt;0;[.K$10]&gt;=[.$D12];[.K$10]&lt;=[.$F12];WORKDAY([.$D12];[.$E12]*[.$G12];Holidays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3:'Gantt Chart'.GI13">
            <calcext:condition calcext:apply-style-name="Today" calcext:value="formula-is([.K$10]=TODAY())" calcext:base-cell-address="'Gantt Chart'.K13"/>
            <calcext:condition calcext:apply-style-name="Weekend" calcext:value="formula-is(OR(WEEKDAY([.K$10])=1;WEEKDAY([.K$10])=7))" calcext:base-cell-address="'Gantt Chart'.K13"/>
            <calcext:condition calcext:apply-style-name="Holiday" calcext:value="formula-is(ISNUMBER(MATCH([.K$10];Holidays;0)))" calcext:base-cell-address="'Gantt Chart'.K13"/>
          </calcext:conditional-format>
          <calcext:conditional-format calcext:target-range-address="'Gantt Chart'.K13:'Gantt Chart'.GI13">
            <calcext:condition calcext:apply-style-name="Task_Completed" calcext:value="formula-is(AND([.$E53]&gt;0;[.K$10]&gt;=[.$D53];[.K$10]&lt;=[.$F53];WORKDAY([.$D53];[.$E53]*[.$G53];Holidays)&gt;[.K$10]))" calcext:base-cell-address="'Gantt Chart'.K13"/>
            <calcext:condition calcext:apply-style-name="Task_Scheduled" calcext:value="formula-is(AND([.$E53]&gt;0;[.K$10]&gt;=[.$D53];[.K$10]&lt;=[.$F53];WORKDAY([.$D53];[.$E53]*[.$G53];Holidays)&lt;=[.K$10]))" calcext:base-cell-address="'Gantt Chart'.K13"/>
            <calcext:condition calcext:apply-style-name="Milestone" calcext:value="formula-is(AND([.$D53]&gt;0;[.$F53]=&quot;&quot;;[.$D53]=[.K$10]))" calcext:base-cell-address="'Gantt Chart'.K13"/>
          </calcext:conditional-format>
          <calcext:conditional-format calcext:target-range-address="'Gantt Chart'.G13:'Gantt Chart'.G1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3:'Gantt Chart'.GI13">
            <calcext:condition calcext:apply-style-name="Today" calcext:value="formula-is([.K$10]=TODAY())" calcext:base-cell-address="'Gantt Chart'.K13"/>
            <calcext:condition calcext:apply-style-name="Weekend" calcext:value="formula-is(OR(WEEKDAY([.K$10])=1;WEEKDAY([.K$10])=7))" calcext:base-cell-address="'Gantt Chart'.K13"/>
            <calcext:condition calcext:apply-style-name="Holiday" calcext:value="formula-is(ISNUMBER(MATCH([.K$10];Holidays;0)))" calcext:base-cell-address="'Gantt Chart'.K13"/>
          </calcext:conditional-format>
          <calcext:conditional-format calcext:target-range-address="'Gantt Chart'.K13:'Gantt Chart'.GI13">
            <calcext:condition calcext:apply-style-name="Task_Completed" calcext:value="formula-is(AND([.$E13]&gt;0;[.K$10]&gt;=[.$D13];[.K$10]&lt;=[.$F13];WORKDAY([.$D13];[.$E13]*[.$G13];Holidays)&gt;[.K$10]))" calcext:base-cell-address="'Gantt Chart'.K13"/>
            <calcext:condition calcext:apply-style-name="Task_Scheduled" calcext:value="formula-is(AND([.$E13]&gt;0;[.K$10]&gt;=[.$D13];[.K$10]&lt;=[.$F13];WORKDAY([.$D13];[.$E13]*[.$G13];Holidays)&lt;=[.K$10]))" calcext:base-cell-address="'Gantt Chart'.K13"/>
            <calcext:condition calcext:apply-style-name="Milestone" calcext:value="formula-is(AND([.$D13]&gt;0;[.$F13]=&quot;&quot;;[.$D13]=[.K$10]))" calcext:base-cell-address="'Gantt Chart'.K13"/>
          </calcext:conditional-format>
          <calcext:conditional-format calcext:target-range-address="'Gantt Chart'.G13:'Gantt Chart'.G1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GI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  <calcext:condition calcext:apply-style-name="Holiday" calcext:value="formula-is(ISNUMBER(MATCH([.K$10];Holidays;0)))" calcext:base-cell-address="'Gantt Chart'.K14"/>
          </calcext:conditional-format>
          <calcext:conditional-format calcext:target-range-address="'Gantt Chart'.K14:'Gantt Chart'.GI14">
            <calcext:condition calcext:apply-style-name="Task_Completed" calcext:value="formula-is(AND([.$E54]&gt;0;[.K$10]&gt;=[.$D54];[.K$10]&lt;=[.$F54];WORKDAY([.$D54];[.$E54]*[.$G54];Holidays)&gt;[.K$10]))" calcext:base-cell-address="'Gantt Chart'.K14"/>
            <calcext:condition calcext:apply-style-name="Task_Scheduled" calcext:value="formula-is(AND([.$E54]&gt;0;[.K$10]&gt;=[.$D54];[.K$10]&lt;=[.$F54];WORKDAY([.$D54];[.$E54]*[.$G54];Holidays)&lt;=[.K$10]))" calcext:base-cell-address="'Gantt Chart'.K14"/>
            <calcext:condition calcext:apply-style-name="Milestone" calcext:value="formula-is(AND([.$D54]&gt;0;[.$F54]=&quot;&quot;;[.$D54]=[.K$10]))" calcext:base-cell-address="'Gantt Chart'.K14"/>
          </calcext:conditional-format>
          <calcext:conditional-format calcext:target-range-address="'Gantt Chart'.G14:'Gantt Chart'.G14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GI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  <calcext:condition calcext:apply-style-name="Holiday" calcext:value="formula-is(ISNUMBER(MATCH([.K$10];Holidays;0)))" calcext:base-cell-address="'Gantt Chart'.K14"/>
          </calcext:conditional-format>
          <calcext:conditional-format calcext:target-range-address="'Gantt Chart'.K14:'Gantt Chart'.GI14">
            <calcext:condition calcext:apply-style-name="Task_Completed" calcext:value="formula-is(AND([.$E14]&gt;0;[.K$10]&gt;=[.$D14];[.K$10]&lt;=[.$F14];WORKDAY([.$D14];[.$E14]*[.$G14];Holidays)&gt;[.K$10]))" calcext:base-cell-address="'Gantt Chart'.K14"/>
            <calcext:condition calcext:apply-style-name="Task_Scheduled" calcext:value="formula-is(AND([.$E14]&gt;0;[.K$10]&gt;=[.$D14];[.K$10]&lt;=[.$F14];WORKDAY([.$D14];[.$E14]*[.$G14];Holidays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G14:'Gantt Chart'.G14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8:'Gantt Chart'.GI18">
            <calcext:condition calcext:apply-style-name="Today" calcext:value="formula-is([.K$10]=TODAY())" calcext:base-cell-address="'Gantt Chart'.K18"/>
            <calcext:condition calcext:apply-style-name="Weekend" calcext:value="formula-is(OR(WEEKDAY([.K$10])=1;WEEKDAY([.K$10])=7))" calcext:base-cell-address="'Gantt Chart'.K18"/>
            <calcext:condition calcext:apply-style-name="Holiday" calcext:value="formula-is(ISNUMBER(MATCH([.K$10];Holidays;0)))" calcext:base-cell-address="'Gantt Chart'.K18"/>
          </calcext:conditional-format>
          <calcext:conditional-format calcext:target-range-address="'Gantt Chart'.K18:'Gantt Chart'.GI18">
            <calcext:condition calcext:apply-style-name="Task_Completed" calcext:value="formula-is(AND([.$E56]&gt;0;[.K$10]&gt;=[.$D56];[.K$10]&lt;=[.$F56];WORKDAY([.$D56];[.$E56]*[.$G56];Holidays)&gt;[.K$10]))" calcext:base-cell-address="'Gantt Chart'.K18"/>
            <calcext:condition calcext:apply-style-name="Task_Scheduled" calcext:value="formula-is(AND([.$E56]&gt;0;[.K$10]&gt;=[.$D56];[.K$10]&lt;=[.$F56];WORKDAY([.$D56];[.$E56]*[.$G56];Holidays)&lt;=[.K$10]))" calcext:base-cell-address="'Gantt Chart'.K18"/>
            <calcext:condition calcext:apply-style-name="Milestone" calcext:value="formula-is(AND([.$D56]&gt;0;[.$F56]=&quot;&quot;;[.$D56]=[.K$10]))" calcext:base-cell-address="'Gantt Chart'.K18"/>
          </calcext:conditional-format>
          <calcext:conditional-format calcext:target-range-address="'Gantt Chart'.G18:'Gantt Chart'.G18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8:'Gantt Chart'.GI18">
            <calcext:condition calcext:apply-style-name="Today" calcext:value="formula-is([.K$10]=TODAY())" calcext:base-cell-address="'Gantt Chart'.K18"/>
            <calcext:condition calcext:apply-style-name="Weekend" calcext:value="formula-is(OR(WEEKDAY([.K$10])=1;WEEKDAY([.K$10])=7))" calcext:base-cell-address="'Gantt Chart'.K18"/>
            <calcext:condition calcext:apply-style-name="Holiday" calcext:value="formula-is(ISNUMBER(MATCH([.K$10];Holidays;0)))" calcext:base-cell-address="'Gantt Chart'.K18"/>
          </calcext:conditional-format>
          <calcext:conditional-format calcext:target-range-address="'Gantt Chart'.K18:'Gantt Chart'.GI18">
            <calcext:condition calcext:apply-style-name="Task_Completed" calcext:value="formula-is(AND([.$E18]&gt;0;[.K$10]&gt;=[.$D18];[.K$10]&lt;=[.$F18];WORKDAY([.$D18];[.$E18]*[.$G18];Holidays)&gt;[.K$10]))" calcext:base-cell-address="'Gantt Chart'.K18"/>
            <calcext:condition calcext:apply-style-name="Task_Scheduled" calcext:value="formula-is(AND([.$E18]&gt;0;[.K$10]&gt;=[.$D18];[.K$10]&lt;=[.$F18];WORKDAY([.$D18];[.$E18]*[.$G18];Holidays)&lt;=[.K$10]))" calcext:base-cell-address="'Gantt Chart'.K18"/>
            <calcext:condition calcext:apply-style-name="Milestone" calcext:value="formula-is(AND([.$D18]&gt;0;[.$F18]=&quot;&quot;;[.$D18]=[.K$10]))" calcext:base-cell-address="'Gantt Chart'.K18"/>
          </calcext:conditional-format>
          <calcext:conditional-format calcext:target-range-address="'Gantt Chart'.G18:'Gantt Chart'.G18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4:'Gantt Chart'.GI34">
            <calcext:condition calcext:apply-style-name="Today" calcext:value="formula-is([.K$10]=TODAY())" calcext:base-cell-address="'Gantt Chart'.K34"/>
            <calcext:condition calcext:apply-style-name="Weekend" calcext:value="formula-is(OR(WEEKDAY([.K$10])=1;WEEKDAY([.K$10])=7))" calcext:base-cell-address="'Gantt Chart'.K34"/>
            <calcext:condition calcext:apply-style-name="Holiday" calcext:value="formula-is(ISNUMBER(MATCH([.K$10];Holidays;0)))" calcext:base-cell-address="'Gantt Chart'.K34"/>
          </calcext:conditional-format>
          <calcext:conditional-format calcext:target-range-address="'Gantt Chart'.K34:'Gantt Chart'.GI34">
            <calcext:condition calcext:apply-style-name="Task_Completed" calcext:value="formula-is(AND([.$E34]&gt;0;[.K$10]&gt;=[.$D34];[.K$10]&lt;=[.$F34];WORKDAY([.$D34];[.$E34]*[.$G34];Holidays)&gt;[.K$10]))" calcext:base-cell-address="'Gantt Chart'.K34"/>
            <calcext:condition calcext:apply-style-name="Task_Scheduled" calcext:value="formula-is(AND([.$E34]&gt;0;[.K$10]&gt;=[.$D34];[.K$10]&lt;=[.$F34];WORKDAY([.$D34];[.$E34]*[.$G34];Holidays)&lt;=[.K$10]))" calcext:base-cell-address="'Gantt Chart'.K34"/>
            <calcext:condition calcext:apply-style-name="Milestone" calcext:value="formula-is(AND([.$D34]&gt;0;[.$F34]=&quot;&quot;;[.$D34]=[.K$10]))" calcext:base-cell-address="'Gantt Chart'.K34"/>
          </calcext:conditional-format>
          <calcext:conditional-format calcext:target-range-address="'Gantt Chart'.G34:'Gantt Chart'.G34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5:'Gantt Chart'.GI35">
            <calcext:condition calcext:apply-style-name="Today" calcext:value="formula-is([.K$10]=TODAY())" calcext:base-cell-address="'Gantt Chart'.K35"/>
            <calcext:condition calcext:apply-style-name="Weekend" calcext:value="formula-is(OR(WEEKDAY([.K$10])=1;WEEKDAY([.K$10])=7))" calcext:base-cell-address="'Gantt Chart'.K35"/>
            <calcext:condition calcext:apply-style-name="Holiday" calcext:value="formula-is(ISNUMBER(MATCH([.K$10];Holidays;0)))" calcext:base-cell-address="'Gantt Chart'.K35"/>
          </calcext:conditional-format>
          <calcext:conditional-format calcext:target-range-address="'Gantt Chart'.K35:'Gantt Chart'.GI35">
            <calcext:condition calcext:apply-style-name="Task_Completed" calcext:value="formula-is(AND([.$E57]&gt;0;[.K$10]&gt;=[.$D57];[.K$10]&lt;=[.$F57];WORKDAY([.$D57];[.$E57]*[.$G57];Holidays)&gt;[.K$10]))" calcext:base-cell-address="'Gantt Chart'.K35"/>
            <calcext:condition calcext:apply-style-name="Task_Scheduled" calcext:value="formula-is(AND([.$E57]&gt;0;[.K$10]&gt;=[.$D57];[.K$10]&lt;=[.$F57];WORKDAY([.$D57];[.$E57]*[.$G57];Holidays)&lt;=[.K$10]))" calcext:base-cell-address="'Gantt Chart'.K35"/>
            <calcext:condition calcext:apply-style-name="Milestone" calcext:value="formula-is(AND([.$D57]&gt;0;[.$F57]=&quot;&quot;;[.$D57]=[.K$10]))" calcext:base-cell-address="'Gantt Chart'.K35"/>
          </calcext:conditional-format>
          <calcext:conditional-format calcext:target-range-address="'Gantt Chart'.G35:'Gantt Chart'.G35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5:'Gantt Chart'.GI35">
            <calcext:condition calcext:apply-style-name="Today" calcext:value="formula-is([.K$10]=TODAY())" calcext:base-cell-address="'Gantt Chart'.K35"/>
            <calcext:condition calcext:apply-style-name="Weekend" calcext:value="formula-is(OR(WEEKDAY([.K$10])=1;WEEKDAY([.K$10])=7))" calcext:base-cell-address="'Gantt Chart'.K35"/>
            <calcext:condition calcext:apply-style-name="Holiday" calcext:value="formula-is(ISNUMBER(MATCH([.K$10];Holidays;0)))" calcext:base-cell-address="'Gantt Chart'.K35"/>
          </calcext:conditional-format>
          <calcext:conditional-format calcext:target-range-address="'Gantt Chart'.K35:'Gantt Chart'.GI35">
            <calcext:condition calcext:apply-style-name="Task_Completed" calcext:value="formula-is(AND([.$E35]&gt;0;[.K$10]&gt;=[.$D35];[.K$10]&lt;=[.$F35];WORKDAY([.$D35];[.$E35]*[.$G35];Holidays)&gt;[.K$10]))" calcext:base-cell-address="'Gantt Chart'.K35"/>
            <calcext:condition calcext:apply-style-name="Task_Scheduled" calcext:value="formula-is(AND([.$E35]&gt;0;[.K$10]&gt;=[.$D35];[.K$10]&lt;=[.$F35];WORKDAY([.$D35];[.$E35]*[.$G35];Holidays)&lt;=[.K$10]))" calcext:base-cell-address="'Gantt Chart'.K35"/>
            <calcext:condition calcext:apply-style-name="Milestone" calcext:value="formula-is(AND([.$D35]&gt;0;[.$F35]=&quot;&quot;;[.$D35]=[.K$10]))" calcext:base-cell-address="'Gantt Chart'.K35"/>
          </calcext:conditional-format>
          <calcext:conditional-format calcext:target-range-address="'Gantt Chart'.G35:'Gantt Chart'.G35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7:'Gantt Chart'.GI37">
            <calcext:condition calcext:apply-style-name="Today" calcext:value="formula-is([.K$10]=TODAY())" calcext:base-cell-address="'Gantt Chart'.K37"/>
            <calcext:condition calcext:apply-style-name="Weekend" calcext:value="formula-is(OR(WEEKDAY([.K$10])=1;WEEKDAY([.K$10])=7))" calcext:base-cell-address="'Gantt Chart'.K37"/>
            <calcext:condition calcext:apply-style-name="Holiday" calcext:value="formula-is(ISNUMBER(MATCH([.K$10];Holidays;0)))" calcext:base-cell-address="'Gantt Chart'.K37"/>
          </calcext:conditional-format>
          <calcext:conditional-format calcext:target-range-address="'Gantt Chart'.K37:'Gantt Chart'.GI37">
            <calcext:condition calcext:apply-style-name="Task_Completed" calcext:value="formula-is(AND([.$E58]&gt;0;[.K$10]&gt;=[.$D58];[.K$10]&lt;=[.$F58];WORKDAY([.$D58];[.$E58]*[.$G58];Holidays)&gt;[.K$10]))" calcext:base-cell-address="'Gantt Chart'.K37"/>
            <calcext:condition calcext:apply-style-name="Task_Scheduled" calcext:value="formula-is(AND([.$E58]&gt;0;[.K$10]&gt;=[.$D58];[.K$10]&lt;=[.$F58];WORKDAY([.$D58];[.$E58]*[.$G58];Holidays)&lt;=[.K$10]))" calcext:base-cell-address="'Gantt Chart'.K37"/>
            <calcext:condition calcext:apply-style-name="Milestone" calcext:value="formula-is(AND([.$D58]&gt;0;[.$F58]=&quot;&quot;;[.$D58]=[.K$10]))" calcext:base-cell-address="'Gantt Chart'.K37"/>
          </calcext:conditional-format>
          <calcext:conditional-format calcext:target-range-address="'Gantt Chart'.G37:'Gantt Chart'.G3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7:'Gantt Chart'.GI37">
            <calcext:condition calcext:apply-style-name="Today" calcext:value="formula-is([.K$10]=TODAY())" calcext:base-cell-address="'Gantt Chart'.K37"/>
            <calcext:condition calcext:apply-style-name="Weekend" calcext:value="formula-is(OR(WEEKDAY([.K$10])=1;WEEKDAY([.K$10])=7))" calcext:base-cell-address="'Gantt Chart'.K37"/>
            <calcext:condition calcext:apply-style-name="Holiday" calcext:value="formula-is(ISNUMBER(MATCH([.K$10];Holidays;0)))" calcext:base-cell-address="'Gantt Chart'.K37"/>
          </calcext:conditional-format>
          <calcext:conditional-format calcext:target-range-address="'Gantt Chart'.K37:'Gantt Chart'.GI37">
            <calcext:condition calcext:apply-style-name="Task_Completed" calcext:value="formula-is(AND([.$E37]&gt;0;[.K$10]&gt;=[.$D37];[.K$10]&lt;=[.$F37];WORKDAY([.$D37];[.$E37]*[.$G37];Holidays)&gt;[.K$10]))" calcext:base-cell-address="'Gantt Chart'.K37"/>
            <calcext:condition calcext:apply-style-name="Task_Scheduled" calcext:value="formula-is(AND([.$E37]&gt;0;[.K$10]&gt;=[.$D37];[.K$10]&lt;=[.$F37];WORKDAY([.$D37];[.$E37]*[.$G37];Holidays)&lt;=[.K$10]))" calcext:base-cell-address="'Gantt Chart'.K37"/>
            <calcext:condition calcext:apply-style-name="Milestone" calcext:value="formula-is(AND([.$D37]&gt;0;[.$F37]=&quot;&quot;;[.$D37]=[.K$10]))" calcext:base-cell-address="'Gantt Chart'.K37"/>
          </calcext:conditional-format>
          <calcext:conditional-format calcext:target-range-address="'Gantt Chart'.G37:'Gantt Chart'.G3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6:'Gantt Chart'.GI36">
            <calcext:condition calcext:apply-style-name="Today" calcext:value="formula-is([.K$10]=TODAY())" calcext:base-cell-address="'Gantt Chart'.K36"/>
            <calcext:condition calcext:apply-style-name="Weekend" calcext:value="formula-is(OR(WEEKDAY([.K$10])=1;WEEKDAY([.K$10])=7))" calcext:base-cell-address="'Gantt Chart'.K36"/>
            <calcext:condition calcext:apply-style-name="Holiday" calcext:value="formula-is(ISNUMBER(MATCH([.K$10];Holidays;0)))" calcext:base-cell-address="'Gantt Chart'.K36"/>
          </calcext:conditional-format>
          <calcext:conditional-format calcext:target-range-address="'Gantt Chart'.K36:'Gantt Chart'.GI36">
            <calcext:condition calcext:apply-style-name="Task_Completed" calcext:value="formula-is(AND([.$E59]&gt;0;[.K$10]&gt;=[.$D59];[.K$10]&lt;=[.$F59];WORKDAY([.$D59];[.$E59]*[.$G59];Holidays)&gt;[.K$10]))" calcext:base-cell-address="'Gantt Chart'.K36"/>
            <calcext:condition calcext:apply-style-name="Task_Scheduled" calcext:value="formula-is(AND([.$E59]&gt;0;[.K$10]&gt;=[.$D59];[.K$10]&lt;=[.$F59];WORKDAY([.$D59];[.$E59]*[.$G59];Holidays)&lt;=[.K$10]))" calcext:base-cell-address="'Gantt Chart'.K36"/>
            <calcext:condition calcext:apply-style-name="Milestone" calcext:value="formula-is(AND([.$D59]&gt;0;[.$F59]=&quot;&quot;;[.$D59]=[.K$10]))" calcext:base-cell-address="'Gantt Chart'.K36"/>
          </calcext:conditional-format>
          <calcext:conditional-format calcext:target-range-address="'Gantt Chart'.G36:'Gantt Chart'.G3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6:'Gantt Chart'.GI36">
            <calcext:condition calcext:apply-style-name="Today" calcext:value="formula-is([.K$10]=TODAY())" calcext:base-cell-address="'Gantt Chart'.K36"/>
            <calcext:condition calcext:apply-style-name="Weekend" calcext:value="formula-is(OR(WEEKDAY([.K$10])=1;WEEKDAY([.K$10])=7))" calcext:base-cell-address="'Gantt Chart'.K36"/>
            <calcext:condition calcext:apply-style-name="Holiday" calcext:value="formula-is(ISNUMBER(MATCH([.K$10];Holidays;0)))" calcext:base-cell-address="'Gantt Chart'.K36"/>
          </calcext:conditional-format>
          <calcext:conditional-format calcext:target-range-address="'Gantt Chart'.K36:'Gantt Chart'.GI36">
            <calcext:condition calcext:apply-style-name="Task_Completed" calcext:value="formula-is(AND([.$E36]&gt;0;[.K$10]&gt;=[.$D36];[.K$10]&lt;=[.$F36];WORKDAY([.$D36];[.$E36]*[.$G36];Holidays)&gt;[.K$10]))" calcext:base-cell-address="'Gantt Chart'.K36"/>
            <calcext:condition calcext:apply-style-name="Task_Scheduled" calcext:value="formula-is(AND([.$E36]&gt;0;[.K$10]&gt;=[.$D36];[.K$10]&lt;=[.$F36];WORKDAY([.$D36];[.$E36]*[.$G36];Holidays)&lt;=[.K$10]))" calcext:base-cell-address="'Gantt Chart'.K36"/>
            <calcext:condition calcext:apply-style-name="Milestone" calcext:value="formula-is(AND([.$D36]&gt;0;[.$F36]=&quot;&quot;;[.$D36]=[.K$10]))" calcext:base-cell-address="'Gantt Chart'.K36"/>
          </calcext:conditional-format>
          <calcext:conditional-format calcext:target-range-address="'Gantt Chart'.G36:'Gantt Chart'.G3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8:'Gantt Chart'.GI48 'Gantt Chart'.K40:'Gantt Chart'.GI44">
            <calcext:condition calcext:apply-style-name="Today" calcext:value="formula-is([.K$10]=TODAY())" calcext:base-cell-address="'Gantt Chart'.K40"/>
            <calcext:condition calcext:apply-style-name="Weekend" calcext:value="formula-is(OR(WEEKDAY([.K$10])=1;WEEKDAY([.K$10])=7))" calcext:base-cell-address="'Gantt Chart'.K40"/>
            <calcext:condition calcext:apply-style-name="Holiday" calcext:value="formula-is(ISNUMBER(MATCH([.K$10];Holidays;0)))" calcext:base-cell-address="'Gantt Chart'.K40"/>
          </calcext:conditional-format>
          <calcext:conditional-format calcext:target-range-address="'Gantt Chart'.K48:'Gantt Chart'.GI48 'Gantt Chart'.K40:'Gantt Chart'.GI44">
            <calcext:condition calcext:apply-style-name="Task_Completed" calcext:value="formula-is(AND([.$E40]&gt;0;[.K$10]&gt;=[.$D40];[.K$10]&lt;=[.$F40];WORKDAY([.$D40];[.$E40]*[.$G40];Holidays)&gt;[.K$10]))" calcext:base-cell-address="'Gantt Chart'.K40"/>
            <calcext:condition calcext:apply-style-name="Task_Scheduled" calcext:value="formula-is(AND([.$E40]&gt;0;[.K$10]&gt;=[.$D40];[.K$10]&lt;=[.$F40];WORKDAY([.$D40];[.$E40]*[.$G40];Holidays)&lt;=[.K$10]))" calcext:base-cell-address="'Gantt Chart'.K40"/>
            <calcext:condition calcext:apply-style-name="Milestone" calcext:value="formula-is(AND([.$D40]&gt;0;[.$F40]=&quot;&quot;;[.$D40]=[.K$10]))" calcext:base-cell-address="'Gantt Chart'.K40"/>
          </calcext:conditional-format>
          <calcext:conditional-format calcext:target-range-address="'Gantt Chart'.G48:'Gantt Chart'.G48 'Gantt Chart'.G40:'Gantt Chart'.G44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9:'Gantt Chart'.GI41">
            <calcext:condition calcext:apply-style-name="Today" calcext:value="formula-is([.K$10]=TODAY())" calcext:base-cell-address="'Gantt Chart'.K39"/>
            <calcext:condition calcext:apply-style-name="Weekend" calcext:value="formula-is(OR(WEEKDAY([.K$10])=1;WEEKDAY([.K$10])=7))" calcext:base-cell-address="'Gantt Chart'.K39"/>
            <calcext:condition calcext:apply-style-name="Holiday" calcext:value="formula-is(ISNUMBER(MATCH([.K$10];Holidays;0)))" calcext:base-cell-address="'Gantt Chart'.K39"/>
          </calcext:conditional-format>
          <calcext:conditional-format calcext:target-range-address="'Gantt Chart'.K39:'Gantt Chart'.GI41">
            <calcext:condition calcext:apply-style-name="Task_Completed" calcext:value="formula-is(AND([.$E39]&gt;0;[.K$10]&gt;=[.$D39];[.K$10]&lt;=[.$F39];WORKDAY([.$D39];[.$E39]*[.$G39];Holidays)&gt;[.K$10]))" calcext:base-cell-address="'Gantt Chart'.K39"/>
            <calcext:condition calcext:apply-style-name="Task_Scheduled" calcext:value="formula-is(AND([.$E39]&gt;0;[.K$10]&gt;=[.$D39];[.K$10]&lt;=[.$F39];WORKDAY([.$D39];[.$E39]*[.$G39];Holidays)&lt;=[.K$10]))" calcext:base-cell-address="'Gantt Chart'.K39"/>
            <calcext:condition calcext:apply-style-name="Milestone" calcext:value="formula-is(AND([.$D39]&gt;0;[.$F39]=&quot;&quot;;[.$D39]=[.K$10]))" calcext:base-cell-address="'Gantt Chart'.K39"/>
          </calcext:conditional-format>
          <calcext:conditional-format calcext:target-range-address="'Gantt Chart'.G39:'Gantt Chart'.G39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2:'Gantt Chart'.GI42">
            <calcext:condition calcext:apply-style-name="Today" calcext:value="formula-is([.K$10]=TODAY())" calcext:base-cell-address="'Gantt Chart'.K42"/>
            <calcext:condition calcext:apply-style-name="Weekend" calcext:value="formula-is(OR(WEEKDAY([.K$10])=1;WEEKDAY([.K$10])=7))" calcext:base-cell-address="'Gantt Chart'.K42"/>
            <calcext:condition calcext:apply-style-name="Holiday" calcext:value="formula-is(ISNUMBER(MATCH([.K$10];Holidays;0)))" calcext:base-cell-address="'Gantt Chart'.K42"/>
          </calcext:conditional-format>
          <calcext:conditional-format calcext:target-range-address="'Gantt Chart'.K42:'Gantt Chart'.GI42">
            <calcext:condition calcext:apply-style-name="Task_Completed" calcext:value="formula-is(AND([.$E42]&gt;0;[.K$10]&gt;=[.$D42];[.K$10]&lt;=[.$F42];WORKDAY([.$D42];[.$E42]*[.$G42];Holidays)&gt;[.K$10]))" calcext:base-cell-address="'Gantt Chart'.K42"/>
            <calcext:condition calcext:apply-style-name="Task_Scheduled" calcext:value="formula-is(AND([.$E42]&gt;0;[.K$10]&gt;=[.$D42];[.K$10]&lt;=[.$F42];WORKDAY([.$D42];[.$E42]*[.$G42];Holidays)&lt;=[.K$10]))" calcext:base-cell-address="'Gantt Chart'.K42"/>
            <calcext:condition calcext:apply-style-name="Milestone" calcext:value="formula-is(AND([.$D42]&gt;0;[.$F42]=&quot;&quot;;[.$D42]=[.K$10]))" calcext:base-cell-address="'Gantt Chart'.K42"/>
          </calcext:conditional-format>
          <calcext:conditional-format calcext:target-range-address="'Gantt Chart'.G42:'Gantt Chart'.G42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2:'Gantt Chart'.GI32">
            <calcext:condition calcext:apply-style-name="Today" calcext:value="formula-is([.K$10]=TODAY())" calcext:base-cell-address="'Gantt Chart'.K32"/>
            <calcext:condition calcext:apply-style-name="Weekend" calcext:value="formula-is(OR(WEEKDAY([.K$10])=1;WEEKDAY([.K$10])=7))" calcext:base-cell-address="'Gantt Chart'.K32"/>
            <calcext:condition calcext:apply-style-name="Holiday" calcext:value="formula-is(ISNUMBER(MATCH([.K$10];Holidays;0)))" calcext:base-cell-address="'Gantt Chart'.K32"/>
          </calcext:conditional-format>
          <calcext:conditional-format calcext:target-range-address="'Gantt Chart'.K32:'Gantt Chart'.GI32">
            <calcext:condition calcext:apply-style-name="Task_Completed" calcext:value="formula-is(AND([.$E32]&gt;0;[.K$10]&gt;=[.$D32];[.K$10]&lt;=[.$F32];WORKDAY([.$D32];[.$E32]*[.$G32];Holidays)&gt;[.K$10]))" calcext:base-cell-address="'Gantt Chart'.K32"/>
            <calcext:condition calcext:apply-style-name="Task_Scheduled" calcext:value="formula-is(AND([.$E32]&gt;0;[.K$10]&gt;=[.$D32];[.K$10]&lt;=[.$F32];WORKDAY([.$D32];[.$E32]*[.$G32];Holidays)&lt;=[.K$10]))" calcext:base-cell-address="'Gantt Chart'.K32"/>
            <calcext:condition calcext:apply-style-name="Milestone" calcext:value="formula-is(AND([.$D32]&gt;0;[.$F32]=&quot;&quot;;[.$D32]=[.K$10]))" calcext:base-cell-address="'Gantt Chart'.K32"/>
          </calcext:conditional-format>
          <calcext:conditional-format calcext:target-range-address="'Gantt Chart'.G32:'Gantt Chart'.G32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0:'Gantt Chart'.GI30">
            <calcext:condition calcext:apply-style-name="Today" calcext:value="formula-is([.K$10]=TODAY())" calcext:base-cell-address="'Gantt Chart'.K30"/>
            <calcext:condition calcext:apply-style-name="Weekend" calcext:value="formula-is(OR(WEEKDAY([.K$10])=1;WEEKDAY([.K$10])=7))" calcext:base-cell-address="'Gantt Chart'.K30"/>
            <calcext:condition calcext:apply-style-name="Holiday" calcext:value="formula-is(ISNUMBER(MATCH([.K$10];Holidays;0)))" calcext:base-cell-address="'Gantt Chart'.K30"/>
          </calcext:conditional-format>
          <calcext:conditional-format calcext:target-range-address="'Gantt Chart'.K30:'Gantt Chart'.GI30">
            <calcext:condition calcext:apply-style-name="Task_Completed" calcext:value="formula-is(AND([.$E30]&gt;0;[.K$10]&gt;=[.$D30];[.K$10]&lt;=[.$F30];WORKDAY([.$D30];[.$E30]*[.$G30];Holidays)&gt;[.K$10]))" calcext:base-cell-address="'Gantt Chart'.K30"/>
            <calcext:condition calcext:apply-style-name="Task_Scheduled" calcext:value="formula-is(AND([.$E30]&gt;0;[.K$10]&gt;=[.$D30];[.K$10]&lt;=[.$F30];WORKDAY([.$D30];[.$E30]*[.$G30];Holidays)&lt;=[.K$10]))" calcext:base-cell-address="'Gantt Chart'.K30"/>
            <calcext:condition calcext:apply-style-name="Milestone" calcext:value="formula-is(AND([.$D30]&gt;0;[.$F30]=&quot;&quot;;[.$D30]=[.K$10]))" calcext:base-cell-address="'Gantt Chart'.K30"/>
          </calcext:conditional-format>
          <calcext:conditional-format calcext:target-range-address="'Gantt Chart'.K31:'Gantt Chart'.GI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  <calcext:condition calcext:apply-style-name="Holiday" calcext:value="formula-is(ISNUMBER(MATCH([.K$10];Holidays;0)))" calcext:base-cell-address="'Gantt Chart'.K31"/>
          </calcext:conditional-format>
          <calcext:conditional-format calcext:target-range-address="'Gantt Chart'.K31:'Gantt Chart'.GI31">
            <calcext:condition calcext:apply-style-name="Task_Completed" calcext:value="formula-is(AND([.$E62]&gt;0;[.K$10]&gt;=[.$D62];[.K$10]&lt;=[.$F62];WORKDAY([.$D62];[.$E62]*[.$G62];Holidays)&gt;[.K$10]))" calcext:base-cell-address="'Gantt Chart'.K31"/>
            <calcext:condition calcext:apply-style-name="Task_Scheduled" calcext:value="formula-is(AND([.$E62]&gt;0;[.K$10]&gt;=[.$D62];[.K$10]&lt;=[.$F62];WORKDAY([.$D62];[.$E62]*[.$G62];Holidays)&lt;=[.K$10]))" calcext:base-cell-address="'Gantt Chart'.K31"/>
            <calcext:condition calcext:apply-style-name="Milestone" calcext:value="formula-is(AND([.$D62]&gt;0;[.$F62]=&quot;&quot;;[.$D62]=[.K$10]))" calcext:base-cell-address="'Gantt Chart'.K31"/>
          </calcext:conditional-format>
          <calcext:conditional-format calcext:target-range-address="'Gantt Chart'.G31:'Gantt Chart'.G3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1:'Gantt Chart'.GI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  <calcext:condition calcext:apply-style-name="Holiday" calcext:value="formula-is(ISNUMBER(MATCH([.K$10];Holidays;0)))" calcext:base-cell-address="'Gantt Chart'.K31"/>
          </calcext:conditional-format>
          <calcext:conditional-format calcext:target-range-address="'Gantt Chart'.K31:'Gantt Chart'.GI31">
            <calcext:condition calcext:apply-style-name="Task_Completed" calcext:value="formula-is(AND([.$E31]&gt;0;[.K$10]&gt;=[.$D31];[.K$10]&lt;=[.$F31];WORKDAY([.$D31];[.$E31]*[.$G31];Holidays)&gt;[.K$10]))" calcext:base-cell-address="'Gantt Chart'.K31"/>
            <calcext:condition calcext:apply-style-name="Task_Scheduled" calcext:value="formula-is(AND([.$E31]&gt;0;[.K$10]&gt;=[.$D31];[.K$10]&lt;=[.$F31];WORKDAY([.$D31];[.$E31]*[.$G31];Holidays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31:'Gantt Chart'.G3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GI22">
            <calcext:condition calcext:apply-style-name="Today" calcext:value="formula-is([.K$10]=TODAY())" calcext:base-cell-address="'Gantt Chart'.K22"/>
            <calcext:condition calcext:apply-style-name="Weekend" calcext:value="formula-is(OR(WEEKDAY([.K$10])=1;WEEKDAY([.K$10])=7))" calcext:base-cell-address="'Gantt Chart'.K22"/>
            <calcext:condition calcext:apply-style-name="Holiday" calcext:value="formula-is(ISNUMBER(MATCH([.K$10];Holidays;0)))" calcext:base-cell-address="'Gantt Chart'.K22"/>
          </calcext:conditional-format>
          <calcext:conditional-format calcext:target-range-address="'Gantt Chart'.K22:'Gantt Chart'.GI22">
            <calcext:condition calcext:apply-style-name="Task_Completed" calcext:value="formula-is(AND([.$E58]&gt;0;[.K$10]&gt;=[.$D58];[.K$10]&lt;=[.$F58];WORKDAY([.$D58];[.$E58]*[.$G58];Holidays)&gt;[.K$10]))" calcext:base-cell-address="'Gantt Chart'.K22"/>
            <calcext:condition calcext:apply-style-name="Task_Scheduled" calcext:value="formula-is(AND([.$E58]&gt;0;[.K$10]&gt;=[.$D58];[.K$10]&lt;=[.$F58];WORKDAY([.$D58];[.$E58]*[.$G58];Holidays)&lt;=[.K$10]))" calcext:base-cell-address="'Gantt Chart'.K22"/>
            <calcext:condition calcext:apply-style-name="Milestone" calcext:value="formula-is(AND([.$D58]&gt;0;[.$F58]=&quot;&quot;;[.$D58]=[.K$10]))" calcext:base-cell-address="'Gantt Chart'.K22"/>
          </calcext:conditional-format>
          <calcext:conditional-format calcext:target-range-address="'Gantt Chart'.G22:'Gantt Chart'.G22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GI22">
            <calcext:condition calcext:apply-style-name="Today" calcext:value="formula-is([.K$10]=TODAY())" calcext:base-cell-address="'Gantt Chart'.K22"/>
            <calcext:condition calcext:apply-style-name="Weekend" calcext:value="formula-is(OR(WEEKDAY([.K$10])=1;WEEKDAY([.K$10])=7))" calcext:base-cell-address="'Gantt Chart'.K22"/>
            <calcext:condition calcext:apply-style-name="Holiday" calcext:value="formula-is(ISNUMBER(MATCH([.K$10];Holidays;0)))" calcext:base-cell-address="'Gantt Chart'.K22"/>
          </calcext:conditional-format>
          <calcext:conditional-format calcext:target-range-address="'Gantt Chart'.K22:'Gantt Chart'.GI22">
            <calcext:condition calcext:apply-style-name="Task_Completed" calcext:value="formula-is(AND([.$E22]&gt;0;[.K$10]&gt;=[.$D22];[.K$10]&lt;=[.$F22];WORKDAY([.$D22];[.$E22]*[.$G22];Holidays)&gt;[.K$10]))" calcext:base-cell-address="'Gantt Chart'.K22"/>
            <calcext:condition calcext:apply-style-name="Task_Scheduled" calcext:value="formula-is(AND([.$E22]&gt;0;[.K$10]&gt;=[.$D22];[.K$10]&lt;=[.$F22];WORKDAY([.$D22];[.$E22]*[.$G22];Holidays)&lt;=[.K$10]))" calcext:base-cell-address="'Gantt Chart'.K22"/>
            <calcext:condition calcext:apply-style-name="Milestone" calcext:value="formula-is(AND([.$D22]&gt;0;[.$F22]=&quot;&quot;;[.$D22]=[.K$10]))" calcext:base-cell-address="'Gantt Chart'.K22"/>
          </calcext:conditional-format>
          <calcext:conditional-format calcext:target-range-address="'Gantt Chart'.G22:'Gantt Chart'.G22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8:'Gantt Chart'.GI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  <calcext:condition calcext:apply-style-name="Holiday" calcext:value="formula-is(ISNUMBER(MATCH([.K$10];Holidays;0)))" calcext:base-cell-address="'Gantt Chart'.K28"/>
          </calcext:conditional-format>
          <calcext:conditional-format calcext:target-range-address="'Gantt Chart'.K28:'Gantt Chart'.GI28">
            <calcext:condition calcext:apply-style-name="Task_Completed" calcext:value="formula-is(AND([.$E28]&gt;0;[.K$10]&gt;=[.$D28];[.K$10]&lt;=[.$F28];WORKDAY([.$D28];[.$E28]*[.$G28];Holidays)&gt;[.K$10]))" calcext:base-cell-address="'Gantt Chart'.K28"/>
            <calcext:condition calcext:apply-style-name="Task_Scheduled" calcext:value="formula-is(AND([.$E28]&gt;0;[.K$10]&gt;=[.$D28];[.K$10]&lt;=[.$F28];WORKDAY([.$D28];[.$E28]*[.$G28];Holidays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G28:'Gantt Chart'.G28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6:'Gantt Chart'.GI26">
            <calcext:condition calcext:apply-style-name="Today" calcext:value="formula-is([.K$10]=TODAY())" calcext:base-cell-address="'Gantt Chart'.K26"/>
            <calcext:condition calcext:apply-style-name="Weekend" calcext:value="formula-is(OR(WEEKDAY([.K$10])=1;WEEKDAY([.K$10])=7))" calcext:base-cell-address="'Gantt Chart'.K26"/>
            <calcext:condition calcext:apply-style-name="Holiday" calcext:value="formula-is(ISNUMBER(MATCH([.K$10];Holidays;0)))" calcext:base-cell-address="'Gantt Chart'.K26"/>
          </calcext:conditional-format>
          <calcext:conditional-format calcext:target-range-address="'Gantt Chart'.K26:'Gantt Chart'.GI26">
            <calcext:condition calcext:apply-style-name="Task_Completed" calcext:value="formula-is(AND([.$E58]&gt;0;[.K$10]&gt;=[.$D58];[.K$10]&lt;=[.$F58];WORKDAY([.$D58];[.$E58]*[.$G58];Holidays)&gt;[.K$10]))" calcext:base-cell-address="'Gantt Chart'.K26"/>
            <calcext:condition calcext:apply-style-name="Task_Scheduled" calcext:value="formula-is(AND([.$E58]&gt;0;[.K$10]&gt;=[.$D58];[.K$10]&lt;=[.$F58];WORKDAY([.$D58];[.$E58]*[.$G58];Holidays)&lt;=[.K$10]))" calcext:base-cell-address="'Gantt Chart'.K26"/>
            <calcext:condition calcext:apply-style-name="Milestone" calcext:value="formula-is(AND([.$D58]&gt;0;[.$F58]=&quot;&quot;;[.$D58]=[.K$10]))" calcext:base-cell-address="'Gantt Chart'.K26"/>
          </calcext:conditional-format>
          <calcext:conditional-format calcext:target-range-address="'Gantt Chart'.K26:'Gantt Chart'.GI26">
            <calcext:condition calcext:apply-style-name="Today" calcext:value="formula-is([.K$10]=TODAY())" calcext:base-cell-address="'Gantt Chart'.K26"/>
            <calcext:condition calcext:apply-style-name="Weekend" calcext:value="formula-is(OR(WEEKDAY([.K$10])=1;WEEKDAY([.K$10])=7))" calcext:base-cell-address="'Gantt Chart'.K26"/>
            <calcext:condition calcext:apply-style-name="Holiday" calcext:value="formula-is(ISNUMBER(MATCH([.K$10];Holidays;0)))" calcext:base-cell-address="'Gantt Chart'.K26"/>
          </calcext:conditional-format>
          <calcext:conditional-format calcext:target-range-address="'Gantt Chart'.K26:'Gantt Chart'.GI26">
            <calcext:condition calcext:apply-style-name="Task_Completed" calcext:value="formula-is(AND([.$E27]&gt;0;[.K$10]&gt;=[.$D27];[.K$10]&lt;=[.$F27];WORKDAY([.$D27];[.$E27]*[.$G27];Holidays)&gt;[.K$10]))" calcext:base-cell-address="'Gantt Chart'.K26"/>
            <calcext:condition calcext:apply-style-name="Task_Scheduled" calcext:value="formula-is(AND([.$E27]&gt;0;[.K$10]&gt;=[.$D27];[.K$10]&lt;=[.$F27];WORKDAY([.$D27];[.$E27]*[.$G27];Holidays)&lt;=[.K$10]))" calcext:base-cell-address="'Gantt Chart'.K26"/>
            <calcext:condition calcext:apply-style-name="Milestone" calcext:value="formula-is(AND([.$D27]&gt;0;[.$F27]=&quot;&quot;;[.$D27]=[.K$10]))" calcext:base-cell-address="'Gantt Chart'.K26"/>
          </calcext:conditional-format>
          <calcext:conditional-format calcext:target-range-address="'Gantt Chart'.G26:'Gantt Chart'.G2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GI27">
            <calcext:condition calcext:apply-style-name="Today" calcext:value="formula-is([.K$10]=TODAY())" calcext:base-cell-address="'Gantt Chart'.K27"/>
            <calcext:condition calcext:apply-style-name="Weekend" calcext:value="formula-is(OR(WEEKDAY([.K$10])=1;WEEKDAY([.K$10])=7))" calcext:base-cell-address="'Gantt Chart'.K27"/>
            <calcext:condition calcext:apply-style-name="Holiday" calcext:value="formula-is(ISNUMBER(MATCH([.K$10];Holidays;0)))" calcext:base-cell-address="'Gantt Chart'.K27"/>
          </calcext:conditional-format>
          <calcext:conditional-format calcext:target-range-address="'Gantt Chart'.K27:'Gantt Chart'.GI27">
            <calcext:condition calcext:apply-style-name="Task_Completed" calcext:value="formula-is(AND([.$E41]&gt;0;[.K$10]&gt;=[.$D41];[.K$10]&lt;=[.$F41];WORKDAY([.$D41];[.$E41]*[.$G41];Holidays)&gt;[.K$10]))" calcext:base-cell-address="'Gantt Chart'.K27"/>
            <calcext:condition calcext:apply-style-name="Task_Scheduled" calcext:value="formula-is(AND([.$E41]&gt;0;[.K$10]&gt;=[.$D41];[.K$10]&lt;=[.$F41];WORKDAY([.$D41];[.$E41]*[.$G41];Holidays)&lt;=[.K$10]))" calcext:base-cell-address="'Gantt Chart'.K27"/>
            <calcext:condition calcext:apply-style-name="Milestone" calcext:value="formula-is(AND([.$D41]&gt;0;[.$F41]=&quot;&quot;;[.$D41]=[.K$10]))" calcext:base-cell-address="'Gantt Chart'.K27"/>
          </calcext:conditional-format>
          <calcext:conditional-format calcext:target-range-address="'Gantt Chart'.G27:'Gantt Chart'.G2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GI27">
            <calcext:condition calcext:apply-style-name="Today" calcext:value="formula-is([.K$10]=TODAY())" calcext:base-cell-address="'Gantt Chart'.K27"/>
            <calcext:condition calcext:apply-style-name="Weekend" calcext:value="formula-is(OR(WEEKDAY([.K$10])=1;WEEKDAY([.K$10])=7))" calcext:base-cell-address="'Gantt Chart'.K27"/>
            <calcext:condition calcext:apply-style-name="Holiday" calcext:value="formula-is(ISNUMBER(MATCH([.K$10];Holidays;0)))" calcext:base-cell-address="'Gantt Chart'.K27"/>
          </calcext:conditional-format>
          <calcext:conditional-format calcext:target-range-address="'Gantt Chart'.K27:'Gantt Chart'.GI27">
            <calcext:condition calcext:apply-style-name="Task_Completed" calcext:value="formula-is(AND([.$E27]&gt;0;[.K$10]&gt;=[.$D27];[.K$10]&lt;=[.$F27];WORKDAY([.$D27];[.$E27]*[.$G27];Holidays)&gt;[.K$10]))" calcext:base-cell-address="'Gantt Chart'.K27"/>
            <calcext:condition calcext:apply-style-name="Task_Scheduled" calcext:value="formula-is(AND([.$E27]&gt;0;[.K$10]&gt;=[.$D27];[.K$10]&lt;=[.$F27];WORKDAY([.$D27];[.$E27]*[.$G27];Holidays)&lt;=[.K$10]))" calcext:base-cell-address="'Gantt Chart'.K27"/>
            <calcext:condition calcext:apply-style-name="Milestone" calcext:value="formula-is(AND([.$D27]&gt;0;[.$F27]=&quot;&quot;;[.$D27]=[.K$10]))" calcext:base-cell-address="'Gantt Chart'.K27"/>
          </calcext:conditional-format>
          <calcext:conditional-format calcext:target-range-address="'Gantt Chart'.G27:'Gantt Chart'.G2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5:'Gantt Chart'.GI25">
            <calcext:condition calcext:apply-style-name="Today" calcext:value="formula-is([.K$10]=TODAY())" calcext:base-cell-address="'Gantt Chart'.K25"/>
            <calcext:condition calcext:apply-style-name="Weekend" calcext:value="formula-is(OR(WEEKDAY([.K$10])=1;WEEKDAY([.K$10])=7))" calcext:base-cell-address="'Gantt Chart'.K25"/>
            <calcext:condition calcext:apply-style-name="Holiday" calcext:value="formula-is(ISNUMBER(MATCH([.K$10];Holidays;0)))" calcext:base-cell-address="'Gantt Chart'.K25"/>
          </calcext:conditional-format>
          <calcext:conditional-format calcext:target-range-address="'Gantt Chart'.K25:'Gantt Chart'.GI25">
            <calcext:condition calcext:apply-style-name="Task_Completed" calcext:value="formula-is(AND([.$E25]&gt;0;[.K$10]&gt;=[.$D25];[.K$10]&lt;=[.$F25];WORKDAY([.$D25];[.$E25]*[.$G25];Holidays)&gt;[.K$10]))" calcext:base-cell-address="'Gantt Chart'.K25"/>
            <calcext:condition calcext:apply-style-name="Task_Scheduled" calcext:value="formula-is(AND([.$E25]&gt;0;[.K$10]&gt;=[.$D25];[.K$10]&lt;=[.$F25];WORKDAY([.$D25];[.$E25]*[.$G25];Holidays)&lt;=[.K$10]))" calcext:base-cell-address="'Gantt Chart'.K25"/>
            <calcext:condition calcext:apply-style-name="Milestone" calcext:value="formula-is(AND([.$D25]&gt;0;[.$F25]=&quot;&quot;;[.$D25]=[.K$10]))" calcext:base-cell-address="'Gantt Chart'.K25"/>
          </calcext:conditional-format>
          <calcext:conditional-format calcext:target-range-address="'Gantt Chart'.G25:'Gantt Chart'.G25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1:'Gantt Chart'.GI21">
            <calcext:condition calcext:apply-style-name="Today" calcext:value="formula-is([.K$10]=TODAY())" calcext:base-cell-address="'Gantt Chart'.K21"/>
            <calcext:condition calcext:apply-style-name="Weekend" calcext:value="formula-is(OR(WEEKDAY([.K$10])=1;WEEKDAY([.K$10])=7))" calcext:base-cell-address="'Gantt Chart'.K21"/>
            <calcext:condition calcext:apply-style-name="Holiday" calcext:value="formula-is(ISNUMBER(MATCH([.K$10];Holidays;0)))" calcext:base-cell-address="'Gantt Chart'.K21"/>
          </calcext:conditional-format>
          <calcext:conditional-format calcext:target-range-address="'Gantt Chart'.K21:'Gantt Chart'.GI21">
            <calcext:condition calcext:apply-style-name="Task_Completed" calcext:value="formula-is(AND([.$E21]&gt;0;[.K$10]&gt;=[.$D21];[.K$10]&lt;=[.$F21];WORKDAY([.$D21];[.$E21]*[.$G21];Holidays)&gt;[.K$10]))" calcext:base-cell-address="'Gantt Chart'.K21"/>
            <calcext:condition calcext:apply-style-name="Task_Scheduled" calcext:value="formula-is(AND([.$E21]&gt;0;[.K$10]&gt;=[.$D21];[.K$10]&lt;=[.$F21];WORKDAY([.$D21];[.$E21]*[.$G21];Holidays)&lt;=[.K$10]))" calcext:base-cell-address="'Gantt Chart'.K21"/>
            <calcext:condition calcext:apply-style-name="Milestone" calcext:value="formula-is(AND([.$D21]&gt;0;[.$F21]=&quot;&quot;;[.$D21]=[.K$10]))" calcext:base-cell-address="'Gantt Chart'.K21"/>
          </calcext:conditional-format>
          <calcext:conditional-format calcext:target-range-address="'Gantt Chart'.G21:'Gantt Chart'.G2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5:'Gantt Chart'.GI45">
            <calcext:condition calcext:apply-style-name="Today" calcext:value="formula-is([.K$10]=TODAY())" calcext:base-cell-address="'Gantt Chart'.K45"/>
            <calcext:condition calcext:apply-style-name="Weekend" calcext:value="formula-is(OR(WEEKDAY([.K$10])=1;WEEKDAY([.K$10])=7))" calcext:base-cell-address="'Gantt Chart'.K45"/>
            <calcext:condition calcext:apply-style-name="Holiday" calcext:value="formula-is(ISNUMBER(MATCH([.K$10];Holidays;0)))" calcext:base-cell-address="'Gantt Chart'.K45"/>
          </calcext:conditional-format>
          <calcext:conditional-format calcext:target-range-address="'Gantt Chart'.K45:'Gantt Chart'.GI45">
            <calcext:condition calcext:apply-style-name="Task_Completed" calcext:value="formula-is(AND([.$E45]&gt;0;[.K$10]&gt;=[.$D45];[.K$10]&lt;=[.$F45];WORKDAY([.$D45];[.$E45]*[.$G45];Holidays)&gt;[.K$10]))" calcext:base-cell-address="'Gantt Chart'.K45"/>
            <calcext:condition calcext:apply-style-name="Task_Scheduled" calcext:value="formula-is(AND([.$E45]&gt;0;[.K$10]&gt;=[.$D45];[.K$10]&lt;=[.$F45];WORKDAY([.$D45];[.$E45]*[.$G45];Holidays)&lt;=[.K$10]))" calcext:base-cell-address="'Gantt Chart'.K45"/>
            <calcext:condition calcext:apply-style-name="Milestone" calcext:value="formula-is(AND([.$D45]&gt;0;[.$F45]=&quot;&quot;;[.$D45]=[.K$10]))" calcext:base-cell-address="'Gantt Chart'.K45"/>
          </calcext:conditional-format>
          <calcext:conditional-format calcext:target-range-address="'Gantt Chart'.G45:'Gantt Chart'.G45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6:'Gantt Chart'.GI46">
            <calcext:condition calcext:apply-style-name="Today" calcext:value="formula-is([.K$10]=TODAY())" calcext:base-cell-address="'Gantt Chart'.K46"/>
            <calcext:condition calcext:apply-style-name="Weekend" calcext:value="formula-is(OR(WEEKDAY([.K$10])=1;WEEKDAY([.K$10])=7))" calcext:base-cell-address="'Gantt Chart'.K46"/>
            <calcext:condition calcext:apply-style-name="Holiday" calcext:value="formula-is(ISNUMBER(MATCH([.K$10];Holidays;0)))" calcext:base-cell-address="'Gantt Chart'.K46"/>
          </calcext:conditional-format>
          <calcext:conditional-format calcext:target-range-address="'Gantt Chart'.K46:'Gantt Chart'.GI46">
            <calcext:condition calcext:apply-style-name="Task_Completed" calcext:value="formula-is(AND([.$E86]&gt;0;[.K$10]&gt;=[.$D86];[.K$10]&lt;=[.$F86];WORKDAY([.$D86];[.$E86]*[.$G86];Holidays)&gt;[.K$10]))" calcext:base-cell-address="'Gantt Chart'.K46"/>
            <calcext:condition calcext:apply-style-name="Task_Scheduled" calcext:value="formula-is(AND([.$E86]&gt;0;[.K$10]&gt;=[.$D86];[.K$10]&lt;=[.$F86];WORKDAY([.$D86];[.$E86]*[.$G86];Holidays)&lt;=[.K$10]))" calcext:base-cell-address="'Gantt Chart'.K46"/>
            <calcext:condition calcext:apply-style-name="Milestone" calcext:value="formula-is(AND([.$D86]&gt;0;[.$F86]=&quot;&quot;;[.$D86]=[.K$10]))" calcext:base-cell-address="'Gantt Chart'.K46"/>
          </calcext:conditional-format>
          <calcext:conditional-format calcext:target-range-address="'Gantt Chart'.G46:'Gantt Chart'.G4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6:'Gantt Chart'.GI46">
            <calcext:condition calcext:apply-style-name="Today" calcext:value="formula-is([.K$10]=TODAY())" calcext:base-cell-address="'Gantt Chart'.K46"/>
            <calcext:condition calcext:apply-style-name="Weekend" calcext:value="formula-is(OR(WEEKDAY([.K$10])=1;WEEKDAY([.K$10])=7))" calcext:base-cell-address="'Gantt Chart'.K46"/>
            <calcext:condition calcext:apply-style-name="Holiday" calcext:value="formula-is(ISNUMBER(MATCH([.K$10];Holidays;0)))" calcext:base-cell-address="'Gantt Chart'.K46"/>
          </calcext:conditional-format>
          <calcext:conditional-format calcext:target-range-address="'Gantt Chart'.K46:'Gantt Chart'.GI46">
            <calcext:condition calcext:apply-style-name="Task_Completed" calcext:value="formula-is(AND([.$E46]&gt;0;[.K$10]&gt;=[.$D46];[.K$10]&lt;=[.$F46];WORKDAY([.$D46];[.$E46]*[.$G46];Holidays)&gt;[.K$10]))" calcext:base-cell-address="'Gantt Chart'.K46"/>
            <calcext:condition calcext:apply-style-name="Task_Scheduled" calcext:value="formula-is(AND([.$E46]&gt;0;[.K$10]&gt;=[.$D46];[.K$10]&lt;=[.$F46];WORKDAY([.$D46];[.$E46]*[.$G46];Holidays)&lt;=[.K$10]))" calcext:base-cell-address="'Gantt Chart'.K46"/>
            <calcext:condition calcext:apply-style-name="Milestone" calcext:value="formula-is(AND([.$D46]&gt;0;[.$F46]=&quot;&quot;;[.$D46]=[.K$10]))" calcext:base-cell-address="'Gantt Chart'.K46"/>
          </calcext:conditional-format>
          <calcext:conditional-format calcext:target-range-address="'Gantt Chart'.G46:'Gantt Chart'.G4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7:'Gantt Chart'.GI47">
            <calcext:condition calcext:apply-style-name="Today" calcext:value="formula-is([.K$10]=TODAY())" calcext:base-cell-address="'Gantt Chart'.K47"/>
            <calcext:condition calcext:apply-style-name="Weekend" calcext:value="formula-is(OR(WEEKDAY([.K$10])=1;WEEKDAY([.K$10])=7))" calcext:base-cell-address="'Gantt Chart'.K47"/>
            <calcext:condition calcext:apply-style-name="Holiday" calcext:value="formula-is(ISNUMBER(MATCH([.K$10];Holidays;0)))" calcext:base-cell-address="'Gantt Chart'.K47"/>
          </calcext:conditional-format>
          <calcext:conditional-format calcext:target-range-address="'Gantt Chart'.K47:'Gantt Chart'.GI47">
            <calcext:condition calcext:apply-style-name="Task_Completed" calcext:value="formula-is(AND([.$E87]&gt;0;[.K$10]&gt;=[.$D87];[.K$10]&lt;=[.$F87];WORKDAY([.$D87];[.$E87]*[.$G87];Holidays)&gt;[.K$10]))" calcext:base-cell-address="'Gantt Chart'.K47"/>
            <calcext:condition calcext:apply-style-name="Task_Scheduled" calcext:value="formula-is(AND([.$E87]&gt;0;[.K$10]&gt;=[.$D87];[.K$10]&lt;=[.$F87];WORKDAY([.$D87];[.$E87]*[.$G87];Holidays)&lt;=[.K$10]))" calcext:base-cell-address="'Gantt Chart'.K47"/>
            <calcext:condition calcext:apply-style-name="Milestone" calcext:value="formula-is(AND([.$D87]&gt;0;[.$F87]=&quot;&quot;;[.$D87]=[.K$10]))" calcext:base-cell-address="'Gantt Chart'.K47"/>
          </calcext:conditional-format>
          <calcext:conditional-format calcext:target-range-address="'Gantt Chart'.G47:'Gantt Chart'.G4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7:'Gantt Chart'.GI47">
            <calcext:condition calcext:apply-style-name="Today" calcext:value="formula-is([.K$10]=TODAY())" calcext:base-cell-address="'Gantt Chart'.K47"/>
            <calcext:condition calcext:apply-style-name="Weekend" calcext:value="formula-is(OR(WEEKDAY([.K$10])=1;WEEKDAY([.K$10])=7))" calcext:base-cell-address="'Gantt Chart'.K47"/>
            <calcext:condition calcext:apply-style-name="Holiday" calcext:value="formula-is(ISNUMBER(MATCH([.K$10];Holidays;0)))" calcext:base-cell-address="'Gantt Chart'.K47"/>
          </calcext:conditional-format>
          <calcext:conditional-format calcext:target-range-address="'Gantt Chart'.K47:'Gantt Chart'.GI47">
            <calcext:condition calcext:apply-style-name="Task_Completed" calcext:value="formula-is(AND([.$E47]&gt;0;[.K$10]&gt;=[.$D47];[.K$10]&lt;=[.$F47];WORKDAY([.$D47];[.$E47]*[.$G47];Holidays)&gt;[.K$10]))" calcext:base-cell-address="'Gantt Chart'.K47"/>
            <calcext:condition calcext:apply-style-name="Task_Scheduled" calcext:value="formula-is(AND([.$E47]&gt;0;[.K$10]&gt;=[.$D47];[.K$10]&lt;=[.$F47];WORKDAY([.$D47];[.$E47]*[.$G47];Holidays)&lt;=[.K$10]))" calcext:base-cell-address="'Gantt Chart'.K47"/>
            <calcext:condition calcext:apply-style-name="Milestone" calcext:value="formula-is(AND([.$D47]&gt;0;[.$F47]=&quot;&quot;;[.$D47]=[.K$10]))" calcext:base-cell-address="'Gantt Chart'.K47"/>
          </calcext:conditional-format>
          <calcext:conditional-format calcext:target-range-address="'Gantt Chart'.G47:'Gantt Chart'.G47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5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54"/>
        <table:named-range table:name="Holidays" table:base-cell-address="$'Gantt Chart'.$B$66" table:cell-range-address="$'Gantt Chart'.$C$79:.$C$99"/>
        <table:named-range table:name="Print_Area" table:base-cell-address="$'Gantt Chart'.$A$1" table:cell-range-address="$'Gantt Chart'.$A$1:.$GI$54"/>
        <table:named-range table:name="Tasks_Due_Dates" table:base-cell-address="$'Gantt Chart'.$F$30" table:cell-range-address="$'Gantt Chart'.$F$11:.$F$54"/>
        <table:named-range table:name="Tasks_Duration" table:base-cell-address="$'Gantt Chart'.$E$30" table:cell-range-address="$'Gantt Chart'.$E$11:.$E$54"/>
        <table:named-range table:name="Tasks_Percent_Complete" table:base-cell-address="$'Gantt Chart'.$D$11" table:cell-range-address="$'Gantt Chart'.$G$11:.$G$54"/>
        <table:named-range table:name="Tasks_Start_Dates" table:base-cell-address="$'Gantt Chart'.$D$11" table:cell-range-address="$'Gantt Chart'.$D$11:.$D$5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MS Sans Serif" svg:font-family="'MS Sans Serif'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/>
    </number:number-style>
    <number:date-style style:name="N141">
      <number:day number:style="long"/>
    </number:date-style>
    <number:percentage-style style:name="N142">
      <number:number number:decimal-places="1" number:min-integer-digits="1"/>
      <number:text>%</number:text>
    </number:percentage-style>
    <number:date-style style:name="N143">
      <number:month number:textual="true"/>
      <number:text>-</number:text>
      <number:year/>
    </number:date-style>
    <number:number-style style:name="N14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$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 number:style="long"/>
      <number:text> - </number:text>
      <number:month number:textual="true"/>
      <number:text> - </number:text>
      <number:year/>
    </number:date-style>
    <number:date-style style:name="N162P0" style:volatile="true">
      <number:month/>
      <number:text>-</number:text>
      <number:day/>
      <number:text>-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number:min-integer-digits="2"/>
    </number:number-style>
    <number:date-style style:name="N164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 style:data-style-name="N2" text:time-value="08:56:46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0M12S</meta:editing-duration>
    <meta:editing-cycles>244</meta:editing-cycles>
    <meta:generator>LibreOffice/4.3.1.2$Windows_x86 LibreOffice_project/958349dc3b25111dbca392fbc281a05559ef6848</meta:generator>
    <dc:date>2015-05-20T11:00:26.782000000</dc:date>
    <meta:document-statistic meta:table-count="1" meta:cell-count="809" meta:object-count="0"/>
    <meta:user-defined meta:name="Info 1"/>
    <meta:user-defined meta:name="Info 2"/>
    <meta:user-defined meta:name="Info 3"/>
    <meta:user-defined meta:name="Info 4"/>
  </office:meta>
</office:document-meta>
</file>